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2.346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2.445cm"/>
    </style:style>
    <style:style style:name="co6" style:family="table-column">
      <style:table-column-properties fo:break-before="auto" style:column-width="2.288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1.078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2.307cm"/>
    </style:style>
    <style:style style:name="co11" style:family="table-column">
      <style:table-column-properties fo:break-before="auto" style:column-width="0.958cm"/>
    </style:style>
    <style:style style:name="co12" style:family="table-column">
      <style:table-column-properties fo:break-before="auto" style:column-width="2.379cm"/>
    </style:style>
    <style:style style:name="ro1" style:family="table-row">
      <style:table-row-properties style:row-height="0.74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ooo:tab-color="#ccff00"/>
    </style:style>
    <number:number-style style:name="N10001" number:language="es" number:country="ES">
      <number:number number:decimal-places="0" loext:min-decimal-places="0" number:min-integer-digits="1"/>
    </number:number-style>
    <number:number-style style:name="N10002" number:language="es" number:country="ES">
      <number:number number:decimal-places="2" loext:min-decimal-places="2"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number:percentage-style style:name="N10010" number:language="es" number:country="ES">
      <number:number number:decimal-places="0" loext:min-decimal-places="0" number:min-integer-digits="1"/>
      <number:text> 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41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9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Excel_20_Built-in_20_Normal">
      <style:table-cell-properties fo:border-bottom="none" fo:background-color="#ffe699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Excel_20_Built-in_20_Normal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Excel_20_Built-in_20_Normal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42" style:family="table-cell" style:parent-style-name="Excel_20_Built-in_20_Normal">
      <style:table-cell-properties fo:background-color="#ffe699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4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44" style:family="table-cell" style:parent-style-name="Excel_20_Built-in_20_Normal">
      <style:table-cell-properties fo:border-bottom="2.49pt solid #000000" fo:background-color="#ffc000" style:diagonal-bl-tr="none" style:diagonal-tl-br="none" style:text-align-source="fix" style:repeat-content="false" fo:border-left="2.49pt solid #000000" fo:border-right="none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9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Excel_20_Built-in_20_Normal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Excel_20_Built-in_20_Normal">
      <style:table-cell-properties fo:border-bottom="none" fo:background-color="#ffe699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5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99pt solid #000000" style:vertical-align="bottom"/>
      <style:paragraph-properties fo:text-align="end" fo:margin-left="0cm" style:writing-mode="page"/>
    </style:style>
    <style:style style:name="ce40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052" style:family="table-cell" style:parent-style-name="Excel_20_Built-in_20_Normal">
      <style:table-cell-properties fo:border-bottom="none" fo:background-color="#cc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053" style:family="table-cell" style:parent-style-name="Excel_20_Built-in_20_Normal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27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55" style:family="table-cell" style:parent-style-name="Excel_20_Built-in_20_Normal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056" style:family="table-cell" style:parent-style-name="Excel_20_Built-in_20_Normal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49" style:family="table-cell" style:parent-style-name="Excel_20_Built-in_20_Normal">
      <style:table-cell-properties fo:border-bottom="none" fo:background-color="#ffe699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5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58" style:family="table-cell" style:parent-style-name="Excel_20_Built-in_20_Normal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0.74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059" style:family="table-cell" style:parent-style-name="Excel_20_Built-in_20_Normal">
      <style:table-cell-properties fo:border-bottom="none" fo:background-color="#ccff99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5" style:family="table-cell" style:parent-style-name="Excel_20_Built-in_20_Normal">
      <style:table-cell-properties fo:border-bottom="0.74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061" style:family="table-cell" style:parent-style-name="Excel_20_Built-in_20_Normal">
      <style:table-cell-properties fo:border-bottom="2.49pt solid #000000" fo:background-color="#ffc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62" style:family="table-cell" style:parent-style-name="Excel_20_Built-in_20_Normal">
      <style:table-cell-properties fo:background-color="#ffc000"/>
    </style:style>
    <style:style style:name="ce3139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63" style:family="table-cell" style:parent-style-name="Excel_20_Built-in_20_Normal">
      <style:table-cell-properties fo:background-color="#c5e0b4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1" style:family="table-cell" style:parent-style-name="Excel_20_Built-in_20_Normal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42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67" style:family="table-cell" style:parent-style-name="Excel_20_Built-in_20_Normal">
      <style:table-cell-properties fo:border-bottom="none" style:diagonal-bl-tr="none" style:diagonal-tl-br="none" style:text-align-source="fix" style:repeat-content="false" fo:border-left="none" fo:border-right="none" style:rotation-align="none" fo:border-top="0.99pt solid #000000"/>
      <style:paragraph-properties fo:text-align="center" fo:margin-left="0cm"/>
    </style:style>
    <style:style style:name="ce4068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center" fo:margin-left="0cm"/>
    </style:style>
    <style:style style:name="ce4069" style:family="table-cell" style:parent-style-name="Excel_20_Built-in_20_Normal">
      <style:table-cell-properties fo:background-color="#ccff99" style:diagonal-bl-tr="none" style:diagonal-tl-br="none" style:text-align-source="fix" style:repeat-content="false" style:rotation-align="none"/>
      <style:paragraph-properties fo:text-align="center" fo:margin-left="0cm"/>
    </style:style>
    <style:style style:name="ce46" style:family="table-cell" style:parent-style-name="Excel_20_Built-in_20_Normal" style:data-style-name="N10002">
      <style:table-cell-properties fo:border-bottom="0.74pt solid #000000" fo:background-color="#ffb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66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70" style:family="table-cell" style:parent-style-name="Excel_20_Built-in_20_Normal" style:data-style-name="N10002">
      <style:table-cell-properties fo:border-bottom="0.99pt solid #000000" fo:background-color="#ffb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073" style:family="table-cell" style:parent-style-name="Excel_20_Built-in_20_Normal" style:data-style-name="N10002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074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76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77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78" style:family="table-cell" style:parent-style-name="Excel_20_Built-in_20_Normal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7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08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40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60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8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0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63" style:family="table-cell" style:parent-style-name="Excel_20_Built-in_20_Normal">
      <style:table-cell-properties fo:border-bottom="0.74pt solid #000000" fo:border-left="none" fo:border-right="none" fo:border-top="none"/>
    </style:style>
    <style:style style:name="ce64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085" style:family="table-cell" style:parent-style-name="Excel_20_Built-in_20_Normal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6" style:family="table-cell" style:parent-style-name="Excel_20_Built-in_20_Normal" style:data-style-name="N1000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9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088" style:family="table-cell" style:parent-style-name="Excel_20_Built-in_20_Normal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cm"/>
    </style:style>
    <style:style style:name="ce31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0" style:family="table-cell" style:parent-style-name="Excel_20_Built-in_20_Normal" style:data-style-name="N10002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</style:style>
    <style:style style:name="ce4090" style:family="table-cell" style:parent-style-name="Excel_20_Built-in_20_Normal" style:data-style-name="N162">
      <style:table-cell-properties style:text-align-source="fix" style:repeat-content="false"/>
      <style:paragraph-properties fo:text-align="center" fo:margin-left="0cm"/>
    </style:style>
    <style:style style:name="ce4089" style:family="table-cell" style:parent-style-name="Excel_20_Built-in_20_Normal" style:data-style-name="N10002">
      <style:table-cell-properties fo:border-bottom="0.9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</style:style>
    <style:style style:name="ce2216" style:family="table-cell" style:parent-style-name="Excel_20_Built-in_20_Normal" style:data-style-name="N10002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091" style:family="table-cell" style:parent-style-name="Excel_20_Built-in_20_Normal" style:data-style-name="N10002">
      <style:table-cell-properties fo:border-bottom="2.49pt solid #000000" fo:background-color="#ffc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92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d4ea6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8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096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9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102" style:family="table-cell" style:parent-style-name="Excel_20_Built-in_20_Normal" style:data-style-name="N16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03" style:family="table-cell" style:parent-style-name="Excel_20_Built-in_20_Normal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04" style:family="table-cell" style:parent-style-name="Excel_20_Built-in_20_Normal" style:data-style-name="N10003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08" style:family="table-cell" style:parent-style-name="Excel_20_Built-in_20_Normal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09" style:family="table-cell" style:parent-style-name="Excel_20_Built-in_20_Normal" style:data-style-name="N10003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Excel_20_Built-in_20_Normal" style:data-style-name="N1000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Excel_20_Built-in_20_Normal" style:data-style-name="N10001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90" style:family="table-cell" style:parent-style-name="Default">
      <style:table-cell-properties fo:border-bottom="none" fo:border-left="none" fo:border-right="0.74pt solid #000000" fo:border-top="none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2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08" style:family="table-cell" style:parent-style-name="Excel_20_Built-in_20_Normal" style:data-style-name="N10001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113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14" style:family="table-cell" style:parent-style-name="Excel_20_Built-in_20_Normal" style:data-style-name="N10001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20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0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8" style:family="table-cell" style:parent-style-name="Excel_20_Built-in_20_Normal" style:data-style-name="N10001">
      <style:table-cell-properties fo:border-bottom="none" fo:background-color="#fbe5d6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0" style:family="table-cell" style:parent-style-name="Excel_20_Built-in_20_Normal" style:data-style-name="N10001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1" style:family="table-cell" style:parent-style-name="Excel_20_Built-in_20_Normal" style:data-style-name="N10001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none" fo:background-color="#fbe5d6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3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14" style:family="table-cell" style:parent-style-name="Excel_20_Built-in_20_Normal" style:data-style-name="N10003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15" style:family="table-cell" style:parent-style-name="Excel_20_Built-in_20_Normal" style:data-style-name="N10001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23" style:family="table-cell" style:parent-style-name="Excel_20_Built-in_20_Normal" style:data-style-name="N10001">
      <style:table-cell-properties style:text-align-source="fix" style:repeat-content="false" fo:border="0.74pt solid #000000"/>
      <style:paragraph-properties fo:text-align="center" fo:margin-left="0cm"/>
    </style:style>
    <style:style style:name="ce4224" style:family="table-cell" style:parent-style-name="Excel_20_Built-in_20_Normal" style:data-style-name="N1000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89" style:family="table-cell" style:parent-style-name="Excel_20_Built-in_20_Normal" style:data-style-name="N10001">
      <style:table-cell-properties style:text-align-source="fix" style:repeat-content="false"/>
      <style:paragraph-properties fo:text-align="center" fo:margin-left="0cm"/>
    </style:style>
    <style:style style:name="ce4225" style:family="table-cell" style:parent-style-name="Excel_20_Built-in_20_Normal" style:data-style-name="N10001">
      <style:table-cell-properties fo:background-color="#ffcc99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26" style:family="table-cell" style:parent-style-name="Excel_20_Built-in_20_Normal" style:data-style-name="N10150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422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28" style:family="table-cell" style:parent-style-name="Excel_20_Built-in_20_Normal" style:data-style-name="N10001">
      <style:table-cell-properties fo:border-bottom="2.49pt solid #000000" style:diagonal-bl-tr="none" style:diagonal-tl-br="none" style:text-align-source="fix" style:repeat-content="false" fo:border-left="none" fo:border-right="2.49pt solid #000000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5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Excel_20_Built-in_20_Normal" style:data-style-name="N1000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8" style:family="table-cell" style:parent-style-name="Excel_20_Built-in_20_Normal" style:data-style-name="N1000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0" style:family="table-cell" style:parent-style-name="Excel_20_Built-in_20_Normal" style:data-style-name="N10001">
      <style:table-cell-properties style:text-align-source="fix" style:repeat-content="false" fo:background-color="transparent"/>
      <style:paragraph-properties fo:text-align="center" fo:margin-left="0cm"/>
    </style:style>
    <style:style style:name="ce121" style:family="table-cell" style:parent-style-name="Excel_20_Built-in_20_Normal" style:data-style-name="N10001">
      <style:table-cell-properties style:text-align-source="fix" style:repeat-content="false" fo:background-color="transparent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Excel_20_Built-in_20_Normal" style:data-style-name="N1015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123" style:family="table-cell" style:parent-style-name="Excel_20_Built-in_20_Normal">
      <style:table-cell-properties style:text-align-source="fix" style:repeat-content="false" fo:background-color="transparent"/>
      <style:paragraph-properties fo:text-align="center" fo:margin-left="0cm"/>
    </style:style>
    <style:style style:name="ce124" style:family="table-cell" style:parent-style-name="Excel_20_Built-in_20_Normal">
      <style:table-cell-properties style:text-align-source="fix" style:repeat-content="false" fo:background-color="transparent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Excel_20_Built-in_20_Normal" style:data-style-name="N1000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Excel_20_Built-in_20_Normal">
      <style:table-cell-properties fo:background-color="transparent"/>
    </style:style>
    <style:style style:name="ce4057" style:family="table-cell" style:parent-style-name="Excel_20_Built-in_20_Normal">
      <style:table-cell-properties fo:border-bottom="none" fo:background-color="#ffe699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60" style:family="table-cell" style:parent-style-name="Excel_20_Built-in_20_Normal">
      <style:table-cell-properties fo:border-bottom="0.06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071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72" style:family="table-cell" style:parent-style-name="Excel_20_Built-in_20_Normal">
      <style:table-cell-properties fo:background-color="#ffe6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42" style:family="table-cell" style:parent-style-name="Excel_20_Built-in_20_Normal" style:data-style-name="N10002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075" style:family="table-cell" style:parent-style-name="Excel_20_Built-in_20_Normal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367" style:family="table-cell" style:parent-style-name="Excel_20_Built-in_20_Normal">
      <style:table-cell-properties fo:border-bottom="0.06pt solid #000000" fo:border-left="none" fo:border-right="none" fo:border-top="none"/>
    </style:style>
    <style:style style:name="ce2217" style:family="table-cell" style:parent-style-name="Excel_20_Built-in_20_Normal" style:data-style-name="N10002"/>
    <style:style style:name="ce4098" style:family="table-cell" style:parent-style-name="Excel_20_Built-in_20_Normal">
      <style:table-cell-properties fo:background-color="#ffe6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51" style:family="table-cell" style:parent-style-name="Excel_20_Built-in_20_Normal" style:data-style-name="N10010">
      <style:table-cell-properties fo:background-color="#afd095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09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10" style:family="table-cell" style:parent-style-name="Excel_20_Built-in_20_Normal" style:data-style-name="N10001">
      <style:table-cell-properties fo:border-bottom="none" fo:background-color="#fbe5d6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11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12" style:family="table-cell" style:parent-style-name="Excel_20_Built-in_20_Normal">
      <style:table-cell-properties fo:border-bottom="none" fo:background-color="#fbe5d6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13" style:family="table-cell" style:parent-style-name="Excel_20_Built-in_20_Normal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5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3" style:family="table-cell" style:parent-style-name="Excel_20_Built-in_20_Normal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4254" style:family="table-cell" style:parent-style-name="Excel_20_Built-in_20_Normal">
      <style:text-properties fo:font-size="12pt" style:font-size-asian="12pt" style:font-size-complex="12pt"/>
    </style:style>
    <style:style style:name="ce4255" style:family="table-cell" style:parent-style-name="Default">
      <style:text-properties fo:font-size="12pt" style:font-size-asian="12pt" style:font-size-complex="12pt"/>
    </style:style>
    <style:style style:name="ce4256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manda Q" table:style-name="ta1" table:print="false">
        <office:forms form:automatic-focus="false" form:apply-design-mode="false"/>
        <table:table-column table:style-name="co1" table:default-cell-style-name="ce2194"/>
        <table:table-column table:style-name="co2" table:default-cell-style-name="ce4047"/>
        <table:table-column table:style-name="co3" table:default-cell-style-name="ce4047"/>
        <table:table-column table:style-name="co4" table:number-columns-repeated="2" table:default-cell-style-name="Excel_20_Built-in_20_Normal"/>
        <table:table-column table:style-name="co5" table:default-cell-style-name="ce4047"/>
        <table:table-column table:style-name="co6" table:default-cell-style-name="ce4047"/>
        <table:table-column table:style-name="co7" table:default-cell-style-name="Excel_20_Built-in_20_Normal"/>
        <table:table-column table:style-name="co8" table:default-cell-style-name="ce126"/>
        <table:table-column table:style-name="co9" table:default-cell-style-name="Excel_20_Built-in_20_Normal"/>
        <table:table-column table:style-name="co10" table:default-cell-style-name="Excel_20_Built-in_20_Normal"/>
        <table:table-column table:style-name="co4" table:number-columns-repeated="5" table:default-cell-style-name="Excel_20_Built-in_20_Normal"/>
        <table:table-column table:style-name="co11" table:default-cell-style-name="ce126"/>
        <table:table-column table:style-name="co12" table:default-cell-style-name="Excel_20_Built-in_20_Normal"/>
        <table:table-column table:style-name="co4" table:number-columns-repeated="6" table:default-cell-style-name="Excel_20_Built-in_20_Normal"/>
        <table:table-column table:style-name="co4" table:number-columns-repeated="1000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CALCUL DES PERTES DE CHALEUR</text:p>
          </table:table-cell>
          <table:covered-table-cell table:number-columns-repeated="7" table:style-name="ce17"/>
          <table:covered-table-cell table:style-name="ce114"/>
          <table:covered-table-cell table:style-name="ce17"/>
          <table:table-cell table:style-name="Default" table:number-columns-repeated="5"/>
          <table:table-cell table:style-name="ce4252"/>
          <table:table-cell table:style-name="ce143"/>
          <table:table-cell table:style-name="ce4254" table:number-columns-repeated="6"/>
          <table:table-cell table:style-name="ce4252"/>
          <table:table-cell table:style-name="ce4255" table:number-columns-repeated="1000"/>
        </table:table-row>
        <table:table-row table:style-name="ro1">
          <table:table-cell table:style-name="ce1" office:value-type="string" calcext:value-type="string" table:number-columns-spanned="10" table:number-rows-spanned="1">
            <text:p>direccion</text:p>
          </table:table-cell>
          <table:covered-table-cell table:number-columns-repeated="7" table:style-name="ce17"/>
          <table:covered-table-cell table:style-name="ce114"/>
          <table:covered-table-cell table:style-name="ce17"/>
          <table:table-cell table:style-name="Default" table:number-columns-repeated="5"/>
          <table:table-cell table:style-name="ce4252"/>
          <table:table-cell table:style-name="ce143"/>
          <table:table-cell table:style-name="ce4254" table:number-columns-repeated="6"/>
          <table:table-cell table:style-name="ce4252"/>
          <table:table-cell table:style-name="ce4255" table:number-columns-repeated="1000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OPCION 1</text:p>
          </table:table-cell>
          <table:covered-table-cell table:number-columns-repeated="6" table:style-name="ce40"/>
          <table:table-cell table:style-name="ce115"/>
          <table:table-cell table:style-name="ce18" office:value-type="string" calcext:value-type="string" table:number-columns-spanned="7" table:number-rows-spanned="1">
            <text:p>OPCION 2</text:p>
          </table:table-cell>
          <table:covered-table-cell table:number-columns-repeated="6" table:style-name="ce40"/>
          <table:table-cell table:style-name="ce115"/>
          <table:table-cell table:style-name="ce18" office:value-type="string" calcext:value-type="string" table:number-columns-spanned="7" table:number-rows-spanned="1">
            <text:p>OPCION 3</text:p>
          </table:table-cell>
          <table:covered-table-cell table:number-columns-repeated="6" table:style-name="ce40"/>
          <table:table-cell table:style-name="ce4255" table:number-columns-repeated="1000"/>
        </table:table-row>
        <table:table-row table:style-name="ro2">
          <table:table-cell table:style-name="ce3"/>
          <table:table-cell table:style-name="ce19" table:number-columns-repeated="2"/>
          <table:table-cell table:style-name="ce19" office:value-type="string" calcext:value-type="string">
            <text:p>isolement</text:p>
          </table:table-cell>
          <table:table-cell table:style-name="ce19" table:number-columns-repeated="3"/>
          <table:table-cell table:style-name="ce106"/>
          <table:table-cell table:style-name="ce116"/>
          <table:table-cell table:style-name="ce19"/>
          <table:table-cell table:style-name="Default"/>
          <table:table-cell table:style-name="ce19" office:value-type="string" calcext:value-type="string">
            <text:p>aislamiento</text:p>
          </table:table-cell>
          <table:table-cell table:style-name="Default" table:number-columns-repeated="3"/>
          <table:table-cell table:style-name="ce4227"/>
          <table:table-cell table:style-name="ce124"/>
          <table:table-cell table:style-name="ce4071" table:number-columns-repeated="2"/>
          <table:table-cell table:style-name="ce19" office:value-type="string" calcext:value-type="string">
            <text:p>aislamiento</text:p>
          </table:table-cell>
          <table:table-cell table:style-name="ce4071" table:number-columns-repeated="3"/>
          <table:table-cell table:style-name="ce4227"/>
          <table:table-cell table:style-name="ce4256" table:number-columns-repeated="1000"/>
        </table:table-row>
        <table:table-row table:style-name="ro3">
          <table:table-cell table:style-name="ce4041" office:value-type="string" calcext:value-type="string">
            <text:p>Location:</text:p>
          </table:table-cell>
          <table:table-cell table:number-columns-repeated="2"/>
          <table:table-cell table:style-name="ce4078" office:value-type="string" calcext:value-type="string">
            <text:p>Esp (m)</text:p>
          </table:table-cell>
          <table:table-cell table:number-columns-repeated="2"/>
          <table:table-cell table:style-name="ce4108"/>
          <table:table-cell table:style-name="ce4223"/>
          <table:table-cell table:style-name="ce117"/>
          <table:table-cell table:style-name="ce4047" table:number-columns-repeated="2"/>
          <table:table-cell table:style-name="ce4078" office:value-type="string" calcext:value-type="string">
            <text:p>Esp (m)</text:p>
          </table:table-cell>
          <table:table-cell/>
          <table:table-cell table:style-name="ce4047"/>
          <table:table-cell table:style-name="ce4251" table:formula="of:=[.O6]/[.G6]-1" office:value-type="percentage" office:value="-0.271249901050949" calcext:value-type="percentage">
            <text:p>-27 %</text:p>
          </table:table-cell>
          <table:table-cell table:style-name="ce4223"/>
          <table:table-cell table:style-name="ce117"/>
          <table:table-cell table:style-name="ce4047" table:number-columns-repeated="2"/>
          <table:table-cell table:style-name="ce4078" office:value-type="string" calcext:value-type="string">
            <text:p>Esp (m)</text:p>
          </table:table-cell>
          <table:table-cell/>
          <table:table-cell table:style-name="ce4047"/>
          <table:table-cell table:style-name="ce4251" table:formula="of:=[.W6]/[.G6]-1" office:value-type="percentage" office:value="-0.397595000699932" calcext:value-type="percentage">
            <text:p>-40 %</text:p>
          </table:table-cell>
          <table:table-cell table:style-name="ce4223"/>
          <table:table-cell table:number-columns-repeated="1000"/>
        </table:table-row>
        <table:table-row table:style-name="ro4">
          <table:table-cell table:style-name="ce4041"/>
          <table:table-cell table:number-columns-repeated="2"/>
          <table:table-cell table:style-name="ce4079" office:value-type="float" office:value="0.05" calcext:value-type="float">
            <text:p>0,05</text:p>
          </table:table-cell>
          <table:table-cell/>
          <table:table-cell table:style-name="ce77" office:value-type="string" calcext:value-type="string">
            <text:p>m² de viv</text:p>
          </table:table-cell>
          <table:table-cell table:style-name="ce4109" table:formula="of:=[.G83]/1000" office:value-type="float" office:value="6.0674914539423" calcext:value-type="float">
            <text:p>6</text:p>
          </table:table-cell>
          <table:table-cell table:style-name="ce4224" office:value-type="string" calcext:value-type="string">
            <text:p>KW</text:p>
          </table:table-cell>
          <table:table-cell table:style-name="ce118"/>
          <table:table-cell table:style-name="ce4047" table:number-columns-repeated="2"/>
          <table:table-cell table:style-name="ce4079" office:value-type="float" office:value="0.1" calcext:value-type="float">
            <text:p>0,1</text:p>
          </table:table-cell>
          <table:table-cell/>
          <table:table-cell table:style-name="ce77" office:value-type="string" calcext:value-type="string">
            <text:p>m² de viv</text:p>
          </table:table-cell>
          <table:table-cell table:style-name="ce4109" table:formula="of:=[.O83]/1000" office:value-type="float" office:value="4.42168499743297" calcext:value-type="float">
            <text:p>4</text:p>
          </table:table-cell>
          <table:table-cell table:style-name="ce4224" office:value-type="string" calcext:value-type="string">
            <text:p>KW</text:p>
          </table:table-cell>
          <table:table-cell table:style-name="ce118"/>
          <table:table-cell table:style-name="ce4047" table:number-columns-repeated="2"/>
          <table:table-cell table:style-name="ce4079" office:value-type="float" office:value="0.15" calcext:value-type="float">
            <text:p>0,15</text:p>
          </table:table-cell>
          <table:table-cell/>
          <table:table-cell table:style-name="ce77" office:value-type="string" calcext:value-type="string">
            <text:p>m² de viv</text:p>
          </table:table-cell>
          <table:table-cell table:style-name="ce4109" table:formula="of:=[.W83]/1000" office:value-type="float" office:value="3.65508718506528" calcext:value-type="float">
            <text:p>4</text:p>
          </table:table-cell>
          <table:table-cell table:style-name="ce4224" office:value-type="string" calcext:value-type="string">
            <text:p>KW</text:p>
          </table:table-cell>
          <table:table-cell table:number-columns-repeated="1000"/>
        </table:table-row>
        <table:table-row table:style-name="ro3">
          <table:table-cell table:style-name="ce4041" office:value-type="string" calcext:value-type="string">
            <text:p>Temperatures (C):</text:p>
          </table:table-cell>
          <table:table-cell table:number-columns-repeated="4"/>
          <table:table-cell table:style-name="ce77" office:value-type="float" office:value="100" calcext:value-type="float">
            <text:p>100</text:p>
          </table:table-cell>
          <table:table-cell table:style-name="ce87" table:formula="of:=[.G6]/[.F7]*1000" office:value-type="float" office:value="60.674914539423" calcext:value-type="float">
            <text:p>61</text:p>
          </table:table-cell>
          <table:table-cell table:style-name="ce4223" office:value-type="string" calcext:value-type="string">
            <text:p>w/m²</text:p>
          </table:table-cell>
          <table:table-cell table:style-name="ce117"/>
          <table:table-cell table:style-name="ce4047" table:number-columns-repeated="2"/>
          <table:table-cell table:number-columns-repeated="2"/>
          <table:table-cell table:style-name="ce77" table:formula="of:=[.F7]" office:value-type="float" office:value="100" calcext:value-type="float">
            <text:p>100</text:p>
          </table:table-cell>
          <table:table-cell table:style-name="ce87" table:formula="of:=[.O6]/[.N7]*1000" office:value-type="float" office:value="44.2168499743297" calcext:value-type="float">
            <text:p>44</text:p>
          </table:table-cell>
          <table:table-cell table:style-name="ce4223" office:value-type="string" calcext:value-type="string">
            <text:p>w/m²</text:p>
          </table:table-cell>
          <table:table-cell table:style-name="ce117"/>
          <table:table-cell table:style-name="ce4047" table:number-columns-repeated="2"/>
          <table:table-cell table:number-columns-repeated="2"/>
          <table:table-cell table:style-name="ce77" table:formula="of:=[.F7]" office:value-type="float" office:value="100" calcext:value-type="float">
            <text:p>100</text:p>
          </table:table-cell>
          <table:table-cell table:style-name="ce87" table:formula="of:=[.W6]/[.V7]*1000" office:value-type="float" office:value="36.5508718506528" calcext:value-type="float">
            <text:p>37</text:p>
          </table:table-cell>
          <table:table-cell table:style-name="ce4223" office:value-type="string" calcext:value-type="string">
            <text:p>w/m²</text:p>
          </table:table-cell>
          <table:table-cell table:number-columns-repeated="1000"/>
        </table:table-row>
        <table:table-row table:style-name="ro3">
          <table:table-cell table:style-name="ce2291"/>
          <table:table-cell table:style-name="ce21" office:value-type="string" calcext:value-type="string">
            <text:p>Interior:</text:p>
          </table:table-cell>
          <table:table-cell table:style-name="ce41" office:value-type="float" office:value="21" calcext:value-type="float">
            <text:p>21</text:p>
          </table:table-cell>
          <table:table-cell table:style-name="ce21" office:value-type="string" calcext:value-type="string">
            <text:p>Exterior</text:p>
          </table:table-cell>
          <table:table-cell table:style-name="ce41" office:value-type="float" office:value="-7" calcext:value-type="float">
            <text:p>-7</text:p>
          </table:table-cell>
          <table:table-cell table:number-columns-repeated="2"/>
          <table:table-cell table:style-name="ce2291"/>
          <table:table-cell table:style-name="ce119"/>
          <table:table-cell table:style-name="ce21" office:value-type="string" calcext:value-type="string">
            <text:p>Interior:</text:p>
          </table:table-cell>
          <table:table-cell table:style-name="ce41" table:formula="of:=[.C8]" office:value-type="float" office:value="21" calcext:value-type="float">
            <text:p>21</text:p>
          </table:table-cell>
          <table:table-cell table:style-name="ce21" office:value-type="string" calcext:value-type="string">
            <text:p>Exterior</text:p>
          </table:table-cell>
          <table:table-cell table:style-name="ce41" table:formula="of:=[.E8]" office:value-type="float" office:value="-7" calcext:value-type="float">
            <text:p>-7</text:p>
          </table:table-cell>
          <table:table-cell table:style-name="ce4047" table:number-columns-repeated="2"/>
          <table:table-cell table:style-name="ce2291"/>
          <table:table-cell table:style-name="ce119"/>
          <table:table-cell table:style-name="ce21" office:value-type="string" calcext:value-type="string">
            <text:p>Interior:</text:p>
          </table:table-cell>
          <table:table-cell table:style-name="ce41" table:formula="of:=[.C8]" office:value-type="float" office:value="21" calcext:value-type="float">
            <text:p>21</text:p>
          </table:table-cell>
          <table:table-cell table:style-name="ce21" office:value-type="string" calcext:value-type="string">
            <text:p>Exterior</text:p>
          </table:table-cell>
          <table:table-cell table:style-name="ce41" table:formula="of:=[.E8]" office:value-type="float" office:value="-7" calcext:value-type="float">
            <text:p>-7</text:p>
          </table:table-cell>
          <table:table-cell table:style-name="ce4047" table:number-columns-repeated="2"/>
          <table:table-cell table:style-name="ce2291"/>
          <table:table-cell table:number-columns-repeated="1000"/>
        </table:table-row>
        <table:table-row table:style-name="ro3">
          <table:table-cell table:style-name="ce4041"/>
          <table:table-cell table:number-columns-repeated="6"/>
          <table:table-cell table:style-name="ce2289"/>
          <table:table-cell table:style-name="ce120"/>
          <table:table-cell table:style-name="ce4047" table:number-columns-repeated="2"/>
          <table:table-cell table:number-columns-repeated="2"/>
          <table:table-cell table:style-name="ce4047" table:number-columns-repeated="2"/>
          <table:table-cell table:style-name="ce2289"/>
          <table:table-cell table:style-name="ce120"/>
          <table:table-cell table:style-name="ce4047" table:number-columns-repeated="2"/>
          <table:table-cell table:number-columns-repeated="2"/>
          <table:table-cell table:style-name="ce4047" table:number-columns-repeated="2"/>
          <table:table-cell table:style-name="ce2289"/>
          <table:table-cell table:number-columns-repeated="1000"/>
        </table:table-row>
        <table:table-row table:style-name="ro3">
          <table:table-cell table:style-name="ce6" office:value-type="string" calcext:value-type="string">
            <text:p>SUELO</text:p>
          </table:table-cell>
          <table:table-cell table:style-name="ce22" office:value-type="string" calcext:value-type="string">
            <text:p>CAPAS</text:p>
          </table:table-cell>
          <table:table-cell table:style-name="ce42" office:value-type="string" calcext:value-type="string">
            <text:p>CONDUCT.</text:p>
          </table:table-cell>
          <table:table-cell table:style-name="ce42" office:value-type="string" calcext:value-type="string">
            <text:p>e (m)</text:p>
          </table:table-cell>
          <table:table-cell table:style-name="ce42" office:value-type="string" calcext:value-type="string">
            <text:p>R</text:p>
          </table:table-cell>
          <table:table-cell table:style-name="ce78" office:value-type="string" calcext:value-type="string">
            <text:p>M2</text:p>
          </table:table-cell>
          <table:table-cell table:style-name="ce88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49" office:value-type="string" calcext:value-type="string">
            <text:p>CAPAS</text:p>
          </table:table-cell>
          <table:table-cell table:style-name="ce4066" office:value-type="string" calcext:value-type="string">
            <text:p>CONDUCT.</text:p>
          </table:table-cell>
          <table:table-cell table:style-name="ce4066" office:value-type="string" calcext:value-type="string">
            <text:p>e (m)</text:p>
          </table:table-cell>
          <table:table-cell table:style-name="ce4066" office:value-type="string" calcext:value-type="string">
            <text:p>R</text:p>
          </table:table-cell>
          <table:table-cell table:style-name="ce4096" office:value-type="string" calcext:value-type="string">
            <text:p>M2</text:p>
          </table:table-cell>
          <table:table-cell table:style-name="ce4113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49" office:value-type="string" calcext:value-type="string">
            <text:p>CAPAS</text:p>
          </table:table-cell>
          <table:table-cell table:style-name="ce4066" office:value-type="string" calcext:value-type="string">
            <text:p>CONDUCT.</text:p>
          </table:table-cell>
          <table:table-cell table:style-name="ce4066" office:value-type="string" calcext:value-type="string">
            <text:p>e (m)</text:p>
          </table:table-cell>
          <table:table-cell table:style-name="ce4066" office:value-type="string" calcext:value-type="string">
            <text:p>R</text:p>
          </table:table-cell>
          <table:table-cell table:style-name="ce4096" office:value-type="string" calcext:value-type="string">
            <text:p>M2</text:p>
          </table:table-cell>
          <table:table-cell table:style-name="ce4113" office:value-type="string" calcext:value-type="string">
            <text:p>Perdidas</text:p>
          </table:table-cell>
          <table:table-cell table:style-name="ce2289"/>
          <table:table-cell table:number-columns-repeated="1000"/>
        </table:table-row>
        <table:table-row table:style-name="ro5">
          <table:table-cell table:style-name="ce7"/>
          <table:table-cell table:style-name="ce4050" office:value-type="string" calcext:value-type="string">
            <text:p>Rsi=</text:p>
          </table:table-cell>
          <table:table-cell table:style-name="ce4067"/>
          <table:table-cell table:style-name="ce4080"/>
          <table:table-cell table:style-name="ce2894" office:value-type="float" office:value="0.17" calcext:value-type="float">
            <text:p>0,17</text:p>
          </table:table-cell>
          <table:table-cell table:style-name="ce2894" office:value-type="float" office:value="100" calcext:value-type="float">
            <text:p>100</text:p>
          </table:table-cell>
          <table:table-cell table:style-name="ce89" table:formula="of:=+[.F11]*[.C18]*([.C8]-12)" office:value-type="float" office:value="539.647153784064" calcext:value-type="float">
            <text:p>540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0" office:value-type="string" calcext:value-type="string">
            <text:p>Rsi=</text:p>
          </table:table-cell>
          <table:table-cell table:style-name="ce4067"/>
          <table:table-cell table:style-name="ce4080"/>
          <table:table-cell table:style-name="ce2894" office:value-type="float" office:value="0.17" calcext:value-type="float">
            <text:p>0,17</text:p>
          </table:table-cell>
          <table:table-cell table:style-name="ce2894" table:formula="of:=[.F11]" office:value-type="float" office:value="100" calcext:value-type="float">
            <text:p>100</text:p>
          </table:table-cell>
          <table:table-cell table:style-name="ce4114" table:formula="of:=+[.N11]*[.K18]*([.K8]-12)" office:value-type="float" office:value="308.456181207022" calcext:value-type="float">
            <text:p>308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0" office:value-type="string" calcext:value-type="string">
            <text:p>Rsi=</text:p>
          </table:table-cell>
          <table:table-cell table:style-name="ce4067"/>
          <table:table-cell table:style-name="ce4080"/>
          <table:table-cell table:style-name="ce2894" office:value-type="float" office:value="0.17" calcext:value-type="float">
            <text:p>0,17</text:p>
          </table:table-cell>
          <table:table-cell table:style-name="ce2894" table:formula="of:=[.F11]" office:value-type="float" office:value="100" calcext:value-type="float">
            <text:p>100</text:p>
          </table:table-cell>
          <table:table-cell table:style-name="ce4114" table:formula="of:=+[.V11]*[.S18]*([.S8]-12)" office:value-type="float" office:value="215.943522463355" calcext:value-type="float">
            <text:p>216</text:p>
          </table:table-cell>
          <table:table-cell table:style-name="ce2289" office:value-type="string" calcext:value-type="string">
            <text:p>W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U lim <text:s text:c="3"/>w/m2K</text:p>
          </table:table-cell>
          <table:table-cell table:style-name="ce4051" office:value-type="string" calcext:value-type="string">
            <text:p>Madera</text:p>
          </table:table-cell>
          <table:table-cell table:style-name="ce4068" office:value-type="float" office:value="0.15" calcext:value-type="float">
            <text:p>0,15</text:p>
          </table:table-cell>
          <table:table-cell table:style-name="ce4068" office:value-type="float" office:value="0.01" calcext:value-type="float">
            <text:p>0,01</text:p>
          </table:table-cell>
          <table:table-cell table:style-name="ce4088" table:formula="of:=+[.D12]/[.C12]" office:value-type="float" office:value="0.0666666666666667" calcext:value-type="float">
            <text:p>0,07</text:p>
          </table:table-cell>
          <table:table-cell table:style-name="ce3117"/>
          <table:table-cell table:style-name="ce90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1" office:value-type="string" calcext:value-type="string">
            <text:p>Madera</text:p>
          </table:table-cell>
          <table:table-cell table:style-name="ce4068" office:value-type="float" office:value="0.15" calcext:value-type="float">
            <text:p>0,15</text:p>
          </table:table-cell>
          <table:table-cell table:style-name="ce4068" office:value-type="float" office:value="0.01" calcext:value-type="float">
            <text:p>0,01</text:p>
          </table:table-cell>
          <table:table-cell table:style-name="ce4088" table:formula="of:=+[.L12]/[.K12]" office:value-type="float" office:value="0.0666666666666667" calcext:value-type="float">
            <text:p>0,07</text:p>
          </table:table-cell>
          <table:table-cell table:style-name="ce3117"/>
          <table:table-cell table:style-name="Default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1" office:value-type="string" calcext:value-type="string">
            <text:p>Madera</text:p>
          </table:table-cell>
          <table:table-cell table:style-name="ce4068" office:value-type="float" office:value="0.15" calcext:value-type="float">
            <text:p>0,15</text:p>
          </table:table-cell>
          <table:table-cell table:style-name="ce4068" office:value-type="float" office:value="0.01" calcext:value-type="float">
            <text:p>0,01</text:p>
          </table:table-cell>
          <table:table-cell table:style-name="ce4088" table:formula="of:=+[.T12]/[.S12]" office:value-type="float" office:value="0.0666666666666667" calcext:value-type="float">
            <text:p>0,07</text:p>
          </table:table-cell>
          <table:table-cell table:style-name="ce3117"/>
          <table:table-cell table:style-name="Default"/>
          <table:table-cell table:style-name="ce4225" office:value-type="string" calcext:value-type="string">
            <text:p>w/m2</text:p>
          </table:table-cell>
          <table:table-cell table:number-columns-repeated="1000"/>
        </table:table-row>
        <table:table-row table:style-name="ro3">
          <table:table-cell table:style-name="ce8" office:value-type="float" office:value="0.41" calcext:value-type="float">
            <text:p>0,41</text:p>
          </table:table-cell>
          <table:table-cell table:style-name="ce4051" office:value-type="string" calcext:value-type="string">
            <text:p>Hormigon</text:p>
          </table:table-cell>
          <table:table-cell office:value-type="float" office:value="1.2" calcext:value-type="float">
            <text:p>1,2</text:p>
          </table:table-cell>
          <table:table-cell table:style-name="ce2194" office:value-type="float" office:value="0.08" calcext:value-type="float">
            <text:p>0,08</text:p>
          </table:table-cell>
          <table:table-cell table:style-name="ce4088" table:formula="of:=+[.D13]/[.C13]" office:value-type="float" office:value="0.0666666666666667" calcext:value-type="float">
            <text:p>0,07</text:p>
          </table:table-cell>
          <table:table-cell table:style-name="ce3117"/>
          <table:table-cell table:style-name="ce91"/>
          <table:table-cell table:style-name="ce4226" table:formula="of:=[.G11]/[.F11]" office:value-type="float" office:value="5.39647153784064" calcext:value-type="float">
            <text:p>5,4</text:p>
          </table:table-cell>
          <table:table-cell table:style-name="ce122"/>
          <table:table-cell table:style-name="ce4051" office:value-type="string" calcext:value-type="string">
            <text:p>Hormigon</text:p>
          </table:table-cell>
          <table:table-cell table:style-name="ce4047" office:value-type="float" office:value="1.2" calcext:value-type="float">
            <text:p>1,2</text:p>
          </table:table-cell>
          <table:table-cell table:style-name="ce2194" office:value-type="float" office:value="0.08" calcext:value-type="float">
            <text:p>0,08</text:p>
          </table:table-cell>
          <table:table-cell table:style-name="ce4088" table:formula="of:=+[.L13]/[.K13]" office:value-type="float" office:value="0.0666666666666667" calcext:value-type="float">
            <text:p>0,07</text:p>
          </table:table-cell>
          <table:table-cell table:style-name="ce3117"/>
          <table:table-cell table:style-name="ce4206"/>
          <table:table-cell table:style-name="ce4226" table:formula="of:=[.O11]/[.N11]" office:value-type="float" office:value="3.08456181207022" calcext:value-type="float">
            <text:p>3,1</text:p>
          </table:table-cell>
          <table:table-cell table:style-name="ce122"/>
          <table:table-cell table:style-name="ce4051" office:value-type="string" calcext:value-type="string">
            <text:p>Hormigon</text:p>
          </table:table-cell>
          <table:table-cell table:style-name="ce4047" office:value-type="float" office:value="1.2" calcext:value-type="float">
            <text:p>1,2</text:p>
          </table:table-cell>
          <table:table-cell table:style-name="ce2194" office:value-type="float" office:value="0.08" calcext:value-type="float">
            <text:p>0,08</text:p>
          </table:table-cell>
          <table:table-cell table:style-name="ce4088" table:formula="of:=+[.T13]/[.S13]" office:value-type="float" office:value="0.0666666666666667" calcext:value-type="float">
            <text:p>0,07</text:p>
          </table:table-cell>
          <table:table-cell table:style-name="ce3117"/>
          <table:table-cell table:style-name="ce4206"/>
          <table:table-cell table:style-name="ce4226" table:formula="of:=[.W11]/[.V11]" office:value-type="float" office:value="2.15943522463355" calcext:value-type="float">
            <text:p>2,2</text:p>
          </table:table-cell>
          <table:table-cell table:number-columns-repeated="1000"/>
        </table:table-row>
        <table:table-row table:style-name="ro3">
          <table:table-cell table:style-name="ce8"/>
          <table:table-cell table:style-name="ce4052" office:value-type="string" calcext:value-type="string">
            <text:p>Aislamiento</text:p>
          </table:table-cell>
          <table:table-cell table:style-name="ce4069" office:value-type="float" office:value="0.04" calcext:value-type="float">
            <text:p>0,04</text:p>
          </table:table-cell>
          <table:table-cell table:style-name="ce4069" table:formula="of:=[.$D$6]" office:value-type="float" office:value="0.05" calcext:value-type="float">
            <text:p>0,05</text:p>
          </table:table-cell>
          <table:table-cell table:style-name="ce4088" table:formula="of:=+[.D14]/[.C14]" office:value-type="float" office:value="1.25" calcext:value-type="float">
            <text:p>1,25</text:p>
          </table:table-cell>
          <table:table-cell table:style-name="ce3117"/>
          <table:table-cell table:style-name="ce91"/>
          <table:table-cell table:style-name="ce2289"/>
          <table:table-cell table:style-name="ce120"/>
          <table:table-cell table:style-name="ce4052" office:value-type="string" calcext:value-type="string">
            <text:p>Aislamiento</text:p>
          </table:table-cell>
          <table:table-cell table:style-name="ce4069" office:value-type="float" office:value="0.04" calcext:value-type="float">
            <text:p>0,04</text:p>
          </table:table-cell>
          <table:table-cell table:style-name="ce4069" table:formula="of:=[.$L$6]" office:value-type="float" office:value="0.1" calcext:value-type="float">
            <text:p>0,1</text:p>
          </table:table-cell>
          <table:table-cell table:style-name="ce4088" table:formula="of:=+[.L14]/[.K14]" office:value-type="float" office:value="2.5" calcext:value-type="float">
            <text:p>2,50</text:p>
          </table:table-cell>
          <table:table-cell table:style-name="ce3117"/>
          <table:table-cell table:style-name="ce4206"/>
          <table:table-cell table:style-name="ce2289"/>
          <table:table-cell table:style-name="ce120"/>
          <table:table-cell table:style-name="ce4052" office:value-type="string" calcext:value-type="string">
            <text:p>Aislamiento</text:p>
          </table:table-cell>
          <table:table-cell table:style-name="ce4069" office:value-type="float" office:value="0.04" calcext:value-type="float">
            <text:p>0,04</text:p>
          </table:table-cell>
          <table:table-cell table:style-name="ce4069" table:formula="of:=[.$T$6]" office:value-type="float" office:value="0.15" calcext:value-type="float">
            <text:p>0,15</text:p>
          </table:table-cell>
          <table:table-cell table:style-name="ce4088" table:formula="of:=+[.T14]/[.S14]" office:value-type="float" office:value="3.75" calcext:value-type="float">
            <text:p>3,75</text:p>
          </table:table-cell>
          <table:table-cell table:style-name="ce3117"/>
          <table:table-cell table:style-name="ce4206"/>
          <table:table-cell table:style-name="ce2289"/>
          <table:table-cell table:number-columns-repeated="1000"/>
        </table:table-row>
        <table:table-row table:style-name="ro3">
          <table:table-cell table:style-name="ce8"/>
          <table:table-cell table:style-name="ce4053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2194" office:value-type="float" office:value="0.05" calcext:value-type="float">
            <text:p>0,05</text:p>
          </table:table-cell>
          <table:table-cell table:style-name="ce4088" table:formula="of:=+[.D15]/[.C15]" office:value-type="float" office:value="0.0769230769230769" calcext:value-type="float">
            <text:p>0,08</text:p>
          </table:table-cell>
          <table:table-cell table:style-name="ce3117"/>
          <table:table-cell table:style-name="ce91"/>
          <table:table-cell table:style-name="ce2289"/>
          <table:table-cell table:style-name="ce120"/>
          <table:table-cell table:style-name="ce4053" office:value-type="string" calcext:value-type="string">
            <text:p>aire lig vent </text:p>
          </table:table-cell>
          <table:table-cell table:style-name="ce4047" office:value-type="float" office:value="0.65" calcext:value-type="float">
            <text:p>0,65</text:p>
          </table:table-cell>
          <table:table-cell table:style-name="ce2194" office:value-type="float" office:value="0.05" calcext:value-type="float">
            <text:p>0,05</text:p>
          </table:table-cell>
          <table:table-cell table:style-name="ce4088" table:formula="of:=+[.L15]/[.K15]" office:value-type="float" office:value="0.0769230769230769" calcext:value-type="float">
            <text:p>0,08</text:p>
          </table:table-cell>
          <table:table-cell table:style-name="ce3117"/>
          <table:table-cell table:style-name="ce4206"/>
          <table:table-cell table:style-name="ce2289"/>
          <table:table-cell table:style-name="ce120"/>
          <table:table-cell table:style-name="ce4053" office:value-type="string" calcext:value-type="string">
            <text:p>aire lig vent </text:p>
          </table:table-cell>
          <table:table-cell table:style-name="ce4047" office:value-type="float" office:value="0.65" calcext:value-type="float">
            <text:p>0,65</text:p>
          </table:table-cell>
          <table:table-cell table:style-name="ce2194" office:value-type="float" office:value="0.05" calcext:value-type="float">
            <text:p>0,05</text:p>
          </table:table-cell>
          <table:table-cell table:style-name="ce4088" table:formula="of:=+[.T15]/[.S15]" office:value-type="float" office:value="0.0769230769230769" calcext:value-type="float">
            <text:p>0,08</text:p>
          </table:table-cell>
          <table:table-cell table:style-name="ce3117"/>
          <table:table-cell table:style-name="ce4206"/>
          <table:table-cell table:style-name="ce2289"/>
          <table:table-cell table:number-columns-repeated="1000"/>
        </table:table-row>
        <table:table-row table:style-name="ro3">
          <table:table-cell table:style-name="ce8"/>
          <table:table-cell table:style-name="ce4051" office:value-type="string" calcext:value-type="string">
            <text:p>Grava</text:p>
          </table:table-cell>
          <table:table-cell office:value-type="float" office:value="0.8" calcext:value-type="float">
            <text:p>0,8</text:p>
          </table:table-cell>
          <table:table-cell table:style-name="ce4081" office:value-type="float" office:value="0.03" calcext:value-type="float">
            <text:p>0,03</text:p>
          </table:table-cell>
          <table:table-cell table:style-name="ce4088" table:formula="of:=+[.D16]/[.C16]" office:value-type="float" office:value="0.0375" calcext:value-type="float">
            <text:p>0,04</text:p>
          </table:table-cell>
          <table:table-cell table:style-name="ce3117"/>
          <table:table-cell table:style-name="ce91"/>
          <table:table-cell table:style-name="ce2289"/>
          <table:table-cell table:style-name="ce120"/>
          <table:table-cell table:style-name="ce4051" office:value-type="string" calcext:value-type="string">
            <text:p>Grava</text:p>
          </table:table-cell>
          <table:table-cell table:style-name="ce4047" office:value-type="float" office:value="0.8" calcext:value-type="float">
            <text:p>0,8</text:p>
          </table:table-cell>
          <table:table-cell table:style-name="ce4081" office:value-type="float" office:value="0.03" calcext:value-type="float">
            <text:p>0,03</text:p>
          </table:table-cell>
          <table:table-cell table:style-name="ce4088" table:formula="of:=+[.L16]/[.K16]" office:value-type="float" office:value="0.0375" calcext:value-type="float">
            <text:p>0,04</text:p>
          </table:table-cell>
          <table:table-cell table:style-name="ce3117"/>
          <table:table-cell table:style-name="ce4206"/>
          <table:table-cell table:style-name="ce2289"/>
          <table:table-cell table:style-name="ce120"/>
          <table:table-cell table:style-name="ce4051" office:value-type="string" calcext:value-type="string">
            <text:p>Grava</text:p>
          </table:table-cell>
          <table:table-cell table:style-name="ce4047" office:value-type="float" office:value="0.8" calcext:value-type="float">
            <text:p>0,8</text:p>
          </table:table-cell>
          <table:table-cell table:style-name="ce4081" office:value-type="float" office:value="0.03" calcext:value-type="float">
            <text:p>0,03</text:p>
          </table:table-cell>
          <table:table-cell table:style-name="ce4088" table:formula="of:=+[.T16]/[.S16]" office:value-type="float" office:value="0.0375" calcext:value-type="float">
            <text:p>0,04</text:p>
          </table:table-cell>
          <table:table-cell table:style-name="ce3117"/>
          <table:table-cell table:style-name="ce4206"/>
          <table:table-cell table:style-name="ce2289"/>
          <table:table-cell table:number-columns-repeated="1000"/>
        </table:table-row>
        <table:table-row table:style-name="ro3">
          <table:table-cell table:style-name="ce8"/>
          <table:table-cell table:style-name="ce4051" office:value-type="string" calcext:value-type="string">
            <text:p>Rse=</text:p>
          </table:table-cell>
          <table:table-cell table:style-name="ce4068" table:number-columns-repeated="2"/>
          <table:table-cell table:style-name="ce3117" office:value-type="float" office:value="0" calcext:value-type="float">
            <text:p>0</text:p>
          </table:table-cell>
          <table:table-cell table:style-name="ce3117"/>
          <table:table-cell table:style-name="ce91"/>
          <table:table-cell table:style-name="ce2289"/>
          <table:table-cell table:style-name="ce120"/>
          <table:table-cell table:style-name="ce4051" office:value-type="string" calcext:value-type="string">
            <text:p>Rse=</text:p>
          </table:table-cell>
          <table:table-cell table:style-name="ce4068" table:number-columns-repeated="2"/>
          <table:table-cell table:style-name="ce3117" office:value-type="float" office:value="0" calcext:value-type="float">
            <text:p>0</text:p>
          </table:table-cell>
          <table:table-cell table:style-name="ce3117"/>
          <table:table-cell table:style-name="ce4206"/>
          <table:table-cell table:style-name="ce2289"/>
          <table:table-cell table:style-name="ce120"/>
          <table:table-cell table:style-name="ce4051" office:value-type="string" calcext:value-type="string">
            <text:p>Rse=</text:p>
          </table:table-cell>
          <table:table-cell table:style-name="ce4068" table:number-columns-repeated="2"/>
          <table:table-cell table:style-name="ce3117" office:value-type="float" office:value="0" calcext:value-type="float">
            <text:p>0</text:p>
          </table:table-cell>
          <table:table-cell table:style-name="ce3117"/>
          <table:table-cell table:style-name="ce4206"/>
          <table:table-cell table:style-name="ce2289"/>
          <table:table-cell table:number-columns-repeated="1000"/>
        </table:table-row>
        <table:table-row table:style-name="ro3">
          <table:table-cell table:style-name="ce9"/>
          <table:table-cell table:style-name="ce27" office:value-type="string" calcext:value-type="string">
            <text:p>Ut=</text:p>
          </table:table-cell>
          <table:table-cell table:style-name="ce46" table:formula="of:=1/[.E18]" office:value-type="float" office:value="0.59960794864896" calcext:value-type="float">
            <text:p>0,60</text:p>
          </table:table-cell>
          <table:table-cell table:style-name="ce59" office:value-type="string" calcext:value-type="string">
            <text:p>Rt=</text:p>
          </table:table-cell>
          <table:table-cell table:style-name="ce70" table:formula="of:=SUM([.E11:.E17])" office:value-type="float" office:value="1.66775641025641" calcext:value-type="float">
            <text:p>1,67</text:p>
          </table:table-cell>
          <table:table-cell table:style-name="ce79"/>
          <table:table-cell table:style-name="ce92"/>
          <table:table-cell table:style-name="ce2289"/>
          <table:table-cell table:style-name="ce120"/>
          <table:table-cell table:style-name="ce4054" office:value-type="string" calcext:value-type="string">
            <text:p>Ut=</text:p>
          </table:table-cell>
          <table:table-cell table:style-name="ce4070" table:formula="of:=1/[.M18]" office:value-type="float" office:value="0.342729090230024" calcext:value-type="float">
            <text:p>0,34</text:p>
          </table:table-cell>
          <table:table-cell table:style-name="ce4082" office:value-type="string" calcext:value-type="string">
            <text:p>Rt=</text:p>
          </table:table-cell>
          <table:table-cell table:style-name="ce4089" table:formula="of:=SUM([.M11:.M17])" office:value-type="float" office:value="2.91775641025641" calcext:value-type="float">
            <text:p>2,92</text:p>
          </table:table-cell>
          <table:table-cell table:style-name="ce4097"/>
          <table:table-cell table:style-name="ce4207"/>
          <table:table-cell table:style-name="ce2289"/>
          <table:table-cell table:style-name="ce120"/>
          <table:table-cell table:style-name="ce4054" office:value-type="string" calcext:value-type="string">
            <text:p>Ut=</text:p>
          </table:table-cell>
          <table:table-cell table:style-name="ce4070" table:formula="of:=1/[.U18]" office:value-type="float" office:value="0.239937247181506" calcext:value-type="float">
            <text:p>0,24</text:p>
          </table:table-cell>
          <table:table-cell table:style-name="ce4082" office:value-type="string" calcext:value-type="string">
            <text:p>Rt=</text:p>
          </table:table-cell>
          <table:table-cell table:style-name="ce4089" table:formula="of:=SUM([.U11:.U17])" office:value-type="float" office:value="4.16775641025641" calcext:value-type="float">
            <text:p>4,17</text:p>
          </table:table-cell>
          <table:table-cell table:style-name="ce4097"/>
          <table:table-cell table:style-name="ce4207"/>
          <table:table-cell table:style-name="ce2289"/>
          <table:table-cell table:style-name="ce4256" table:number-columns-repeated="1000"/>
        </table:table-row>
        <table:table-row table:style-name="ro3">
          <table:table-cell table:style-name="ce4041"/>
          <table:table-cell table:style-name="ce4055"/>
          <table:table-cell office:value-type="string" calcext:value-type="string" table:number-columns-spanned="2" table:number-rows-spanned="1">
            <text:p>Area=</text:p>
          </table:table-cell>
          <table:covered-table-cell/>
          <table:table-cell table:style-name="ce2194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4208"/>
          <table:table-cell table:style-name="ce2194"/>
          <table:table-cell table:style-name="ce123"/>
          <table:table-cell table:style-name="ce4055"/>
          <table:table-cell table:style-name="ce4047"/>
          <table:table-cell office:value-type="string" calcext:value-type="string">
            <text:p>A=</text:p>
          </table:table-cell>
          <table:table-cell table:style-name="ce2194" table:formula="of:=[.E19]" office:value-type="float" office:value="100" calcext:value-type="float">
            <text:p>100</text:p>
          </table:table-cell>
          <table:table-cell table:style-name="ce4047" office:value-type="string" calcext:value-type="string">
            <text:p>m²</text:p>
          </table:table-cell>
          <table:table-cell table:style-name="ce4208"/>
          <table:table-cell table:style-name="ce2194"/>
          <table:table-cell table:style-name="ce123"/>
          <table:table-cell table:style-name="ce4055"/>
          <table:table-cell table:style-name="ce4047"/>
          <table:table-cell office:value-type="string" calcext:value-type="string">
            <text:p>A=</text:p>
          </table:table-cell>
          <table:table-cell table:style-name="ce2194" table:formula="of:=[.E19]" office:value-type="float" office:value="100" calcext:value-type="float">
            <text:p>100</text:p>
          </table:table-cell>
          <table:table-cell table:style-name="ce4047" office:value-type="string" calcext:value-type="string">
            <text:p>m²</text:p>
          </table:table-cell>
          <table:table-cell table:style-name="ce4208"/>
          <table:table-cell table:style-name="ce2194"/>
          <table:table-cell table:number-columns-repeated="1000"/>
        </table:table-row>
        <table:table-row table:style-name="ro3">
          <table:table-cell table:style-name="ce4041"/>
          <table:table-cell table:style-name="ce4055"/>
          <table:table-cell office:value-type="string" calcext:value-type="string" table:number-columns-spanned="2" table:number-rows-spanned="1">
            <text:p>Perimetro</text:p>
          </table:table-cell>
          <table:covered-table-cell/>
          <table:table-cell table:style-name="ce2194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4208"/>
          <table:table-cell table:style-name="ce2194"/>
          <table:table-cell table:style-name="ce123"/>
          <table:table-cell table:style-name="ce4055"/>
          <table:table-cell table:style-name="ce4047"/>
          <table:table-cell office:value-type="string" calcext:value-type="string">
            <text:p>P=</text:p>
          </table:table-cell>
          <table:table-cell table:style-name="ce2194" table:formula="of:=[.E20]" office:value-type="float" office:value="40" calcext:value-type="float">
            <text:p>40</text:p>
          </table:table-cell>
          <table:table-cell table:style-name="ce4047" office:value-type="string" calcext:value-type="string">
            <text:p>ml</text:p>
          </table:table-cell>
          <table:table-cell table:style-name="ce4208"/>
          <table:table-cell table:style-name="ce2194"/>
          <table:table-cell table:style-name="ce123"/>
          <table:table-cell table:style-name="ce4055"/>
          <table:table-cell table:style-name="ce4047"/>
          <table:table-cell office:value-type="string" calcext:value-type="string">
            <text:p>P=</text:p>
          </table:table-cell>
          <table:table-cell table:style-name="ce2194" table:formula="of:=[.E20]" office:value-type="float" office:value="40" calcext:value-type="float">
            <text:p>40</text:p>
          </table:table-cell>
          <table:table-cell table:style-name="ce4047" office:value-type="string" calcext:value-type="string">
            <text:p>ml</text:p>
          </table:table-cell>
          <table:table-cell table:style-name="ce4208"/>
          <table:table-cell table:style-name="ce2194"/>
          <table:table-cell table:number-columns-repeated="1000"/>
        </table:table-row>
        <table:table-row table:style-name="ro3">
          <table:table-cell table:style-name="ce4041"/>
          <table:table-cell table:style-name="ce4056"/>
          <table:table-cell table:style-name="ce47" office:value-type="string" calcext:value-type="string" table:number-columns-spanned="2" table:number-rows-spanned="1">
            <text:p>Volumen (h=2,5m)</text:p>
          </table:table-cell>
          <table:covered-table-cell table:style-name="ce60"/>
          <table:table-cell table:style-name="ce4090" table:formula="of:=[.E19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4208"/>
          <table:table-cell table:style-name="ce4227"/>
          <table:table-cell table:style-name="ce124"/>
          <table:table-cell table:style-name="ce4056"/>
          <table:table-cell table:style-name="ce4071"/>
          <table:table-cell table:style-name="ce4071" office:value-type="string" calcext:value-type="string">
            <text:p>B'=</text:p>
          </table:table-cell>
          <table:table-cell table:style-name="ce4090" table:formula="of:=2*[.M19]/[.M20]" office:value-type="float" office:value="5" calcext:value-type="float">
            <text:p>5,0</text:p>
          </table:table-cell>
          <table:table-cell table:style-name="ce4047"/>
          <table:table-cell table:style-name="ce4208"/>
          <table:table-cell table:style-name="ce4227"/>
          <table:table-cell table:style-name="ce124"/>
          <table:table-cell table:style-name="ce4056"/>
          <table:table-cell table:style-name="ce4071"/>
          <table:table-cell table:style-name="ce4071" office:value-type="string" calcext:value-type="string">
            <text:p>B'=</text:p>
          </table:table-cell>
          <table:table-cell table:style-name="ce4090" table:formula="of:=2*[.U19]/[.U20]" office:value-type="float" office:value="5" calcext:value-type="float">
            <text:p>5,0</text:p>
          </table:table-cell>
          <table:table-cell table:style-name="ce4047"/>
          <table:table-cell table:style-name="ce4208"/>
          <table:table-cell table:style-name="ce4227"/>
          <table:table-cell table:style-name="ce4256" table:number-columns-repeated="1000"/>
        </table:table-row>
        <table:table-row table:style-name="ro3">
          <table:table-cell table:style-name="ce4041"/>
          <table:table-cell table:style-name="ce4055"/>
          <table:table-cell office:value-type="string" calcext:value-type="string" table:number-columns-spanned="2" table:number-rows-spanned="1">
            <text:p>Area fachada (h=2,5m)</text:p>
          </table:table-cell>
          <table:covered-table-cell/>
          <table:table-cell table:style-name="ce2194" table:formula="of:=[.E20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4208"/>
          <table:table-cell table:style-name="ce2289"/>
          <table:table-cell table:style-name="ce120"/>
          <table:table-cell table:style-name="ce4055"/>
          <table:table-cell table:style-name="ce4047"/>
          <table:table-cell table:number-columns-repeated="2"/>
          <table:table-cell table:style-name="ce4047"/>
          <table:table-cell table:style-name="ce4208"/>
          <table:table-cell table:style-name="ce2289"/>
          <table:table-cell table:style-name="ce120"/>
          <table:table-cell table:style-name="ce4055"/>
          <table:table-cell table:style-name="ce4047"/>
          <table:table-cell table:number-columns-repeated="2"/>
          <table:table-cell table:style-name="ce4047"/>
          <table:table-cell table:style-name="ce4208"/>
          <table:table-cell table:style-name="ce2289"/>
          <table:table-cell table:number-columns-repeated="1000"/>
        </table:table-row>
        <table:table-row table:style-name="ro3">
          <table:table-cell table:style-name="ce4042" office:value-type="string" calcext:value-type="string">
            <text:p>Forjado</text:p>
          </table:table-cell>
          <table:table-cell table:style-name="ce4049" office:value-type="string" calcext:value-type="string">
            <text:p>CAPAS</text:p>
          </table:table-cell>
          <table:table-cell table:style-name="ce4066" office:value-type="string" calcext:value-type="string">
            <text:p>CONDUCT.</text:p>
          </table:table-cell>
          <table:table-cell table:style-name="ce4066" office:value-type="string" calcext:value-type="string">
            <text:p>e (m)</text:p>
          </table:table-cell>
          <table:table-cell table:style-name="ce4066" office:value-type="string" calcext:value-type="string">
            <text:p>R</text:p>
          </table:table-cell>
          <table:table-cell table:style-name="ce4096" office:value-type="string" calcext:value-type="string">
            <text:p>M2</text:p>
          </table:table-cell>
          <table:table-cell table:style-name="ce4113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49" office:value-type="string" calcext:value-type="string">
            <text:p>CAPAS</text:p>
          </table:table-cell>
          <table:table-cell table:style-name="ce4066" office:value-type="string" calcext:value-type="string">
            <text:p>CONDUCT.</text:p>
          </table:table-cell>
          <table:table-cell table:style-name="ce4066" office:value-type="string" calcext:value-type="string">
            <text:p>e (m)</text:p>
          </table:table-cell>
          <table:table-cell table:style-name="ce4066" office:value-type="string" calcext:value-type="string">
            <text:p>R</text:p>
          </table:table-cell>
          <table:table-cell table:style-name="ce4096" office:value-type="string" calcext:value-type="string">
            <text:p>M2</text:p>
          </table:table-cell>
          <table:table-cell table:style-name="ce4113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49" office:value-type="string" calcext:value-type="string">
            <text:p>CAPAS</text:p>
          </table:table-cell>
          <table:table-cell table:style-name="ce4066" office:value-type="string" calcext:value-type="string">
            <text:p>CONDUCT.</text:p>
          </table:table-cell>
          <table:table-cell table:style-name="ce4066" office:value-type="string" calcext:value-type="string">
            <text:p>e (m)</text:p>
          </table:table-cell>
          <table:table-cell table:style-name="ce4066" office:value-type="string" calcext:value-type="string">
            <text:p>R</text:p>
          </table:table-cell>
          <table:table-cell table:style-name="ce4096" office:value-type="string" calcext:value-type="string">
            <text:p>M2</text:p>
          </table:table-cell>
          <table:table-cell table:style-name="ce4113" office:value-type="string" calcext:value-type="string">
            <text:p>Perdidas</text:p>
          </table:table-cell>
          <table:table-cell table:style-name="ce2289"/>
          <table:table-cell table:number-columns-repeated="1000"/>
        </table:table-row>
        <table:table-row table:style-name="ro5">
          <table:table-cell table:style-name="ce4043"/>
          <table:table-cell table:style-name="ce4050" office:value-type="string" calcext:value-type="string">
            <text:p>Rsi=</text:p>
          </table:table-cell>
          <table:table-cell table:style-name="ce4067"/>
          <table:table-cell table:style-name="ce4080"/>
          <table:table-cell table:style-name="ce2894" office:value-type="float" office:value="0.17" calcext:value-type="float">
            <text:p>0,17</text:p>
          </table:table-cell>
          <table:table-cell table:style-name="ce2894" office:value-type="float" office:value="0" calcext:value-type="float">
            <text:p>0</text:p>
          </table:table-cell>
          <table:table-cell table:style-name="ce4114" table:formula="of:=+[.F24]*[.C31]*([.C8]-12)" office:value-type="float" office:value="0" calcext:value-type="float">
            <text:p>0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0" office:value-type="string" calcext:value-type="string">
            <text:p>Rsi=</text:p>
          </table:table-cell>
          <table:table-cell table:style-name="ce4067"/>
          <table:table-cell table:style-name="ce4080"/>
          <table:table-cell table:style-name="ce2894" office:value-type="float" office:value="0.17" calcext:value-type="float">
            <text:p>0,17</text:p>
          </table:table-cell>
          <table:table-cell table:style-name="ce2894" table:formula="of:=[.F24]" office:value-type="float" office:value="0" calcext:value-type="float">
            <text:p>0</text:p>
          </table:table-cell>
          <table:table-cell table:style-name="ce4114" table:formula="of:=+[.N24]*[.K31]*([.K8]-12)" office:value-type="float" office:value="0" calcext:value-type="float">
            <text:p>0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0" office:value-type="string" calcext:value-type="string">
            <text:p>Rsi=</text:p>
          </table:table-cell>
          <table:table-cell table:style-name="ce4067"/>
          <table:table-cell table:style-name="ce4080"/>
          <table:table-cell table:style-name="ce2894" office:value-type="float" office:value="0.17" calcext:value-type="float">
            <text:p>0,17</text:p>
          </table:table-cell>
          <table:table-cell table:style-name="ce2894" table:formula="of:=[.F24]" office:value-type="float" office:value="0" calcext:value-type="float">
            <text:p>0</text:p>
          </table:table-cell>
          <table:table-cell table:style-name="ce4114" table:formula="of:=+[.V24]*[.S31]*([.S8]-12)" office:value-type="float" office:value="0" calcext:value-type="float">
            <text:p>0</text:p>
          </table:table-cell>
          <table:table-cell table:style-name="ce2289" office:value-type="string" calcext:value-type="string">
            <text:p>W</text:p>
          </table:table-cell>
          <table:table-cell table:number-columns-repeated="1000"/>
        </table:table-row>
        <table:table-row table:style-name="ro5">
          <table:table-cell table:style-name="ce4043" office:value-type="string" calcext:value-type="string">
            <text:p>U lim <text:s text:c="3"/>w/m2K</text:p>
          </table:table-cell>
          <table:table-cell table:style-name="ce4051" office:value-type="string" calcext:value-type="string">
            <text:p>Madera</text:p>
          </table:table-cell>
          <table:table-cell table:style-name="ce4068" office:value-type="float" office:value="0.15" calcext:value-type="float">
            <text:p>0,15</text:p>
          </table:table-cell>
          <table:table-cell table:style-name="ce4068" office:value-type="float" office:value="0.01" calcext:value-type="float">
            <text:p>0,01</text:p>
          </table:table-cell>
          <table:table-cell table:style-name="ce4088" table:formula="of:=+[.D25]/[.C25]" office:value-type="float" office:value="0.0666666666666667" calcext:value-type="float">
            <text:p>0,07</text:p>
          </table:table-cell>
          <table:table-cell table:style-name="ce3117"/>
          <table:table-cell table:style-name="Default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1" office:value-type="string" calcext:value-type="string">
            <text:p>Madera</text:p>
          </table:table-cell>
          <table:table-cell table:style-name="ce4068" office:value-type="float" office:value="0.15" calcext:value-type="float">
            <text:p>0,15</text:p>
          </table:table-cell>
          <table:table-cell table:style-name="ce4068" office:value-type="float" office:value="0.01" calcext:value-type="float">
            <text:p>0,01</text:p>
          </table:table-cell>
          <table:table-cell table:style-name="ce4088" table:formula="of:=+[.L25]/[.K25]" office:value-type="float" office:value="0.0666666666666667" calcext:value-type="float">
            <text:p>0,07</text:p>
          </table:table-cell>
          <table:table-cell table:style-name="ce3117"/>
          <table:table-cell table:style-name="Default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1" office:value-type="string" calcext:value-type="string">
            <text:p>Madera</text:p>
          </table:table-cell>
          <table:table-cell table:style-name="ce4068" office:value-type="float" office:value="0.15" calcext:value-type="float">
            <text:p>0,15</text:p>
          </table:table-cell>
          <table:table-cell table:style-name="ce4068" office:value-type="float" office:value="0.01" calcext:value-type="float">
            <text:p>0,01</text:p>
          </table:table-cell>
          <table:table-cell table:style-name="ce4088" table:formula="of:=+[.T25]/[.S25]" office:value-type="float" office:value="0.0666666666666667" calcext:value-type="float">
            <text:p>0,07</text:p>
          </table:table-cell>
          <table:table-cell table:style-name="ce3117"/>
          <table:table-cell table:style-name="Default"/>
          <table:table-cell table:style-name="ce4225" office:value-type="string" calcext:value-type="string">
            <text:p>w/m2</text:p>
          </table:table-cell>
          <table:table-cell table:number-columns-repeated="1000"/>
        </table:table-row>
        <table:table-row table:style-name="ro3">
          <table:table-cell table:style-name="ce4041" office:value-type="float" office:value="0.41" calcext:value-type="float">
            <text:p>0,41</text:p>
          </table:table-cell>
          <table:table-cell table:style-name="ce4051" office:value-type="string" calcext:value-type="string">
            <text:p>Hormigon</text:p>
          </table:table-cell>
          <table:table-cell office:value-type="float" office:value="1.2" calcext:value-type="float">
            <text:p>1,2</text:p>
          </table:table-cell>
          <table:table-cell table:style-name="ce2194" office:value-type="float" office:value="0.3" calcext:value-type="float">
            <text:p>0,3</text:p>
          </table:table-cell>
          <table:table-cell table:style-name="ce4088" table:formula="of:=+[.D26]/[.C26]" office:value-type="float" office:value="0.25" calcext:value-type="float">
            <text:p>0,25</text:p>
          </table:table-cell>
          <table:table-cell table:style-name="ce3117"/>
          <table:table-cell table:style-name="ce4206"/>
          <table:table-cell table:style-name="ce4226" table:formula="of:=[.G24]/[.F24]" office:value-type="string" office:string-value="" calcext:value-type="error">
            <text:p>#DIV/0 !</text:p>
          </table:table-cell>
          <table:table-cell table:style-name="ce122"/>
          <table:table-cell table:style-name="ce4051" office:value-type="string" calcext:value-type="string">
            <text:p>Hormigon</text:p>
          </table:table-cell>
          <table:table-cell table:style-name="ce4047" office:value-type="float" office:value="1.2" calcext:value-type="float">
            <text:p>1,2</text:p>
          </table:table-cell>
          <table:table-cell table:style-name="ce2194" office:value-type="float" office:value="0.3" calcext:value-type="float">
            <text:p>0,3</text:p>
          </table:table-cell>
          <table:table-cell table:style-name="ce4088" table:formula="of:=+[.L26]/[.K26]" office:value-type="float" office:value="0.25" calcext:value-type="float">
            <text:p>0,25</text:p>
          </table:table-cell>
          <table:table-cell table:style-name="ce3117"/>
          <table:table-cell table:style-name="ce4206"/>
          <table:table-cell table:style-name="ce4226" table:formula="of:=[.O24]/[.N24]" office:value-type="string" office:string-value="" calcext:value-type="error">
            <text:p>#DIV/0 !</text:p>
          </table:table-cell>
          <table:table-cell table:style-name="ce122"/>
          <table:table-cell table:style-name="ce4051" office:value-type="string" calcext:value-type="string">
            <text:p>Hormigon</text:p>
          </table:table-cell>
          <table:table-cell table:style-name="ce4047" office:value-type="float" office:value="1.2" calcext:value-type="float">
            <text:p>1,2</text:p>
          </table:table-cell>
          <table:table-cell table:style-name="ce2194" office:value-type="float" office:value="0.3" calcext:value-type="float">
            <text:p>0,3</text:p>
          </table:table-cell>
          <table:table-cell table:style-name="ce4088" table:formula="of:=+[.T26]/[.S26]" office:value-type="float" office:value="0.25" calcext:value-type="float">
            <text:p>0,25</text:p>
          </table:table-cell>
          <table:table-cell table:style-name="ce3117"/>
          <table:table-cell table:style-name="ce4206"/>
          <table:table-cell table:style-name="ce4226" table:formula="of:=[.W24]/[.V24]" office:value-type="string" office:string-value="" calcext:value-type="error">
            <text:p>#DIV/0 !</text:p>
          </table:table-cell>
          <table:table-cell table:number-columns-repeated="1000"/>
        </table:table-row>
        <table:table-row table:style-name="ro3">
          <table:table-cell table:style-name="ce4041"/>
          <table:table-cell table:style-name="ce4052" office:value-type="string" calcext:value-type="string">
            <text:p>Aislamiento</text:p>
          </table:table-cell>
          <table:table-cell table:style-name="ce4069" office:value-type="float" office:value="0.04" calcext:value-type="float">
            <text:p>0,04</text:p>
          </table:table-cell>
          <table:table-cell table:style-name="ce4069" table:formula="of:=[.$D$6]" office:value-type="float" office:value="0.05" calcext:value-type="float">
            <text:p>0,05</text:p>
          </table:table-cell>
          <table:table-cell table:style-name="ce4088" table:formula="of:=+[.D27]/[.C27]" office:value-type="float" office:value="1.25" calcext:value-type="float">
            <text:p>1,25</text:p>
          </table:table-cell>
          <table:table-cell table:style-name="ce3117"/>
          <table:table-cell table:style-name="ce4206"/>
          <table:table-cell table:style-name="ce2289"/>
          <table:table-cell table:style-name="ce120"/>
          <table:table-cell table:style-name="ce4052" office:value-type="string" calcext:value-type="string">
            <text:p>Aislamiento</text:p>
          </table:table-cell>
          <table:table-cell table:style-name="ce4069" office:value-type="float" office:value="0.04" calcext:value-type="float">
            <text:p>0,04</text:p>
          </table:table-cell>
          <table:table-cell table:style-name="ce4069" table:formula="of:=[.$L$6]" office:value-type="float" office:value="0.1" calcext:value-type="float">
            <text:p>0,1</text:p>
          </table:table-cell>
          <table:table-cell table:style-name="ce4088" table:formula="of:=+[.L27]/[.K27]" office:value-type="float" office:value="2.5" calcext:value-type="float">
            <text:p>2,50</text:p>
          </table:table-cell>
          <table:table-cell table:style-name="ce3117"/>
          <table:table-cell table:style-name="ce4206"/>
          <table:table-cell table:style-name="ce2289"/>
          <table:table-cell table:style-name="ce120"/>
          <table:table-cell table:style-name="ce4052" office:value-type="string" calcext:value-type="string">
            <text:p>Aislamiento</text:p>
          </table:table-cell>
          <table:table-cell table:style-name="ce4069" office:value-type="float" office:value="0.04" calcext:value-type="float">
            <text:p>0,04</text:p>
          </table:table-cell>
          <table:table-cell table:style-name="ce4069" table:formula="of:=[.$T$6]" office:value-type="float" office:value="0.15" calcext:value-type="float">
            <text:p>0,15</text:p>
          </table:table-cell>
          <table:table-cell table:style-name="ce4088" table:formula="of:=+[.T27]/[.S27]" office:value-type="float" office:value="3.75" calcext:value-type="float">
            <text:p>3,75</text:p>
          </table:table-cell>
          <table:table-cell table:style-name="ce3117"/>
          <table:table-cell table:style-name="ce4206"/>
          <table:table-cell table:style-name="ce2289"/>
          <table:table-cell table:number-columns-repeated="1000"/>
        </table:table-row>
        <table:table-row table:style-name="ro3">
          <table:table-cell table:style-name="ce4041"/>
          <table:table-cell table:style-name="ce4053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2194" office:value-type="float" office:value="0.05" calcext:value-type="float">
            <text:p>0,05</text:p>
          </table:table-cell>
          <table:table-cell table:style-name="ce4088" table:formula="of:=+[.D28]/[.C28]" office:value-type="float" office:value="0.0769230769230769" calcext:value-type="float">
            <text:p>0,08</text:p>
          </table:table-cell>
          <table:table-cell table:style-name="ce3117"/>
          <table:table-cell table:style-name="ce4206"/>
          <table:table-cell table:style-name="ce2289"/>
          <table:table-cell table:style-name="ce120"/>
          <table:table-cell table:style-name="ce4053" office:value-type="string" calcext:value-type="string">
            <text:p>aire lig vent </text:p>
          </table:table-cell>
          <table:table-cell table:style-name="ce4047" office:value-type="float" office:value="0.65" calcext:value-type="float">
            <text:p>0,65</text:p>
          </table:table-cell>
          <table:table-cell table:style-name="ce2194" office:value-type="float" office:value="0.05" calcext:value-type="float">
            <text:p>0,05</text:p>
          </table:table-cell>
          <table:table-cell table:style-name="ce4088" table:formula="of:=+[.L28]/[.K28]" office:value-type="float" office:value="0.0769230769230769" calcext:value-type="float">
            <text:p>0,08</text:p>
          </table:table-cell>
          <table:table-cell table:style-name="ce3117"/>
          <table:table-cell table:style-name="ce4206"/>
          <table:table-cell table:style-name="ce2289"/>
          <table:table-cell table:style-name="ce120"/>
          <table:table-cell table:style-name="ce4053" office:value-type="string" calcext:value-type="string">
            <text:p>aire lig vent </text:p>
          </table:table-cell>
          <table:table-cell table:style-name="ce4047" office:value-type="float" office:value="0.65" calcext:value-type="float">
            <text:p>0,65</text:p>
          </table:table-cell>
          <table:table-cell table:style-name="ce2194" office:value-type="float" office:value="0.05" calcext:value-type="float">
            <text:p>0,05</text:p>
          </table:table-cell>
          <table:table-cell table:style-name="ce4088" table:formula="of:=+[.T28]/[.S28]" office:value-type="float" office:value="0.0769230769230769" calcext:value-type="float">
            <text:p>0,08</text:p>
          </table:table-cell>
          <table:table-cell table:style-name="ce3117"/>
          <table:table-cell table:style-name="ce4206"/>
          <table:table-cell table:style-name="ce2289"/>
          <table:table-cell table:number-columns-repeated="1000"/>
        </table:table-row>
        <table:table-row table:style-name="ro3">
          <table:table-cell table:style-name="ce4041"/>
          <table:table-cell table:style-name="ce4051" office:value-type="string" calcext:value-type="string">
            <text:p>Pladur</text:p>
          </table:table-cell>
          <table:table-cell office:value-type="float" office:value="0.25" calcext:value-type="float">
            <text:p>0,25</text:p>
          </table:table-cell>
          <table:table-cell table:style-name="ce4081" office:value-type="float" office:value="0.015" calcext:value-type="float">
            <text:p>0,015</text:p>
          </table:table-cell>
          <table:table-cell table:style-name="ce4088" table:formula="of:=+[.D29]/[.C29]" office:value-type="float" office:value="0.06" calcext:value-type="float">
            <text:p>0,06</text:p>
          </table:table-cell>
          <table:table-cell table:style-name="ce3117"/>
          <table:table-cell table:style-name="ce4206"/>
          <table:table-cell table:style-name="ce2289"/>
          <table:table-cell table:style-name="ce120"/>
          <table:table-cell table:style-name="ce4051" office:value-type="string" calcext:value-type="string">
            <text:p>Pladur</text:p>
          </table:table-cell>
          <table:table-cell table:style-name="ce4047" office:value-type="float" office:value="0.25" calcext:value-type="float">
            <text:p>0,25</text:p>
          </table:table-cell>
          <table:table-cell table:style-name="ce4081" office:value-type="float" office:value="0.015" calcext:value-type="float">
            <text:p>0,015</text:p>
          </table:table-cell>
          <table:table-cell table:style-name="ce4088" table:formula="of:=+[.L29]/[.K29]" office:value-type="float" office:value="0.06" calcext:value-type="float">
            <text:p>0,06</text:p>
          </table:table-cell>
          <table:table-cell table:style-name="ce3117"/>
          <table:table-cell table:style-name="ce4206"/>
          <table:table-cell table:style-name="ce2289"/>
          <table:table-cell table:style-name="ce120"/>
          <table:table-cell table:style-name="ce4051" office:value-type="string" calcext:value-type="string">
            <text:p>Pladur</text:p>
          </table:table-cell>
          <table:table-cell table:style-name="ce4047" office:value-type="float" office:value="0.25" calcext:value-type="float">
            <text:p>0,25</text:p>
          </table:table-cell>
          <table:table-cell table:style-name="ce4081" office:value-type="float" office:value="0.015" calcext:value-type="float">
            <text:p>0,015</text:p>
          </table:table-cell>
          <table:table-cell table:style-name="ce4088" table:formula="of:=+[.T29]/[.S29]" office:value-type="float" office:value="0.06" calcext:value-type="float">
            <text:p>0,06</text:p>
          </table:table-cell>
          <table:table-cell table:style-name="ce3117"/>
          <table:table-cell table:style-name="ce4206"/>
          <table:table-cell table:style-name="ce2289"/>
          <table:table-cell table:number-columns-repeated="1000"/>
        </table:table-row>
        <table:table-row table:style-name="ro3">
          <table:table-cell table:style-name="ce4041"/>
          <table:table-cell table:style-name="ce4051" office:value-type="string" calcext:value-type="string">
            <text:p>Rse=</text:p>
          </table:table-cell>
          <table:table-cell table:style-name="ce4068" table:number-columns-repeated="2"/>
          <table:table-cell table:style-name="ce3117" office:value-type="float" office:value="0" calcext:value-type="float">
            <text:p>0</text:p>
          </table:table-cell>
          <table:table-cell table:style-name="ce3117"/>
          <table:table-cell table:style-name="ce4206"/>
          <table:table-cell table:style-name="ce2289"/>
          <table:table-cell table:style-name="ce120"/>
          <table:table-cell table:style-name="ce4051" office:value-type="string" calcext:value-type="string">
            <text:p>Rse=</text:p>
          </table:table-cell>
          <table:table-cell table:style-name="ce4068" table:number-columns-repeated="2"/>
          <table:table-cell table:style-name="ce3117" office:value-type="float" office:value="0" calcext:value-type="float">
            <text:p>0</text:p>
          </table:table-cell>
          <table:table-cell table:style-name="ce3117"/>
          <table:table-cell table:style-name="ce4206"/>
          <table:table-cell table:style-name="ce2289"/>
          <table:table-cell table:style-name="ce120"/>
          <table:table-cell table:style-name="ce4051" office:value-type="string" calcext:value-type="string">
            <text:p>Rse=</text:p>
          </table:table-cell>
          <table:table-cell table:style-name="ce4068" table:number-columns-repeated="2"/>
          <table:table-cell table:style-name="ce3117" office:value-type="float" office:value="0" calcext:value-type="float">
            <text:p>0</text:p>
          </table:table-cell>
          <table:table-cell table:style-name="ce3117"/>
          <table:table-cell table:style-name="ce4206"/>
          <table:table-cell table:style-name="ce2289"/>
          <table:table-cell table:number-columns-repeated="1000"/>
        </table:table-row>
        <table:table-row table:style-name="ro3">
          <table:table-cell table:style-name="ce4041"/>
          <table:table-cell table:style-name="ce4054" office:value-type="string" calcext:value-type="string">
            <text:p>Ut=</text:p>
          </table:table-cell>
          <table:table-cell table:style-name="ce4070" table:formula="of:=1/[.E31]" office:value-type="float" office:value="0.533734774873409" calcext:value-type="float">
            <text:p>0,53</text:p>
          </table:table-cell>
          <table:table-cell table:style-name="ce4082" office:value-type="string" calcext:value-type="string">
            <text:p>Rt=</text:p>
          </table:table-cell>
          <table:table-cell table:style-name="ce4089" table:formula="of:=SUM([.E24:.E30])" office:value-type="float" office:value="1.87358974358974" calcext:value-type="float">
            <text:p>1,87</text:p>
          </table:table-cell>
          <table:table-cell table:style-name="ce4097"/>
          <table:table-cell table:style-name="ce4207"/>
          <table:table-cell table:style-name="ce2289"/>
          <table:table-cell table:style-name="ce120"/>
          <table:table-cell table:style-name="ce4054" office:value-type="string" calcext:value-type="string">
            <text:p>Ut=</text:p>
          </table:table-cell>
          <table:table-cell table:style-name="ce4070" table:formula="of:=1/[.M31]" office:value-type="float" office:value="0.32014447545559" calcext:value-type="float">
            <text:p>0,32</text:p>
          </table:table-cell>
          <table:table-cell table:style-name="ce4082" office:value-type="string" calcext:value-type="string">
            <text:p>Rt=</text:p>
          </table:table-cell>
          <table:table-cell table:style-name="ce4089" table:formula="of:=SUM([.M24:.M30])" office:value-type="float" office:value="3.12358974358974" calcext:value-type="float">
            <text:p>3,12</text:p>
          </table:table-cell>
          <table:table-cell table:style-name="ce4097"/>
          <table:table-cell table:style-name="ce4207"/>
          <table:table-cell table:style-name="ce2289"/>
          <table:table-cell table:style-name="ce120"/>
          <table:table-cell table:style-name="ce4054" office:value-type="string" calcext:value-type="string">
            <text:p>Ut=</text:p>
          </table:table-cell>
          <table:table-cell table:style-name="ce4070" table:formula="of:=1/[.U31]" office:value-type="float" office:value="0.228645131031248" calcext:value-type="float">
            <text:p>0,23</text:p>
          </table:table-cell>
          <table:table-cell table:style-name="ce4082" office:value-type="string" calcext:value-type="string">
            <text:p>Rt=</text:p>
          </table:table-cell>
          <table:table-cell table:style-name="ce4089" table:formula="of:=SUM([.U24:.U30])" office:value-type="float" office:value="4.37358974358974" calcext:value-type="float">
            <text:p>4,37</text:p>
          </table:table-cell>
          <table:table-cell table:style-name="ce4097"/>
          <table:table-cell table:style-name="ce4207"/>
          <table:table-cell table:style-name="ce2289"/>
          <table:table-cell table:number-columns-repeated="1000"/>
        </table:table-row>
        <table:table-row table:style-name="ro3">
          <table:table-cell table:style-name="ce4041"/>
          <table:table-cell table:style-name="ce4055"/>
          <table:table-cell/>
          <table:table-cell office:value-type="string" calcext:value-type="string">
            <text:p>A=</text:p>
          </table:table-cell>
          <table:table-cell table:style-name="ce2194" office:value-type="float" office:value="112" calcext:value-type="float">
            <text:p>112</text:p>
          </table:table-cell>
          <table:table-cell office:value-type="string" calcext:value-type="string">
            <text:p>M2</text:p>
          </table:table-cell>
          <table:table-cell table:style-name="ce4208"/>
          <table:table-cell table:style-name="ce2194"/>
          <table:table-cell table:style-name="ce123"/>
          <table:table-cell table:style-name="ce4055"/>
          <table:table-cell table:style-name="ce4047"/>
          <table:table-cell office:value-type="string" calcext:value-type="string">
            <text:p>A=</text:p>
          </table:table-cell>
          <table:table-cell table:style-name="ce2194" office:value-type="float" office:value="112" calcext:value-type="float">
            <text:p>112</text:p>
          </table:table-cell>
          <table:table-cell table:style-name="ce4047" office:value-type="string" calcext:value-type="string">
            <text:p>M2</text:p>
          </table:table-cell>
          <table:table-cell table:style-name="ce4208"/>
          <table:table-cell table:style-name="ce2194"/>
          <table:table-cell table:style-name="ce123"/>
          <table:table-cell table:style-name="ce4055"/>
          <table:table-cell table:style-name="ce4047"/>
          <table:table-cell office:value-type="string" calcext:value-type="string">
            <text:p>A=</text:p>
          </table:table-cell>
          <table:table-cell table:style-name="ce2194" office:value-type="float" office:value="112" calcext:value-type="float">
            <text:p>112</text:p>
          </table:table-cell>
          <table:table-cell table:style-name="ce4047" office:value-type="string" calcext:value-type="string">
            <text:p>M2</text:p>
          </table:table-cell>
          <table:table-cell table:style-name="ce4208"/>
          <table:table-cell table:style-name="ce2194"/>
          <table:table-cell table:number-columns-repeated="1000"/>
        </table:table-row>
        <table:table-row table:style-name="ro3">
          <table:table-cell table:style-name="ce6" office:value-type="string" calcext:value-type="string">
            <text:p>FACHADA</text:p>
          </table:table-cell>
          <table:table-cell table:style-name="ce22" office:value-type="string" calcext:value-type="string">
            <text:p>CAPAS</text:p>
          </table:table-cell>
          <table:table-cell table:style-name="ce42" office:value-type="string" calcext:value-type="string">
            <text:p>CONDUCT.</text:p>
          </table:table-cell>
          <table:table-cell table:style-name="ce42" office:value-type="string" calcext:value-type="string">
            <text:p>e (m)</text:p>
          </table:table-cell>
          <table:table-cell table:style-name="ce42" office:value-type="string" calcext:value-type="string">
            <text:p>R</text:p>
          </table:table-cell>
          <table:table-cell table:style-name="ce78" office:value-type="string" calcext:value-type="string">
            <text:p>M2</text:p>
          </table:table-cell>
          <table:table-cell table:style-name="ce88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CAPAS</text:p>
          </table:table-cell>
          <table:table-cell table:style-name="ce4072" office:value-type="string" calcext:value-type="string">
            <text:p>CONDUCT.</text:p>
          </table:table-cell>
          <table:table-cell table:style-name="ce4072" office:value-type="string" calcext:value-type="string">
            <text:p>e (m)</text:p>
          </table:table-cell>
          <table:table-cell table:style-name="ce4072" office:value-type="string" calcext:value-type="string">
            <text:p>R</text:p>
          </table:table-cell>
          <table:table-cell table:style-name="ce4098" office:value-type="string" calcext:value-type="string">
            <text:p>M2</text:p>
          </table:table-cell>
          <table:table-cell table:style-name="ce4209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CAPAS</text:p>
          </table:table-cell>
          <table:table-cell table:style-name="ce4072" office:value-type="string" calcext:value-type="string">
            <text:p>CONDUCT.</text:p>
          </table:table-cell>
          <table:table-cell table:style-name="ce4072" office:value-type="string" calcext:value-type="string">
            <text:p>e (m)</text:p>
          </table:table-cell>
          <table:table-cell table:style-name="ce4072" office:value-type="string" calcext:value-type="string">
            <text:p>R</text:p>
          </table:table-cell>
          <table:table-cell table:style-name="ce4098" office:value-type="string" calcext:value-type="string">
            <text:p>M2</text:p>
          </table:table-cell>
          <table:table-cell table:style-name="ce4209" office:value-type="string" calcext:value-type="string">
            <text:p>Perdidas</text:p>
          </table:table-cell>
          <table:table-cell table:style-name="ce2289"/>
          <table:table-cell table:number-columns-repeated="1000"/>
        </table:table-row>
        <table:table-row table:style-name="ro2">
          <table:table-cell table:style-name="ce12"/>
          <table:table-cell table:style-name="ce4050" office:value-type="string" calcext:value-type="string">
            <text:p>Rsi=</text:p>
          </table:table-cell>
          <table:table-cell table:style-name="ce4067"/>
          <table:table-cell table:style-name="ce4080"/>
          <table:table-cell table:style-name="ce2894" office:value-type="float" office:value="0.13" calcext:value-type="float">
            <text:p>0,13</text:p>
          </table:table-cell>
          <table:table-cell table:style-name="ce4102" office:value-type="float" office:value="200" calcext:value-type="float">
            <text:p>200,0</text:p>
          </table:table-cell>
          <table:table-cell table:style-name="ce98" table:formula="of:=+[.F34]*[.C42]*([.C8]-[.E8])" office:value-type="float" office:value="1861.56616341589" calcext:value-type="float">
            <text:p>1862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0" office:value-type="string" calcext:value-type="string">
            <text:p>Rsi=</text:p>
          </table:table-cell>
          <table:table-cell table:style-name="ce4067"/>
          <table:table-cell table:style-name="ce4080"/>
          <table:table-cell table:style-name="ce2894" office:value-type="float" office:value="0.13" calcext:value-type="float">
            <text:p>0,13</text:p>
          </table:table-cell>
          <table:table-cell table:style-name="ce4102" table:formula="of:=[.F34]" office:value-type="float" office:value="200" calcext:value-type="float">
            <text:p>200,0</text:p>
          </table:table-cell>
          <table:table-cell table:style-name="ce4210" table:formula="of:=+[.N34]*[.K42]*([.K8]-[.M8])" office:value-type="float" office:value="1315.10358753569" calcext:value-type="float">
            <text:p>1315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0" office:value-type="string" calcext:value-type="string">
            <text:p>Rsi=</text:p>
          </table:table-cell>
          <table:table-cell table:style-name="ce4067"/>
          <table:table-cell table:style-name="ce4080"/>
          <table:table-cell table:style-name="ce2894" office:value-type="float" office:value="0.13" calcext:value-type="float">
            <text:p>0,13</text:p>
          </table:table-cell>
          <table:table-cell table:style-name="ce4102" table:formula="of:=[.F34]" office:value-type="float" office:value="200" calcext:value-type="float">
            <text:p>200,0</text:p>
          </table:table-cell>
          <table:table-cell table:style-name="ce4210" table:formula="of:=+[.V34]*[.S42]*([.S8]-[.U8])" office:value-type="float" office:value="1016.66242598871" calcext:value-type="float">
            <text:p>1017</text:p>
          </table:table-cell>
          <table:table-cell table:style-name="ce2289" office:value-type="string" calcext:value-type="string">
            <text:p>W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U lim <text:s text:c="3"/>w/m2K</text:p>
          </table:table-cell>
          <table:table-cell table:style-name="ce4051" office:value-type="string" calcext:value-type="string">
            <text:p>Perliyeso</text:p>
          </table:table-cell>
          <table:table-cell table:style-name="ce4068" office:value-type="float" office:value="0.15" calcext:value-type="float">
            <text:p>0,15</text:p>
          </table:table-cell>
          <table:table-cell table:style-name="ce4068" office:value-type="float" office:value="0.01" calcext:value-type="float">
            <text:p>0,01</text:p>
          </table:table-cell>
          <table:table-cell table:style-name="ce4088" table:formula="of:=+[.D35]/[.C35]" office:value-type="float" office:value="0.0666666666666667" calcext:value-type="float">
            <text:p>0,07</text:p>
          </table:table-cell>
          <table:table-cell table:style-name="ce4102"/>
          <table:table-cell table:style-name="ce90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1" office:value-type="string" calcext:value-type="string">
            <text:p>Perliyeso</text:p>
          </table:table-cell>
          <table:table-cell table:style-name="ce4068" office:value-type="float" office:value="0.15" calcext:value-type="float">
            <text:p>0,15</text:p>
          </table:table-cell>
          <table:table-cell table:style-name="ce4068" office:value-type="float" office:value="0.01" calcext:value-type="float">
            <text:p>0,01</text:p>
          </table:table-cell>
          <table:table-cell table:style-name="ce4088" table:formula="of:=+[.L35]/[.K35]" office:value-type="float" office:value="0.0666666666666667" calcext:value-type="float">
            <text:p>0,07</text:p>
          </table:table-cell>
          <table:table-cell table:style-name="ce4102"/>
          <table:table-cell table:style-name="Default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1" office:value-type="string" calcext:value-type="string">
            <text:p>Perliyeso</text:p>
          </table:table-cell>
          <table:table-cell table:style-name="ce4068" office:value-type="float" office:value="0.15" calcext:value-type="float">
            <text:p>0,15</text:p>
          </table:table-cell>
          <table:table-cell table:style-name="ce4068" office:value-type="float" office:value="0.01" calcext:value-type="float">
            <text:p>0,01</text:p>
          </table:table-cell>
          <table:table-cell table:style-name="ce4088" table:formula="of:=+[.T35]/[.S35]" office:value-type="float" office:value="0.0666666666666667" calcext:value-type="float">
            <text:p>0,07</text:p>
          </table:table-cell>
          <table:table-cell table:style-name="ce4102"/>
          <table:table-cell table:style-name="Default"/>
          <table:table-cell table:style-name="ce4225" office:value-type="string" calcext:value-type="string">
            <text:p>w/m2</text:p>
          </table:table-cell>
          <table:table-cell table:number-columns-repeated="1000"/>
        </table:table-row>
        <table:table-row table:style-name="ro3">
          <table:table-cell table:style-name="ce8" office:value-type="float" office:value="0.41" calcext:value-type="float">
            <text:p>0,41</text:p>
          </table:table-cell>
          <table:table-cell table:style-name="ce4053" office:value-type="string" calcext:value-type="string">
            <text:p>termoarcilla</text:p>
          </table:table-cell>
          <table:table-cell office:value-type="float" office:value="0.25" calcext:value-type="float">
            <text:p>0,25</text:p>
          </table:table-cell>
          <table:table-cell table:style-name="ce2194" office:value-type="float" office:value="0.24" calcext:value-type="float">
            <text:p>0,24</text:p>
          </table:table-cell>
          <table:table-cell table:style-name="ce4088" table:formula="of:=+[.D36]/[.C36]" office:value-type="float" office:value="0.96" calcext:value-type="float">
            <text:p>0,96</text:p>
          </table:table-cell>
          <table:table-cell/>
          <table:table-cell table:style-name="ce99"/>
          <table:table-cell table:style-name="ce4226" table:formula="of:=[.G34]/[.F34]" office:value-type="float" office:value="9.30783081707947" calcext:value-type="float">
            <text:p>9,3</text:p>
          </table:table-cell>
          <table:table-cell table:style-name="ce122"/>
          <table:table-cell table:style-name="ce4053" office:value-type="string" calcext:value-type="string">
            <text:p>termoarcilla</text:p>
          </table:table-cell>
          <table:table-cell table:style-name="ce4047" office:value-type="float" office:value="0.25" calcext:value-type="float">
            <text:p>0,25</text:p>
          </table:table-cell>
          <table:table-cell table:style-name="ce2194" office:value-type="float" office:value="0.24" calcext:value-type="float">
            <text:p>0,24</text:p>
          </table:table-cell>
          <table:table-cell table:style-name="ce4088" table:formula="of:=+[.L36]/[.K36]" office:value-type="float" office:value="0.96" calcext:value-type="float">
            <text:p>0,96</text:p>
          </table:table-cell>
          <table:table-cell table:style-name="ce4047"/>
          <table:table-cell table:style-name="ce4211"/>
          <table:table-cell table:style-name="ce4226" table:formula="of:=[.O34]/[.N34]" office:value-type="float" office:value="6.57551793767845" calcext:value-type="float">
            <text:p>6,6</text:p>
          </table:table-cell>
          <table:table-cell table:style-name="ce122"/>
          <table:table-cell table:style-name="ce4053" office:value-type="string" calcext:value-type="string">
            <text:p>termoarcilla</text:p>
          </table:table-cell>
          <table:table-cell table:style-name="ce4047" office:value-type="float" office:value="0.25" calcext:value-type="float">
            <text:p>0,25</text:p>
          </table:table-cell>
          <table:table-cell table:style-name="ce2194" office:value-type="float" office:value="0.24" calcext:value-type="float">
            <text:p>0,24</text:p>
          </table:table-cell>
          <table:table-cell table:style-name="ce4088" table:formula="of:=+[.T36]/[.S36]" office:value-type="float" office:value="0.96" calcext:value-type="float">
            <text:p>0,96</text:p>
          </table:table-cell>
          <table:table-cell table:style-name="ce4047"/>
          <table:table-cell table:style-name="ce4211"/>
          <table:table-cell table:style-name="ce4226" table:formula="of:=[.W34]/[.V34]" office:value-type="float" office:value="5.08331212994354" calcext:value-type="float">
            <text:p>5,1</text:p>
          </table:table-cell>
          <table:table-cell table:number-columns-repeated="1000"/>
        </table:table-row>
        <table:table-row table:style-name="ro3">
          <table:table-cell table:style-name="ce8"/>
          <table:table-cell table:style-name="ce4052" office:value-type="string" calcext:value-type="string">
            <text:p>Aislamiento</text:p>
          </table:table-cell>
          <table:table-cell table:style-name="ce4069" office:value-type="float" office:value="0.04" calcext:value-type="float">
            <text:p>0,04</text:p>
          </table:table-cell>
          <table:table-cell table:style-name="ce4069" table:formula="of:=[.$D$6]" office:value-type="float" office:value="0.05" calcext:value-type="float">
            <text:p>0,05</text:p>
          </table:table-cell>
          <table:table-cell table:style-name="ce4088" table:formula="of:=+[.D37]/[.C37]" office:value-type="float" office:value="1.25" calcext:value-type="float">
            <text:p>1,25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2" office:value-type="string" calcext:value-type="string">
            <text:p>Aislamiento</text:p>
          </table:table-cell>
          <table:table-cell table:style-name="ce4069" office:value-type="float" office:value="0.04" calcext:value-type="float">
            <text:p>0,04</text:p>
          </table:table-cell>
          <table:table-cell table:style-name="ce4069" table:formula="of:=[.$L$6]" office:value-type="float" office:value="0.1" calcext:value-type="float">
            <text:p>0,1</text:p>
          </table:table-cell>
          <table:table-cell table:style-name="ce4088" table:formula="of:=+[.L37]/[.K37]" office:value-type="float" office:value="2.5" calcext:value-type="float">
            <text:p>2,50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2" office:value-type="string" calcext:value-type="string">
            <text:p>Geopanel</text:p>
          </table:table-cell>
          <table:table-cell table:style-name="ce4069" office:value-type="float" office:value="0.04" calcext:value-type="float">
            <text:p>0,04</text:p>
          </table:table-cell>
          <table:table-cell table:style-name="ce4069" table:formula="of:=[.$T$6]" office:value-type="float" office:value="0.15" calcext:value-type="float">
            <text:p>0,15</text:p>
          </table:table-cell>
          <table:table-cell table:style-name="ce4088" table:formula="of:=+[.T37]/[.S37]" office:value-type="float" office:value="3.75" calcext:value-type="float">
            <text:p>3,75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3">
          <table:table-cell table:style-name="ce8"/>
          <table:table-cell table:style-name="ce4053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2194" office:value-type="float" office:value="0.05" calcext:value-type="float">
            <text:p>0,05</text:p>
          </table:table-cell>
          <table:table-cell table:style-name="ce4088" table:formula="of:=+[.D38]/[.C38]" office:value-type="float" office:value="0.166666666666667" calcext:value-type="float">
            <text:p>0,17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3" office:value-type="string" calcext:value-type="string">
            <text:p>aire lig vent </text:p>
          </table:table-cell>
          <table:table-cell table:style-name="ce4047" office:value-type="float" office:value="0.3" calcext:value-type="float">
            <text:p>0,3</text:p>
          </table:table-cell>
          <table:table-cell table:style-name="ce2194" office:value-type="float" office:value="0.05" calcext:value-type="float">
            <text:p>0,05</text:p>
          </table:table-cell>
          <table:table-cell table:style-name="ce4088" table:formula="of:=+[.L38]/[.K38]" office:value-type="float" office:value="0.166666666666667" calcext:value-type="float">
            <text:p>0,17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3" office:value-type="string" calcext:value-type="string">
            <text:p>aire lig vent </text:p>
          </table:table-cell>
          <table:table-cell table:style-name="ce4047" office:value-type="float" office:value="0.3" calcext:value-type="float">
            <text:p>0,3</text:p>
          </table:table-cell>
          <table:table-cell table:style-name="ce2194" office:value-type="float" office:value="0.05" calcext:value-type="float">
            <text:p>0,05</text:p>
          </table:table-cell>
          <table:table-cell table:style-name="ce4088" table:formula="of:=+[.T38]/[.S38]" office:value-type="float" office:value="0.166666666666667" calcext:value-type="float">
            <text:p>0,17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2">
          <table:table-cell table:style-name="ce13" office:value-type="string" calcext:value-type="string">
            <text:p>Medianeras</text:p>
          </table:table-cell>
          <table:table-cell table:style-name="ce4053" office:value-type="string" calcext:value-type="string">
            <text:p>Satebrik</text:p>
          </table:table-cell>
          <table:table-cell office:value-type="float" office:value="0.33" calcext:value-type="float">
            <text:p>0,33</text:p>
          </table:table-cell>
          <table:table-cell table:style-name="ce2194" office:value-type="float" office:value="0.12" calcext:value-type="float">
            <text:p>0,12</text:p>
          </table:table-cell>
          <table:table-cell table:style-name="ce4088" table:formula="of:=+[.D39]/[.C39]" office:value-type="float" office:value="0.363636363636364" calcext:value-type="float">
            <text:p>0,36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3" office:value-type="string" calcext:value-type="string">
            <text:p>Satebrik</text:p>
          </table:table-cell>
          <table:table-cell table:style-name="ce4047" office:value-type="float" office:value="0.33" calcext:value-type="float">
            <text:p>0,33</text:p>
          </table:table-cell>
          <table:table-cell table:style-name="ce2194" office:value-type="float" office:value="0.12" calcext:value-type="float">
            <text:p>0,12</text:p>
          </table:table-cell>
          <table:table-cell table:style-name="ce4088" table:formula="of:=+[.L39]/[.K39]" office:value-type="float" office:value="0.363636363636364" calcext:value-type="float">
            <text:p>0,36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3" office:value-type="string" calcext:value-type="string">
            <text:p>Satebrik</text:p>
          </table:table-cell>
          <table:table-cell table:style-name="ce4047" office:value-type="float" office:value="0.33" calcext:value-type="float">
            <text:p>0,33</text:p>
          </table:table-cell>
          <table:table-cell table:style-name="ce2194" office:value-type="float" office:value="0.12" calcext:value-type="float">
            <text:p>0,12</text:p>
          </table:table-cell>
          <table:table-cell table:style-name="ce4088" table:formula="of:=+[.T39]/[.S39]" office:value-type="float" office:value="0.363636363636364" calcext:value-type="float">
            <text:p>0,36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5">
          <table:table-cell table:style-name="ce7" office:value-type="string" calcext:value-type="string">
            <text:p>U lim <text:s text:c="3"/>w/m2K</text:p>
          </table:table-cell>
          <table:table-cell table:style-name="ce4051" office:value-type="string" calcext:value-type="string">
            <text:p>Mortero cal</text:p>
          </table:table-cell>
          <table:table-cell office:value-type="float" office:value="0.8" calcext:value-type="float">
            <text:p>0,8</text:p>
          </table:table-cell>
          <table:table-cell table:style-name="ce4081" office:value-type="float" office:value="0.025" calcext:value-type="float">
            <text:p>0,025</text:p>
          </table:table-cell>
          <table:table-cell table:style-name="ce4088" table:formula="of:=+[.D40]/[.C40]" office:value-type="float" office:value="0.03125" calcext:value-type="float">
            <text:p>0,03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1" office:value-type="string" calcext:value-type="string">
            <text:p>Mortero cal</text:p>
          </table:table-cell>
          <table:table-cell table:style-name="ce4047" office:value-type="float" office:value="0.8" calcext:value-type="float">
            <text:p>0,8</text:p>
          </table:table-cell>
          <table:table-cell table:style-name="ce4081" office:value-type="float" office:value="0.025" calcext:value-type="float">
            <text:p>0,025</text:p>
          </table:table-cell>
          <table:table-cell table:style-name="ce4088" table:formula="of:=+[.L40]/[.K40]" office:value-type="float" office:value="0.03125" calcext:value-type="float">
            <text:p>0,03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1" office:value-type="string" calcext:value-type="string">
            <text:p>Mortero cal</text:p>
          </table:table-cell>
          <table:table-cell table:style-name="ce4047" office:value-type="float" office:value="0.8" calcext:value-type="float">
            <text:p>0,8</text:p>
          </table:table-cell>
          <table:table-cell table:style-name="ce4081" office:value-type="float" office:value="0.025" calcext:value-type="float">
            <text:p>0,025</text:p>
          </table:table-cell>
          <table:table-cell table:style-name="ce4088" table:formula="of:=+[.T40]/[.S40]" office:value-type="float" office:value="0.03125" calcext:value-type="float">
            <text:p>0,03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3">
          <table:table-cell table:style-name="ce8" office:value-type="float" office:value="0.41" calcext:value-type="float">
            <text:p>0,41</text:p>
          </table:table-cell>
          <table:table-cell table:style-name="ce4051" office:value-type="string" calcext:value-type="string">
            <text:p>Rse=</text:p>
          </table:table-cell>
          <table:table-cell table:style-name="ce4068" table:number-columns-repeated="2"/>
          <table:table-cell table:style-name="ce3117" office:value-type="float" office:value="0.04" calcext:value-type="float">
            <text:p>0,04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1" office:value-type="string" calcext:value-type="string">
            <text:p>Rse=</text:p>
          </table:table-cell>
          <table:table-cell table:style-name="ce4068" table:number-columns-repeated="2"/>
          <table:table-cell table:style-name="ce3117" office:value-type="float" office:value="0.04" calcext:value-type="float">
            <text:p>0,04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1" office:value-type="string" calcext:value-type="string">
            <text:p>Rse=</text:p>
          </table:table-cell>
          <table:table-cell table:style-name="ce4068" table:number-columns-repeated="2"/>
          <table:table-cell table:style-name="ce3117" office:value-type="float" office:value="0.04" calcext:value-type="float">
            <text:p>0,04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3">
          <table:table-cell table:style-name="ce8"/>
          <table:table-cell table:style-name="ce4058" office:value-type="string" calcext:value-type="string">
            <text:p>Ut=</text:p>
          </table:table-cell>
          <table:table-cell table:style-name="ce4073" table:formula="of:=1/[.E42]" office:value-type="float" office:value="0.332422529181409" calcext:value-type="float">
            <text:p>0,33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E34:.E41])" office:value-type="float" office:value="3.0082196969697" calcext:value-type="float">
            <text:p>3,01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8" office:value-type="string" calcext:value-type="string">
            <text:p>Ut=</text:p>
          </table:table-cell>
          <table:table-cell table:style-name="ce4073" table:formula="of:=1/[.M42]" office:value-type="float" office:value="0.234839926345659" calcext:value-type="float">
            <text:p>0,23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M34:.M41])" office:value-type="float" office:value="4.2582196969697" calcext:value-type="float">
            <text:p>4,26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8" office:value-type="string" calcext:value-type="string">
            <text:p>Ut=</text:p>
          </table:table-cell>
          <table:table-cell table:style-name="ce4073" table:formula="of:=1/[.U42]" office:value-type="float" office:value="0.181546861783698" calcext:value-type="float">
            <text:p>0,18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U34:.U41])" office:value-type="float" office:value="5.5082196969697" calcext:value-type="float">
            <text:p>5,51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3">
          <table:table-cell table:style-name="ce9"/>
          <table:table-cell table:style-name="ce33"/>
          <table:table-cell table:style-name="ce51"/>
          <table:table-cell table:style-name="ce63" table:number-columns-repeated="2"/>
          <table:table-cell table:style-name="ce51"/>
          <table:table-cell table:style-name="ce100"/>
          <table:table-cell table:style-name="ce2289"/>
          <table:table-cell table:style-name="ce120"/>
          <table:table-cell table:style-name="ce4055"/>
          <table:table-cell table:style-name="ce4047"/>
          <table:table-cell table:number-columns-repeated="2"/>
          <table:table-cell table:style-name="ce4047"/>
          <table:table-cell table:style-name="ce4208"/>
          <table:table-cell table:style-name="ce2289"/>
          <table:table-cell table:style-name="ce120"/>
          <table:table-cell table:style-name="ce4055"/>
          <table:table-cell table:style-name="ce4047"/>
          <table:table-cell table:number-columns-repeated="2"/>
          <table:table-cell table:style-name="ce4047"/>
          <table:table-cell table:style-name="ce4208"/>
          <table:table-cell table:style-name="ce2289"/>
          <table:table-cell table:number-columns-repeated="1000"/>
        </table:table-row>
        <table:table-row table:style-name="ro3">
          <table:table-cell table:style-name="ce6" office:value-type="string" calcext:value-type="string">
            <text:p>FAC_Sotano</text:p>
          </table:table-cell>
          <table:table-cell table:style-name="ce22" office:value-type="string" calcext:value-type="string">
            <text:p>CAPAS</text:p>
          </table:table-cell>
          <table:table-cell table:style-name="ce42" office:value-type="string" calcext:value-type="string">
            <text:p>CONDUCT.</text:p>
          </table:table-cell>
          <table:table-cell table:style-name="ce42" office:value-type="string" calcext:value-type="string">
            <text:p>e (m)</text:p>
          </table:table-cell>
          <table:table-cell table:style-name="ce42" office:value-type="string" calcext:value-type="string">
            <text:p>R</text:p>
          </table:table-cell>
          <table:table-cell table:style-name="ce78" office:value-type="string" calcext:value-type="string">
            <text:p>M2</text:p>
          </table:table-cell>
          <table:table-cell table:style-name="ce88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CAPAS</text:p>
          </table:table-cell>
          <table:table-cell table:style-name="ce4072" office:value-type="string" calcext:value-type="string">
            <text:p>CONDUCT.</text:p>
          </table:table-cell>
          <table:table-cell table:style-name="ce4072" office:value-type="string" calcext:value-type="string">
            <text:p>e (m)</text:p>
          </table:table-cell>
          <table:table-cell table:style-name="ce4072" office:value-type="string" calcext:value-type="string">
            <text:p>R</text:p>
          </table:table-cell>
          <table:table-cell table:style-name="ce4098" office:value-type="string" calcext:value-type="string">
            <text:p>M2</text:p>
          </table:table-cell>
          <table:table-cell table:style-name="ce4209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CAPAS</text:p>
          </table:table-cell>
          <table:table-cell table:style-name="ce4072" office:value-type="string" calcext:value-type="string">
            <text:p>CONDUCT.</text:p>
          </table:table-cell>
          <table:table-cell table:style-name="ce4072" office:value-type="string" calcext:value-type="string">
            <text:p>e (m)</text:p>
          </table:table-cell>
          <table:table-cell table:style-name="ce4072" office:value-type="string" calcext:value-type="string">
            <text:p>R</text:p>
          </table:table-cell>
          <table:table-cell table:style-name="ce4098" office:value-type="string" calcext:value-type="string">
            <text:p>M2</text:p>
          </table:table-cell>
          <table:table-cell table:style-name="ce4209" office:value-type="string" calcext:value-type="string">
            <text:p>Perdidas</text:p>
          </table:table-cell>
          <table:table-cell table:style-name="ce2289"/>
          <table:table-cell table:number-columns-repeated="1000"/>
        </table:table-row>
        <table:table-row table:style-name="ro2">
          <table:table-cell table:style-name="ce12"/>
          <table:table-cell table:style-name="ce4050" office:value-type="string" calcext:value-type="string">
            <text:p>Rsi=</text:p>
          </table:table-cell>
          <table:table-cell table:style-name="ce4067"/>
          <table:table-cell table:style-name="ce4080"/>
          <table:table-cell table:style-name="ce2894" office:value-type="float" office:value="0.13" calcext:value-type="float">
            <text:p>0,13</text:p>
          </table:table-cell>
          <table:table-cell table:style-name="ce4102" office:value-type="float" office:value="0" calcext:value-type="float">
            <text:p>0,0</text:p>
          </table:table-cell>
          <table:table-cell table:style-name="ce98" table:formula="of:=+[.F45]*[.C53]*([.C8]-[.E8])" office:value-type="float" office:value="0" calcext:value-type="float">
            <text:p>0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0" office:value-type="string" calcext:value-type="string">
            <text:p>Rsi=</text:p>
          </table:table-cell>
          <table:table-cell table:style-name="ce4067"/>
          <table:table-cell table:style-name="ce4080"/>
          <table:table-cell table:style-name="ce2894" office:value-type="float" office:value="0.13" calcext:value-type="float">
            <text:p>0,13</text:p>
          </table:table-cell>
          <table:table-cell table:style-name="ce4102" table:formula="of:=[.F45]" office:value-type="float" office:value="0" calcext:value-type="float">
            <text:p>0,0</text:p>
          </table:table-cell>
          <table:table-cell table:style-name="ce4210" table:formula="of:=+[.N45]*[.K53]*([.K8]-[.M8])" office:value-type="float" office:value="0" calcext:value-type="float">
            <text:p>0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0" office:value-type="string" calcext:value-type="string">
            <text:p>Rsi=</text:p>
          </table:table-cell>
          <table:table-cell table:style-name="ce4067"/>
          <table:table-cell table:style-name="ce4080"/>
          <table:table-cell table:style-name="ce2894" office:value-type="float" office:value="0.13" calcext:value-type="float">
            <text:p>0,13</text:p>
          </table:table-cell>
          <table:table-cell table:style-name="ce4102" table:formula="of:=[.F45]" office:value-type="float" office:value="0" calcext:value-type="float">
            <text:p>0,0</text:p>
          </table:table-cell>
          <table:table-cell table:style-name="ce4210" table:formula="of:=+[.V45]*[.S53]*([.S8]-[.U8])" office:value-type="float" office:value="0" calcext:value-type="float">
            <text:p>0</text:p>
          </table:table-cell>
          <table:table-cell table:style-name="ce2289" office:value-type="string" calcext:value-type="string">
            <text:p>W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U lim <text:s text:c="3"/>w/m2K</text:p>
          </table:table-cell>
          <table:table-cell table:style-name="ce4051" office:value-type="string" calcext:value-type="string">
            <text:p>Perliyeso</text:p>
          </table:table-cell>
          <table:table-cell table:style-name="ce4068" office:value-type="float" office:value="0.15" calcext:value-type="float">
            <text:p>0,15</text:p>
          </table:table-cell>
          <table:table-cell table:style-name="ce4068" office:value-type="float" office:value="0.01" calcext:value-type="float">
            <text:p>0,01</text:p>
          </table:table-cell>
          <table:table-cell table:style-name="ce4088" table:formula="of:=+[.D46]/[.C46]" office:value-type="float" office:value="0.0666666666666667" calcext:value-type="float">
            <text:p>0,07</text:p>
          </table:table-cell>
          <table:table-cell table:style-name="ce4102"/>
          <table:table-cell table:style-name="ce90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1" office:value-type="string" calcext:value-type="string">
            <text:p>Perliyeso</text:p>
          </table:table-cell>
          <table:table-cell table:style-name="ce4068" office:value-type="float" office:value="0.15" calcext:value-type="float">
            <text:p>0,15</text:p>
          </table:table-cell>
          <table:table-cell table:style-name="ce4068" office:value-type="float" office:value="0.01" calcext:value-type="float">
            <text:p>0,01</text:p>
          </table:table-cell>
          <table:table-cell table:style-name="ce4088" table:formula="of:=+[.L46]/[.K46]" office:value-type="float" office:value="0.0666666666666667" calcext:value-type="float">
            <text:p>0,07</text:p>
          </table:table-cell>
          <table:table-cell table:style-name="ce4102"/>
          <table:table-cell table:style-name="Default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1" office:value-type="string" calcext:value-type="string">
            <text:p>Perliyeso</text:p>
          </table:table-cell>
          <table:table-cell table:style-name="ce4068" office:value-type="float" office:value="0.15" calcext:value-type="float">
            <text:p>0,15</text:p>
          </table:table-cell>
          <table:table-cell table:style-name="ce4068" office:value-type="float" office:value="0.01" calcext:value-type="float">
            <text:p>0,01</text:p>
          </table:table-cell>
          <table:table-cell table:style-name="ce4088" table:formula="of:=+[.T46]/[.S46]" office:value-type="float" office:value="0.0666666666666667" calcext:value-type="float">
            <text:p>0,07</text:p>
          </table:table-cell>
          <table:table-cell table:style-name="ce4102"/>
          <table:table-cell table:style-name="Default"/>
          <table:table-cell table:style-name="ce4225" office:value-type="string" calcext:value-type="string">
            <text:p>w/m2</text:p>
          </table:table-cell>
          <table:table-cell table:number-columns-repeated="1000"/>
        </table:table-row>
        <table:table-row table:style-name="ro3">
          <table:table-cell table:style-name="ce8" office:value-type="float" office:value="0.41" calcext:value-type="float">
            <text:p>0,41</text:p>
          </table:table-cell>
          <table:table-cell table:style-name="ce4053" office:value-type="string" calcext:value-type="string">
            <text:p>HD</text:p>
          </table:table-cell>
          <table:table-cell office:value-type="float" office:value="0.8" calcext:value-type="float">
            <text:p>0,8</text:p>
          </table:table-cell>
          <table:table-cell table:style-name="ce2194" office:value-type="float" office:value="0.12" calcext:value-type="float">
            <text:p>0,12</text:p>
          </table:table-cell>
          <table:table-cell table:style-name="ce4088" table:formula="of:=+[.D47]/[.C47]" office:value-type="float" office:value="0.15" calcext:value-type="float">
            <text:p>0,15</text:p>
          </table:table-cell>
          <table:table-cell/>
          <table:table-cell table:style-name="ce99"/>
          <table:table-cell table:style-name="ce4226" table:formula="of:=[.G45]/[.F45]" office:value-type="string" office:string-value="" calcext:value-type="error">
            <text:p>#DIV/0 !</text:p>
          </table:table-cell>
          <table:table-cell table:style-name="ce122"/>
          <table:table-cell table:style-name="ce4053" office:value-type="string" calcext:value-type="string">
            <text:p>HD</text:p>
          </table:table-cell>
          <table:table-cell table:style-name="ce4047" office:value-type="float" office:value="0.8" calcext:value-type="float">
            <text:p>0,8</text:p>
          </table:table-cell>
          <table:table-cell table:style-name="ce2194" office:value-type="float" office:value="0.12" calcext:value-type="float">
            <text:p>0,12</text:p>
          </table:table-cell>
          <table:table-cell table:style-name="ce4088" table:formula="of:=+[.L47]/[.K47]" office:value-type="float" office:value="0.15" calcext:value-type="float">
            <text:p>0,15</text:p>
          </table:table-cell>
          <table:table-cell table:style-name="ce4047"/>
          <table:table-cell table:style-name="ce4211"/>
          <table:table-cell table:style-name="ce4226" table:formula="of:=[.O45]/[.N45]" office:value-type="string" office:string-value="" calcext:value-type="error">
            <text:p>#DIV/0 !</text:p>
          </table:table-cell>
          <table:table-cell table:style-name="ce122"/>
          <table:table-cell table:style-name="ce4053" office:value-type="string" calcext:value-type="string">
            <text:p>HD</text:p>
          </table:table-cell>
          <table:table-cell table:style-name="ce4047" office:value-type="float" office:value="0.8" calcext:value-type="float">
            <text:p>0,8</text:p>
          </table:table-cell>
          <table:table-cell table:style-name="ce2194" office:value-type="float" office:value="0.12" calcext:value-type="float">
            <text:p>0,12</text:p>
          </table:table-cell>
          <table:table-cell table:style-name="ce4088" table:formula="of:=+[.T47]/[.S47]" office:value-type="float" office:value="0.15" calcext:value-type="float">
            <text:p>0,15</text:p>
          </table:table-cell>
          <table:table-cell table:style-name="ce4047"/>
          <table:table-cell table:style-name="ce4211"/>
          <table:table-cell table:style-name="ce4226" table:formula="of:=[.W45]/[.V45]" office:value-type="string" office:string-value="" calcext:value-type="error">
            <text:p>#DIV/0 !</text:p>
          </table:table-cell>
          <table:table-cell table:number-columns-repeated="1000"/>
        </table:table-row>
        <table:table-row table:style-name="ro3">
          <table:table-cell table:style-name="ce8"/>
          <table:table-cell table:style-name="ce4052" office:value-type="string" calcext:value-type="string">
            <text:p>Aislamiento</text:p>
          </table:table-cell>
          <table:table-cell table:style-name="ce4069" office:value-type="float" office:value="0.04" calcext:value-type="float">
            <text:p>0,04</text:p>
          </table:table-cell>
          <table:table-cell table:style-name="ce4069" table:formula="of:=[.$D$6]" office:value-type="float" office:value="0.05" calcext:value-type="float">
            <text:p>0,05</text:p>
          </table:table-cell>
          <table:table-cell table:style-name="ce4088" table:formula="of:=+[.D48]/[.C48]" office:value-type="float" office:value="1.25" calcext:value-type="float">
            <text:p>1,25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2" office:value-type="string" calcext:value-type="string">
            <text:p>Aislamiento</text:p>
          </table:table-cell>
          <table:table-cell table:style-name="ce4069" office:value-type="float" office:value="0.04" calcext:value-type="float">
            <text:p>0,04</text:p>
          </table:table-cell>
          <table:table-cell table:style-name="ce4069" table:formula="of:=[.$L$6]" office:value-type="float" office:value="0.1" calcext:value-type="float">
            <text:p>0,1</text:p>
          </table:table-cell>
          <table:table-cell table:style-name="ce4088" table:formula="of:=+[.L48]/[.K48]" office:value-type="float" office:value="2.5" calcext:value-type="float">
            <text:p>2,50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2" office:value-type="string" calcext:value-type="string">
            <text:p>Aislamiento</text:p>
          </table:table-cell>
          <table:table-cell table:style-name="ce4069" office:value-type="float" office:value="0.04" calcext:value-type="float">
            <text:p>0,04</text:p>
          </table:table-cell>
          <table:table-cell table:style-name="ce4069" table:formula="of:=[.$T$6]" office:value-type="float" office:value="0.15" calcext:value-type="float">
            <text:p>0,15</text:p>
          </table:table-cell>
          <table:table-cell table:style-name="ce4088" table:formula="of:=+[.T48]/[.S48]" office:value-type="float" office:value="3.75" calcext:value-type="float">
            <text:p>3,75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3">
          <table:table-cell table:style-name="ce8"/>
          <table:table-cell table:style-name="ce4053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2194" office:value-type="float" office:value="0.03" calcext:value-type="float">
            <text:p>0,03</text:p>
          </table:table-cell>
          <table:table-cell table:style-name="ce4088" table:formula="of:=+[.D49]/[.C49]" office:value-type="float" office:value="0.1" calcext:value-type="float">
            <text:p>0,10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3" office:value-type="string" calcext:value-type="string">
            <text:p>aire lig vent </text:p>
          </table:table-cell>
          <table:table-cell table:style-name="ce4047" office:value-type="float" office:value="0.3" calcext:value-type="float">
            <text:p>0,3</text:p>
          </table:table-cell>
          <table:table-cell table:style-name="ce2194" office:value-type="float" office:value="0.03" calcext:value-type="float">
            <text:p>0,03</text:p>
          </table:table-cell>
          <table:table-cell table:style-name="ce4088" table:formula="of:=+[.L49]/[.K49]" office:value-type="float" office:value="0.1" calcext:value-type="float">
            <text:p>0,10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3" office:value-type="string" calcext:value-type="string">
            <text:p>aire lig vent </text:p>
          </table:table-cell>
          <table:table-cell table:style-name="ce4047" office:value-type="float" office:value="0.3" calcext:value-type="float">
            <text:p>0,3</text:p>
          </table:table-cell>
          <table:table-cell table:style-name="ce2194" office:value-type="float" office:value="0.03" calcext:value-type="float">
            <text:p>0,03</text:p>
          </table:table-cell>
          <table:table-cell table:style-name="ce4088" table:formula="of:=+[.T49]/[.S49]" office:value-type="float" office:value="0.1" calcext:value-type="float">
            <text:p>0,10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2">
          <table:table-cell table:style-name="ce13" office:value-type="string" calcext:value-type="string">
            <text:p>Medianeras</text:p>
          </table:table-cell>
          <table:table-cell table:style-name="ce4053" office:value-type="string" calcext:value-type="string">
            <text:p>termoarcilla</text:p>
          </table:table-cell>
          <table:table-cell office:value-type="float" office:value="0.25" calcext:value-type="float">
            <text:p>0,25</text:p>
          </table:table-cell>
          <table:table-cell table:style-name="ce2194" office:value-type="float" office:value="0.29" calcext:value-type="float">
            <text:p>0,29</text:p>
          </table:table-cell>
          <table:table-cell table:style-name="ce4088" table:formula="of:=+[.D50]/[.C50]" office:value-type="float" office:value="1.16" calcext:value-type="float">
            <text:p>1,16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3" office:value-type="string" calcext:value-type="string">
            <text:p>termoarcilla</text:p>
          </table:table-cell>
          <table:table-cell table:style-name="ce4047" office:value-type="float" office:value="0.25" calcext:value-type="float">
            <text:p>0,25</text:p>
          </table:table-cell>
          <table:table-cell table:style-name="ce2194" office:value-type="float" office:value="0.29" calcext:value-type="float">
            <text:p>0,29</text:p>
          </table:table-cell>
          <table:table-cell table:style-name="ce4088" table:formula="of:=+[.L50]/[.K50]" office:value-type="float" office:value="1.16" calcext:value-type="float">
            <text:p>1,16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3" office:value-type="string" calcext:value-type="string">
            <text:p>termoarcilla</text:p>
          </table:table-cell>
          <table:table-cell table:style-name="ce4047" office:value-type="float" office:value="0.25" calcext:value-type="float">
            <text:p>0,25</text:p>
          </table:table-cell>
          <table:table-cell table:style-name="ce2194" office:value-type="float" office:value="0.29" calcext:value-type="float">
            <text:p>0,29</text:p>
          </table:table-cell>
          <table:table-cell table:style-name="ce4088" table:formula="of:=+[.T50]/[.S50]" office:value-type="float" office:value="1.16" calcext:value-type="float">
            <text:p>1,16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5">
          <table:table-cell table:style-name="ce7" office:value-type="string" calcext:value-type="string">
            <text:p>U lim <text:s text:c="3"/>w/m2K</text:p>
          </table:table-cell>
          <table:table-cell table:style-name="ce4051" office:value-type="string" calcext:value-type="string">
            <text:p>Mortero cal</text:p>
          </table:table-cell>
          <table:table-cell office:value-type="float" office:value="0.8" calcext:value-type="float">
            <text:p>0,8</text:p>
          </table:table-cell>
          <table:table-cell table:style-name="ce4081" office:value-type="float" office:value="0.005" calcext:value-type="float">
            <text:p>0,005</text:p>
          </table:table-cell>
          <table:table-cell table:style-name="ce4088" table:formula="of:=+[.D51]/[.C51]" office:value-type="float" office:value="0.00625" calcext:value-type="float">
            <text:p>0,01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1" office:value-type="string" calcext:value-type="string">
            <text:p>Mortero cal</text:p>
          </table:table-cell>
          <table:table-cell table:style-name="ce4047" office:value-type="float" office:value="0.8" calcext:value-type="float">
            <text:p>0,8</text:p>
          </table:table-cell>
          <table:table-cell table:style-name="ce4081" office:value-type="float" office:value="0.005" calcext:value-type="float">
            <text:p>0,005</text:p>
          </table:table-cell>
          <table:table-cell table:style-name="ce4088" table:formula="of:=+[.L51]/[.K51]" office:value-type="float" office:value="0.00625" calcext:value-type="float">
            <text:p>0,01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1" office:value-type="string" calcext:value-type="string">
            <text:p>Mortero cal</text:p>
          </table:table-cell>
          <table:table-cell table:style-name="ce4047" office:value-type="float" office:value="0.8" calcext:value-type="float">
            <text:p>0,8</text:p>
          </table:table-cell>
          <table:table-cell table:style-name="ce4081" office:value-type="float" office:value="0.005" calcext:value-type="float">
            <text:p>0,005</text:p>
          </table:table-cell>
          <table:table-cell table:style-name="ce4088" table:formula="of:=+[.T51]/[.S51]" office:value-type="float" office:value="0.00625" calcext:value-type="float">
            <text:p>0,01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3">
          <table:table-cell table:style-name="ce8" office:value-type="float" office:value="0.41" calcext:value-type="float">
            <text:p>0,41</text:p>
          </table:table-cell>
          <table:table-cell table:style-name="ce4051" office:value-type="string" calcext:value-type="string">
            <text:p>Rse=</text:p>
          </table:table-cell>
          <table:table-cell table:style-name="ce4068" table:number-columns-repeated="2"/>
          <table:table-cell table:style-name="ce3117" office:value-type="float" office:value="0" calcext:value-type="float">
            <text:p>0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1" office:value-type="string" calcext:value-type="string">
            <text:p>Rse=</text:p>
          </table:table-cell>
          <table:table-cell table:style-name="ce4068" table:number-columns-repeated="2"/>
          <table:table-cell table:style-name="ce3117" office:value-type="float" office:value="0" calcext:value-type="float">
            <text:p>0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1" office:value-type="string" calcext:value-type="string">
            <text:p>Rse=</text:p>
          </table:table-cell>
          <table:table-cell table:style-name="ce4068" table:number-columns-repeated="2"/>
          <table:table-cell table:style-name="ce3117" office:value-type="float" office:value="0" calcext:value-type="float">
            <text:p>0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3">
          <table:table-cell table:style-name="ce8"/>
          <table:table-cell table:style-name="ce4058" office:value-type="string" calcext:value-type="string">
            <text:p>Ut=</text:p>
          </table:table-cell>
          <table:table-cell table:style-name="ce4073" table:formula="of:=1/[.E53]" office:value-type="float" office:value="0.34929413476932" calcext:value-type="float">
            <text:p>0,35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E45:.E52])" office:value-type="float" office:value="2.86291666666667" calcext:value-type="float">
            <text:p>2,86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8" office:value-type="string" calcext:value-type="string">
            <text:p>Ut=</text:p>
          </table:table-cell>
          <table:table-cell table:style-name="ce4073" table:formula="of:=1/[.M53]" office:value-type="float" office:value="0.243136460338365" calcext:value-type="float">
            <text:p>0,24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M45:.M52])" office:value-type="float" office:value="4.11291666666667" calcext:value-type="float">
            <text:p>4,11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8" office:value-type="string" calcext:value-type="string">
            <text:p>Ut=</text:p>
          </table:table-cell>
          <table:table-cell table:style-name="ce4073" table:formula="of:=1/[.U53]" office:value-type="float" office:value="0.186465698080957" calcext:value-type="float">
            <text:p>0,19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U45:.U52])" office:value-type="float" office:value="5.36291666666667" calcext:value-type="float">
            <text:p>5,36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3">
          <table:table-cell table:style-name="ce9"/>
          <table:table-cell table:style-name="ce33"/>
          <table:table-cell table:style-name="ce51"/>
          <table:table-cell table:style-name="ce63" table:number-columns-repeated="2"/>
          <table:table-cell table:style-name="ce51"/>
          <table:table-cell table:style-name="ce100"/>
          <table:table-cell table:style-name="ce2289"/>
          <table:table-cell table:style-name="ce120"/>
          <table:table-cell table:style-name="ce4055"/>
          <table:table-cell table:style-name="ce4047"/>
          <table:table-cell table:number-columns-repeated="2"/>
          <table:table-cell table:style-name="ce4047"/>
          <table:table-cell table:style-name="ce4208"/>
          <table:table-cell table:style-name="ce2289"/>
          <table:table-cell table:style-name="ce120"/>
          <table:table-cell table:style-name="ce4055"/>
          <table:table-cell table:style-name="ce4047"/>
          <table:table-cell table:number-columns-repeated="2"/>
          <table:table-cell table:style-name="ce4047"/>
          <table:table-cell table:style-name="ce4208"/>
          <table:table-cell table:style-name="ce2289"/>
          <table:table-cell table:number-columns-repeated="1000"/>
        </table:table-row>
        <table:table-row table:style-name="ro3">
          <table:table-cell table:style-name="ce6" office:value-type="string" calcext:value-type="string">
            <text:p>VENTANAS</text:p>
          </table:table-cell>
          <table:table-cell table:style-name="ce22" office:value-type="string" calcext:value-type="string">
            <text:p>CAPAS</text:p>
          </table:table-cell>
          <table:table-cell table:style-name="ce42" office:value-type="string" calcext:value-type="string">
            <text:p>CONDUCT.</text:p>
          </table:table-cell>
          <table:table-cell table:style-name="ce42" office:value-type="string" calcext:value-type="string">
            <text:p>e (m)</text:p>
          </table:table-cell>
          <table:table-cell table:style-name="ce42" office:value-type="string" calcext:value-type="string">
            <text:p>R</text:p>
          </table:table-cell>
          <table:table-cell table:style-name="ce78" office:value-type="string" calcext:value-type="string">
            <text:p>M2</text:p>
          </table:table-cell>
          <table:table-cell table:style-name="ce88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CAPAS</text:p>
          </table:table-cell>
          <table:table-cell table:style-name="ce4072" office:value-type="string" calcext:value-type="string">
            <text:p>CONDUCT.</text:p>
          </table:table-cell>
          <table:table-cell table:style-name="ce4072" office:value-type="string" calcext:value-type="string">
            <text:p>e (m)</text:p>
          </table:table-cell>
          <table:table-cell table:style-name="ce4072" office:value-type="string" calcext:value-type="string">
            <text:p>R</text:p>
          </table:table-cell>
          <table:table-cell table:style-name="ce4098" office:value-type="string" calcext:value-type="string">
            <text:p>M2</text:p>
          </table:table-cell>
          <table:table-cell table:style-name="ce4209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CAPAS</text:p>
          </table:table-cell>
          <table:table-cell table:style-name="ce4072" office:value-type="string" calcext:value-type="string">
            <text:p>CONDUCT.</text:p>
          </table:table-cell>
          <table:table-cell table:style-name="ce4072" office:value-type="string" calcext:value-type="string">
            <text:p>e (m)</text:p>
          </table:table-cell>
          <table:table-cell table:style-name="ce4072" office:value-type="string" calcext:value-type="string">
            <text:p>R</text:p>
          </table:table-cell>
          <table:table-cell table:style-name="ce4098" office:value-type="string" calcext:value-type="string">
            <text:p>M2</text:p>
          </table:table-cell>
          <table:table-cell table:style-name="ce4209" office:value-type="string" calcext:value-type="string">
            <text:p>Perdidas</text:p>
          </table:table-cell>
          <table:table-cell table:style-name="ce2289"/>
          <table:table-cell table:number-columns-repeated="1000"/>
        </table:table-row>
        <table:table-row table:style-name="ro5">
          <table:table-cell table:style-name="ce7"/>
          <table:table-cell table:style-name="ce4053" office:value-type="string" calcext:value-type="string">
            <text:p>Rsi=</text:p>
          </table:table-cell>
          <table:table-cell/>
          <table:table-cell table:style-name="ce4081"/>
          <table:table-cell table:style-name="ce4047" office:value-type="float" office:value="0.13" calcext:value-type="float">
            <text:p>0,13</text:p>
          </table:table-cell>
          <table:table-cell office:value-type="float" office:value="25" calcext:value-type="float">
            <text:p>25</text:p>
          </table:table-cell>
          <table:table-cell table:style-name="ce98" table:formula="of:=+[.F56]*[.C59]*([.C8]-[.E8])" office:value-type="float" office:value="909.09090909091" calcext:value-type="float">
            <text:p>909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3" office:value-type="string" calcext:value-type="string">
            <text:p>Rsi=</text:p>
          </table:table-cell>
          <table:table-cell table:style-name="ce4047"/>
          <table:table-cell table:style-name="ce4081"/>
          <table:table-cell table:style-name="ce4047" office:value-type="float" office:value="0.13" calcext:value-type="float">
            <text:p>0,13</text:p>
          </table:table-cell>
          <table:table-cell table:style-name="ce4047" table:formula="of:=[.F56]" office:value-type="float" office:value="25" calcext:value-type="float">
            <text:p>25</text:p>
          </table:table-cell>
          <table:table-cell table:style-name="ce4210" table:formula="of:=+[.N56]*[.K59]*([.K8]-[.M8])" office:value-type="float" office:value="909.09090909091" calcext:value-type="float">
            <text:p>909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3" office:value-type="string" calcext:value-type="string">
            <text:p>Rsi=</text:p>
          </table:table-cell>
          <table:table-cell table:style-name="ce4047"/>
          <table:table-cell table:style-name="ce4081"/>
          <table:table-cell table:style-name="ce4047" office:value-type="float" office:value="0.13" calcext:value-type="float">
            <text:p>0,13</text:p>
          </table:table-cell>
          <table:table-cell table:style-name="ce4047" table:formula="of:=[.F56]" office:value-type="float" office:value="25" calcext:value-type="float">
            <text:p>25</text:p>
          </table:table-cell>
          <table:table-cell table:style-name="ce4210" table:formula="of:=+[.V56]*[.S59]*([.S8]-[.U8])" office:value-type="float" office:value="909.09090909091" calcext:value-type="float">
            <text:p>909</text:p>
          </table:table-cell>
          <table:table-cell table:style-name="ce2289" office:value-type="string" calcext:value-type="string">
            <text:p>W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U lim <text:s text:c="3"/>w/m2K</text:p>
          </table:table-cell>
          <table:table-cell table:style-name="ce4053" office:value-type="string" calcext:value-type="string">
            <text:p>c RATED</text:p>
          </table:table-cell>
          <table:table-cell/>
          <table:table-cell table:style-name="ce2194"/>
          <table:table-cell table:style-name="ce2216" office:value-type="float" office:value="0.6" calcext:value-type="float">
            <text:p>0,60</text:p>
          </table:table-cell>
          <table:table-cell/>
          <table:table-cell table:style-name="ce90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3" office:value-type="string" calcext:value-type="string">
            <text:p>c RATED</text:p>
          </table:table-cell>
          <table:table-cell table:style-name="ce4047"/>
          <table:table-cell table:style-name="ce2194"/>
          <table:table-cell table:style-name="ce2216" office:value-type="float" office:value="0.6" calcext:value-type="float">
            <text:p>0,60</text:p>
          </table:table-cell>
          <table:table-cell table:style-name="ce4047"/>
          <table:table-cell table:style-name="Default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3" office:value-type="string" calcext:value-type="string">
            <text:p>c RATED</text:p>
          </table:table-cell>
          <table:table-cell table:style-name="ce4047"/>
          <table:table-cell table:style-name="ce2194"/>
          <table:table-cell table:style-name="ce2216" office:value-type="float" office:value="0.6" calcext:value-type="float">
            <text:p>0,60</text:p>
          </table:table-cell>
          <table:table-cell table:style-name="ce4047"/>
          <table:table-cell table:style-name="Default"/>
          <table:table-cell table:style-name="ce4225" office:value-type="string" calcext:value-type="string">
            <text:p>w/m2</text:p>
          </table:table-cell>
          <table:table-cell table:number-columns-repeated="1000"/>
        </table:table-row>
        <table:table-row table:style-name="ro3">
          <table:table-cell table:style-name="ce8" office:value-type="float" office:value="1.8" calcext:value-type="float">
            <text:p>1,8</text:p>
          </table:table-cell>
          <table:table-cell table:style-name="ce4053" office:value-type="string" calcext:value-type="string">
            <text:p>Rse=</text:p>
          </table:table-cell>
          <table:table-cell/>
          <table:table-cell table:style-name="ce2194"/>
          <table:table-cell table:style-name="ce4047" office:value-type="float" office:value="0.04" calcext:value-type="float">
            <text:p>0,04</text:p>
          </table:table-cell>
          <table:table-cell/>
          <table:table-cell table:style-name="ce99"/>
          <table:table-cell table:style-name="ce4226" table:formula="of:=[.G56]/[.F56]" office:value-type="float" office:value="36.3636363636364" calcext:value-type="float">
            <text:p>36,4</text:p>
          </table:table-cell>
          <table:table-cell table:style-name="ce122"/>
          <table:table-cell table:style-name="ce4053" office:value-type="string" calcext:value-type="string">
            <text:p>Rse=</text:p>
          </table:table-cell>
          <table:table-cell table:style-name="ce4047"/>
          <table:table-cell table:style-name="ce2194"/>
          <table:table-cell table:style-name="ce4047" office:value-type="float" office:value="0.04" calcext:value-type="float">
            <text:p>0,04</text:p>
          </table:table-cell>
          <table:table-cell table:style-name="ce4047"/>
          <table:table-cell table:style-name="ce4211"/>
          <table:table-cell table:style-name="ce4226" table:formula="of:=[.O56]/[.N56]" office:value-type="float" office:value="36.3636363636364" calcext:value-type="float">
            <text:p>36,4</text:p>
          </table:table-cell>
          <table:table-cell table:style-name="ce122"/>
          <table:table-cell table:style-name="ce4053" office:value-type="string" calcext:value-type="string">
            <text:p>Rse=</text:p>
          </table:table-cell>
          <table:table-cell table:style-name="ce4047"/>
          <table:table-cell table:style-name="ce2194"/>
          <table:table-cell table:style-name="ce4047" office:value-type="float" office:value="0.04" calcext:value-type="float">
            <text:p>0,04</text:p>
          </table:table-cell>
          <table:table-cell table:style-name="ce4047"/>
          <table:table-cell table:style-name="ce4211"/>
          <table:table-cell table:style-name="ce4226" table:formula="of:=[.W56]/[.V56]" office:value-type="float" office:value="36.3636363636364" calcext:value-type="float">
            <text:p>36,4</text:p>
          </table:table-cell>
          <table:table-cell table:number-columns-repeated="1000"/>
        </table:table-row>
        <table:table-row table:style-name="ro3">
          <table:table-cell table:style-name="ce8"/>
          <table:table-cell table:style-name="ce4058" office:value-type="string" calcext:value-type="string">
            <text:p>Ut=</text:p>
          </table:table-cell>
          <table:table-cell table:style-name="ce4073" table:formula="of:=1/[.E59]" office:value-type="float" office:value="1.2987012987013" calcext:value-type="float">
            <text:p>1,30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E56:.E58])" office:value-type="float" office:value="0.77" calcext:value-type="float">
            <text:p>0,77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8" office:value-type="string" calcext:value-type="string">
            <text:p>Ut=</text:p>
          </table:table-cell>
          <table:table-cell table:style-name="ce4073" table:formula="of:=1/[.M59]" office:value-type="float" office:value="1.2987012987013" calcext:value-type="float">
            <text:p>1,30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M56:.M58])" office:value-type="float" office:value="0.77" calcext:value-type="float">
            <text:p>0,77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8" office:value-type="string" calcext:value-type="string">
            <text:p>Ut=</text:p>
          </table:table-cell>
          <table:table-cell table:style-name="ce4073" table:formula="of:=1/[.U59]" office:value-type="float" office:value="1.2987012987013" calcext:value-type="float">
            <text:p>1,30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U56:.U58])" office:value-type="float" office:value="0.77" calcext:value-type="float">
            <text:p>0,77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3">
          <table:table-cell table:style-name="ce9"/>
          <table:table-cell table:style-name="ce33"/>
          <table:table-cell table:style-name="ce51"/>
          <table:table-cell table:style-name="ce63" table:number-columns-repeated="2"/>
          <table:table-cell table:style-name="ce51"/>
          <table:table-cell table:style-name="ce100"/>
          <table:table-cell table:style-name="ce2289"/>
          <table:table-cell table:style-name="ce120"/>
          <table:table-cell table:style-name="ce4055"/>
          <table:table-cell table:style-name="ce4047"/>
          <table:table-cell table:number-columns-repeated="2"/>
          <table:table-cell table:style-name="ce4047"/>
          <table:table-cell table:style-name="ce4208"/>
          <table:table-cell table:style-name="ce2289"/>
          <table:table-cell table:style-name="ce120"/>
          <table:table-cell table:style-name="ce4055"/>
          <table:table-cell table:style-name="ce4047"/>
          <table:table-cell table:number-columns-repeated="2"/>
          <table:table-cell table:style-name="ce4047"/>
          <table:table-cell table:style-name="ce4208"/>
          <table:table-cell table:style-name="ce2289"/>
          <table:table-cell table:number-columns-repeated="1000"/>
        </table:table-row>
        <table:table-row table:style-name="ro3">
          <table:table-cell table:style-name="ce6" office:value-type="string" calcext:value-type="string">
            <text:p>Portes</text:p>
          </table:table-cell>
          <table:table-cell table:style-name="ce22" office:value-type="string" calcext:value-type="string">
            <text:p>Couches</text:p>
          </table:table-cell>
          <table:table-cell table:style-name="ce42" office:value-type="string" calcext:value-type="string">
            <text:p>Conduire</text:p>
          </table:table-cell>
          <table:table-cell table:style-name="ce42" office:value-type="string" calcext:value-type="string">
            <text:p>e (m)</text:p>
          </table:table-cell>
          <table:table-cell table:style-name="ce42" office:value-type="string" calcext:value-type="string">
            <text:p>R</text:p>
          </table:table-cell>
          <table:table-cell table:style-name="ce78" office:value-type="string" calcext:value-type="string">
            <text:p>M2</text:p>
          </table:table-cell>
          <table:table-cell table:style-name="ce88" office:value-type="string" calcext:value-type="string">
            <text:p>Perdu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CAPAS</text:p>
          </table:table-cell>
          <table:table-cell table:style-name="ce4072" office:value-type="string" calcext:value-type="string">
            <text:p>CONDUCT.</text:p>
          </table:table-cell>
          <table:table-cell table:style-name="ce4072" office:value-type="string" calcext:value-type="string">
            <text:p>e (m)</text:p>
          </table:table-cell>
          <table:table-cell table:style-name="ce4072" office:value-type="string" calcext:value-type="string">
            <text:p>R</text:p>
          </table:table-cell>
          <table:table-cell table:style-name="ce4098" office:value-type="string" calcext:value-type="string">
            <text:p>M2</text:p>
          </table:table-cell>
          <table:table-cell table:style-name="ce4209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CAPAS</text:p>
          </table:table-cell>
          <table:table-cell table:style-name="ce4072" office:value-type="string" calcext:value-type="string">
            <text:p>CONDUCT.</text:p>
          </table:table-cell>
          <table:table-cell table:style-name="ce4072" office:value-type="string" calcext:value-type="string">
            <text:p>e (m)</text:p>
          </table:table-cell>
          <table:table-cell table:style-name="ce4072" office:value-type="string" calcext:value-type="string">
            <text:p>R</text:p>
          </table:table-cell>
          <table:table-cell table:style-name="ce4098" office:value-type="string" calcext:value-type="string">
            <text:p>M2</text:p>
          </table:table-cell>
          <table:table-cell table:style-name="ce4209" office:value-type="string" calcext:value-type="string">
            <text:p>Perdidas</text:p>
          </table:table-cell>
          <table:table-cell table:style-name="ce2289"/>
          <table:table-cell table:number-columns-repeated="1000"/>
        </table:table-row>
        <table:table-row table:style-name="ro5">
          <table:table-cell table:style-name="ce7"/>
          <table:table-cell table:style-name="ce4053" office:value-type="string" calcext:value-type="string">
            <text:p>Rsi=</text:p>
          </table:table-cell>
          <table:table-cell/>
          <table:table-cell table:style-name="ce4081"/>
          <table:table-cell table:style-name="ce4047" office:value-type="float" office:value="0.13" calcext:value-type="float">
            <text:p>0,13</text:p>
          </table:table-cell>
          <table:table-cell office:value-type="float" office:value="4" calcext:value-type="float">
            <text:p>4</text:p>
          </table:table-cell>
          <table:table-cell table:style-name="ce98" table:formula="of:=+[.F62]*[.C65]*([.C8]-[.E8])" office:value-type="float" office:value="196.491228070175" calcext:value-type="float">
            <text:p>196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3" office:value-type="string" calcext:value-type="string">
            <text:p>Rsi=</text:p>
          </table:table-cell>
          <table:table-cell table:style-name="ce4047"/>
          <table:table-cell table:style-name="ce4081"/>
          <table:table-cell table:style-name="ce4047" office:value-type="float" office:value="0.13" calcext:value-type="float">
            <text:p>0,13</text:p>
          </table:table-cell>
          <table:table-cell table:style-name="ce4047" table:formula="of:=[.F62]" office:value-type="float" office:value="4" calcext:value-type="float">
            <text:p>4</text:p>
          </table:table-cell>
          <table:table-cell table:style-name="ce4210" table:formula="of:=+[.N62]*[.K65]*([.K8]-[.M8])" office:value-type="float" office:value="196.491228070175" calcext:value-type="float">
            <text:p>196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3" office:value-type="string" calcext:value-type="string">
            <text:p>Rsi=</text:p>
          </table:table-cell>
          <table:table-cell table:style-name="ce4047"/>
          <table:table-cell table:style-name="ce4081"/>
          <table:table-cell table:style-name="ce4047" office:value-type="float" office:value="0.13" calcext:value-type="float">
            <text:p>0,13</text:p>
          </table:table-cell>
          <table:table-cell table:style-name="ce4047" table:formula="of:=[.F62]" office:value-type="float" office:value="4" calcext:value-type="float">
            <text:p>4</text:p>
          </table:table-cell>
          <table:table-cell table:style-name="ce4210" table:formula="of:=+[.V62]*[.S65]*([.S8]-[.U8])" office:value-type="float" office:value="196.491228070175" calcext:value-type="float">
            <text:p>196</text:p>
          </table:table-cell>
          <table:table-cell table:style-name="ce2289" office:value-type="string" calcext:value-type="string">
            <text:p>W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U lim <text:s text:c="3"/>w/m2K</text:p>
          </table:table-cell>
          <table:table-cell table:style-name="ce4053" office:value-type="string" calcext:value-type="string">
            <text:p>puerta</text:p>
          </table:table-cell>
          <table:table-cell/>
          <table:table-cell table:style-name="ce2194"/>
          <table:table-cell table:style-name="ce2216" office:value-type="float" office:value="0.4" calcext:value-type="float">
            <text:p>0,40</text:p>
          </table:table-cell>
          <table:table-cell/>
          <table:table-cell table:style-name="ce90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3" office:value-type="string" calcext:value-type="string">
            <text:p>puerta</text:p>
          </table:table-cell>
          <table:table-cell table:style-name="ce4047"/>
          <table:table-cell table:style-name="ce2194"/>
          <table:table-cell table:style-name="ce2216" office:value-type="float" office:value="0.4" calcext:value-type="float">
            <text:p>0,40</text:p>
          </table:table-cell>
          <table:table-cell table:style-name="ce4047"/>
          <table:table-cell table:style-name="Default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3" office:value-type="string" calcext:value-type="string">
            <text:p>puerta</text:p>
          </table:table-cell>
          <table:table-cell table:style-name="ce4047"/>
          <table:table-cell table:style-name="ce2194"/>
          <table:table-cell table:style-name="ce2216" office:value-type="float" office:value="0.4" calcext:value-type="float">
            <text:p>0,40</text:p>
          </table:table-cell>
          <table:table-cell table:style-name="ce4047"/>
          <table:table-cell table:style-name="Default"/>
          <table:table-cell table:style-name="ce4225" office:value-type="string" calcext:value-type="string">
            <text:p>w/m2</text:p>
          </table:table-cell>
          <table:table-cell table:number-columns-repeated="1000"/>
        </table:table-row>
        <table:table-row table:style-name="ro3">
          <table:table-cell table:style-name="ce8" office:value-type="float" office:value="5.7" calcext:value-type="float">
            <text:p>5,7</text:p>
          </table:table-cell>
          <table:table-cell table:style-name="ce4053" office:value-type="string" calcext:value-type="string">
            <text:p>Rse=</text:p>
          </table:table-cell>
          <table:table-cell/>
          <table:table-cell table:style-name="ce2194"/>
          <table:table-cell table:style-name="ce4047" office:value-type="float" office:value="0.04" calcext:value-type="float">
            <text:p>0,04</text:p>
          </table:table-cell>
          <table:table-cell/>
          <table:table-cell table:style-name="ce99"/>
          <table:table-cell table:style-name="ce4226" table:formula="of:=[.G62]/[.F62]" office:value-type="float" office:value="49.1228070175438" calcext:value-type="float">
            <text:p>49,1</text:p>
          </table:table-cell>
          <table:table-cell table:style-name="ce122"/>
          <table:table-cell table:style-name="ce4053" office:value-type="string" calcext:value-type="string">
            <text:p>Rse=</text:p>
          </table:table-cell>
          <table:table-cell table:style-name="ce4047"/>
          <table:table-cell table:style-name="ce2194"/>
          <table:table-cell table:style-name="ce4047" office:value-type="float" office:value="0.04" calcext:value-type="float">
            <text:p>0,04</text:p>
          </table:table-cell>
          <table:table-cell table:style-name="ce4047"/>
          <table:table-cell table:style-name="ce4211"/>
          <table:table-cell table:style-name="ce4226" table:formula="of:=[.O62]/[.N62]" office:value-type="float" office:value="49.1228070175438" calcext:value-type="float">
            <text:p>49,1</text:p>
          </table:table-cell>
          <table:table-cell table:style-name="ce122"/>
          <table:table-cell table:style-name="ce4053" office:value-type="string" calcext:value-type="string">
            <text:p>Rse=</text:p>
          </table:table-cell>
          <table:table-cell table:style-name="ce4047"/>
          <table:table-cell table:style-name="ce2194"/>
          <table:table-cell table:style-name="ce4047" office:value-type="float" office:value="0.04" calcext:value-type="float">
            <text:p>0,04</text:p>
          </table:table-cell>
          <table:table-cell table:style-name="ce4047"/>
          <table:table-cell table:style-name="ce4211"/>
          <table:table-cell table:style-name="ce4226" table:formula="of:=[.W62]/[.V62]" office:value-type="float" office:value="49.1228070175438" calcext:value-type="float">
            <text:p>49,1</text:p>
          </table:table-cell>
          <table:table-cell table:number-columns-repeated="1000"/>
        </table:table-row>
        <table:table-row table:style-name="ro3">
          <table:table-cell table:style-name="ce8"/>
          <table:table-cell table:style-name="ce4058" office:value-type="string" calcext:value-type="string">
            <text:p>Ut=</text:p>
          </table:table-cell>
          <table:table-cell table:style-name="ce4073" table:formula="of:=1/[.E65]" office:value-type="float" office:value="1.75438596491228" calcext:value-type="float">
            <text:p>1,75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E62:.E64])" office:value-type="float" office:value="0.57" calcext:value-type="float">
            <text:p>0,57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8" office:value-type="string" calcext:value-type="string">
            <text:p>Ut=</text:p>
          </table:table-cell>
          <table:table-cell table:style-name="ce4242" table:formula="of:=1/[.M65]" office:value-type="float" office:value="1.75438596491228" calcext:value-type="float">
            <text:p>1,75</text:p>
          </table:table-cell>
          <table:table-cell table:style-name="ce4083" office:value-type="string" calcext:value-type="string">
            <text:p>Rt=</text:p>
          </table:table-cell>
          <table:table-cell table:style-name="ce2217" table:formula="of:=SUM([.M62:.M64])" office:value-type="float" office:value="0.57" calcext:value-type="float">
            <text:p>0,57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8" office:value-type="string" calcext:value-type="string">
            <text:p>Ut=</text:p>
          </table:table-cell>
          <table:table-cell table:style-name="ce4242" table:formula="of:=1/[.U65]" office:value-type="float" office:value="1.75438596491228" calcext:value-type="float">
            <text:p>1,75</text:p>
          </table:table-cell>
          <table:table-cell table:style-name="ce4083" office:value-type="string" calcext:value-type="string">
            <text:p>Rt=</text:p>
          </table:table-cell>
          <table:table-cell table:style-name="ce2217" table:formula="of:=SUM([.U62:.U64])" office:value-type="float" office:value="0.57" calcext:value-type="float">
            <text:p>0,57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3">
          <table:table-cell table:style-name="ce9"/>
          <table:table-cell table:style-name="ce33"/>
          <table:table-cell table:style-name="ce51"/>
          <table:table-cell table:style-name="ce63" table:number-columns-repeated="2"/>
          <table:table-cell table:style-name="ce51"/>
          <table:table-cell table:style-name="ce100"/>
          <table:table-cell table:style-name="ce2289"/>
          <table:table-cell table:style-name="ce120"/>
          <table:table-cell table:style-name="ce4055"/>
          <table:table-cell table:style-name="ce4047"/>
          <table:table-cell table:number-columns-repeated="2"/>
          <table:table-cell table:style-name="ce4047"/>
          <table:table-cell table:style-name="ce4208"/>
          <table:table-cell table:style-name="ce2289"/>
          <table:table-cell table:style-name="ce120"/>
          <table:table-cell table:style-name="ce4055"/>
          <table:table-cell table:style-name="ce4047"/>
          <table:table-cell table:number-columns-repeated="2"/>
          <table:table-cell table:style-name="ce4047"/>
          <table:table-cell table:style-name="ce4208"/>
          <table:table-cell table:style-name="ce2289"/>
          <table:table-cell table:number-columns-repeated="1000"/>
        </table:table-row>
        <table:table-row table:style-name="ro3">
          <table:table-cell table:style-name="ce6" office:value-type="string" calcext:value-type="string">
            <text:p>Pont</text:p>
          </table:table-cell>
          <table:table-cell table:style-name="ce22" office:value-type="string" calcext:value-type="string">
            <text:p>Couches</text:p>
          </table:table-cell>
          <table:table-cell table:style-name="ce42" office:value-type="string" calcext:value-type="string">
            <text:p>Conduire</text:p>
          </table:table-cell>
          <table:table-cell table:style-name="ce42" office:value-type="string" calcext:value-type="string">
            <text:p>e (m)</text:p>
          </table:table-cell>
          <table:table-cell table:style-name="ce42" office:value-type="string" calcext:value-type="string">
            <text:p>R</text:p>
          </table:table-cell>
          <table:table-cell table:style-name="ce78" office:value-type="string" calcext:value-type="string">
            <text:p>M2</text:p>
          </table:table-cell>
          <table:table-cell table:style-name="ce88" office:value-type="string" calcext:value-type="string">
            <text:p>Perdu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CAPAS</text:p>
          </table:table-cell>
          <table:table-cell table:style-name="ce4072" office:value-type="string" calcext:value-type="string">
            <text:p>CONDUCT.</text:p>
          </table:table-cell>
          <table:table-cell table:style-name="ce4072" office:value-type="string" calcext:value-type="string">
            <text:p>e (m)</text:p>
          </table:table-cell>
          <table:table-cell table:style-name="ce4072" office:value-type="string" calcext:value-type="string">
            <text:p>R</text:p>
          </table:table-cell>
          <table:table-cell table:style-name="ce4098" office:value-type="string" calcext:value-type="string">
            <text:p>M2</text:p>
          </table:table-cell>
          <table:table-cell table:style-name="ce4209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CAPAS</text:p>
          </table:table-cell>
          <table:table-cell table:style-name="ce4072" office:value-type="string" calcext:value-type="string">
            <text:p>CONDUCT.</text:p>
          </table:table-cell>
          <table:table-cell table:style-name="ce4072" office:value-type="string" calcext:value-type="string">
            <text:p>e (m)</text:p>
          </table:table-cell>
          <table:table-cell table:style-name="ce4072" office:value-type="string" calcext:value-type="string">
            <text:p>R</text:p>
          </table:table-cell>
          <table:table-cell table:style-name="ce4098" office:value-type="string" calcext:value-type="string">
            <text:p>M2</text:p>
          </table:table-cell>
          <table:table-cell table:style-name="ce4209" office:value-type="string" calcext:value-type="string">
            <text:p>Perdidas</text:p>
          </table:table-cell>
          <table:table-cell table:style-name="ce2289"/>
          <table:table-cell table:number-columns-repeated="1000"/>
        </table:table-row>
        <table:table-row table:style-name="ro5">
          <table:table-cell table:style-name="ce7"/>
          <table:table-cell table:style-name="ce4053" office:value-type="string" calcext:value-type="string">
            <text:p>Rsi=</text:p>
          </table:table-cell>
          <table:table-cell/>
          <table:table-cell table:style-name="ce4081"/>
          <table:table-cell table:style-name="ce4047" office:value-type="float" office:value="0.1" calcext:value-type="float">
            <text:p>0,1</text:p>
          </table:table-cell>
          <table:table-cell office:value-type="float" office:value="130" calcext:value-type="float">
            <text:p>130</text:p>
          </table:table-cell>
          <table:table-cell table:style-name="ce98" table:formula="of:=+[.F68]*[.C75]*([.C8]-[.E8])" office:value-type="float" office:value="2118.59073642337" calcext:value-type="float">
            <text:p>2119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3" office:value-type="string" calcext:value-type="string">
            <text:p>Rsi=</text:p>
          </table:table-cell>
          <table:table-cell table:style-name="ce4047"/>
          <table:table-cell table:style-name="ce4081"/>
          <table:table-cell table:style-name="ce4047" office:value-type="float" office:value="0.1" calcext:value-type="float">
            <text:p>0,1</text:p>
          </table:table-cell>
          <table:table-cell table:style-name="ce4047" table:formula="of:=[.F68]" office:value-type="float" office:value="130" calcext:value-type="float">
            <text:p>130</text:p>
          </table:table-cell>
          <table:table-cell table:style-name="ce4210" table:formula="of:=+[.N68]*[.K75]*([.K8]-[.M8])" office:value-type="float" office:value="1250.43782837128" calcext:value-type="float">
            <text:p>1250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3" office:value-type="string" calcext:value-type="string">
            <text:p>Rsi=</text:p>
          </table:table-cell>
          <table:table-cell table:style-name="ce4047"/>
          <table:table-cell table:style-name="ce4081"/>
          <table:table-cell table:style-name="ce4047" office:value-type="float" office:value="0.1" calcext:value-type="float">
            <text:p>0,1</text:p>
          </table:table-cell>
          <table:table-cell table:style-name="ce4047" table:formula="of:=[.F68]" office:value-type="float" office:value="130" calcext:value-type="float">
            <text:p>130</text:p>
          </table:table-cell>
          <table:table-cell table:style-name="ce4210" table:formula="of:=+[.V68]*[.S75]*([.S8]-[.U8])" office:value-type="float" office:value="874.793836294236" calcext:value-type="float">
            <text:p>875</text:p>
          </table:table-cell>
          <table:table-cell table:style-name="ce2289" office:value-type="string" calcext:value-type="string">
            <text:p>W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>
            <text:p>U lim <text:s text:c="3"/>w/m2K</text:p>
          </table:table-cell>
          <table:table-cell table:style-name="ce4053" office:value-type="string" calcext:value-type="string">
            <text:p>Teja </text:p>
          </table:table-cell>
          <table:table-cell office:value-type="float" office:value="1" calcext:value-type="float">
            <text:p>1</text:p>
          </table:table-cell>
          <table:table-cell table:style-name="ce4081" office:value-type="float" office:value="0.02" calcext:value-type="float">
            <text:p>0,02</text:p>
          </table:table-cell>
          <table:table-cell table:style-name="ce2216" table:formula="of:=+[.D69]/[.C69]" office:value-type="float" office:value="0.02" calcext:value-type="float">
            <text:p>0,02</text:p>
          </table:table-cell>
          <table:table-cell/>
          <table:table-cell table:style-name="ce90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3" office:value-type="string" calcext:value-type="string">
            <text:p>Teja </text:p>
          </table:table-cell>
          <table:table-cell table:style-name="ce4047" office:value-type="float" office:value="1" calcext:value-type="float">
            <text:p>1</text:p>
          </table:table-cell>
          <table:table-cell table:style-name="ce4081" office:value-type="float" office:value="0.02" calcext:value-type="float">
            <text:p>0,02</text:p>
          </table:table-cell>
          <table:table-cell table:style-name="ce2216" table:formula="of:=+[.L69]/[.K69]" office:value-type="float" office:value="0.02" calcext:value-type="float">
            <text:p>0,02</text:p>
          </table:table-cell>
          <table:table-cell table:style-name="ce4047"/>
          <table:table-cell table:style-name="Default"/>
          <table:table-cell table:style-name="ce4225" office:value-type="string" calcext:value-type="string">
            <text:p>w/m2</text:p>
          </table:table-cell>
          <table:table-cell table:style-name="ce121"/>
          <table:table-cell table:style-name="ce4053" office:value-type="string" calcext:value-type="string">
            <text:p>Teja </text:p>
          </table:table-cell>
          <table:table-cell table:style-name="ce4047" office:value-type="float" office:value="1" calcext:value-type="float">
            <text:p>1</text:p>
          </table:table-cell>
          <table:table-cell table:style-name="ce4081" office:value-type="float" office:value="0.02" calcext:value-type="float">
            <text:p>0,02</text:p>
          </table:table-cell>
          <table:table-cell table:style-name="ce2216" table:formula="of:=+[.T69]/[.S69]" office:value-type="float" office:value="0.02" calcext:value-type="float">
            <text:p>0,02</text:p>
          </table:table-cell>
          <table:table-cell table:style-name="ce4047"/>
          <table:table-cell table:style-name="Default"/>
          <table:table-cell table:style-name="ce4225" office:value-type="string" calcext:value-type="string">
            <text:p>w/m2</text:p>
          </table:table-cell>
          <table:table-cell table:number-columns-repeated="1000"/>
        </table:table-row>
        <table:table-row table:style-name="ro3">
          <table:table-cell table:style-name="ce8" office:value-type="float" office:value="0.35" calcext:value-type="float">
            <text:p>0,35</text:p>
          </table:table-cell>
          <table:table-cell table:style-name="ce4053" office:value-type="string" calcext:value-type="string">
            <text:p>Tablero</text:p>
          </table:table-cell>
          <table:table-cell office:value-type="float" office:value="0.17" calcext:value-type="float">
            <text:p>0,17</text:p>
          </table:table-cell>
          <table:table-cell table:style-name="ce2194" office:value-type="float" office:value="0.02" calcext:value-type="float">
            <text:p>0,02</text:p>
          </table:table-cell>
          <table:table-cell table:style-name="ce2216" table:formula="of:=+[.D70]/[.C70]" office:value-type="float" office:value="0.117647058823529" calcext:value-type="float">
            <text:p>0,12</text:p>
          </table:table-cell>
          <table:table-cell/>
          <table:table-cell table:style-name="ce101"/>
          <table:table-cell table:style-name="ce4226" table:formula="of:=[.H69]/[.G69]" office:value-type="string" office:string-value="" calcext:value-type="error">
            <text:p>#VALEUR !</text:p>
          </table:table-cell>
          <table:table-cell table:style-name="ce122"/>
          <table:table-cell table:style-name="ce4053" office:value-type="string" calcext:value-type="string">
            <text:p>Tablero</text:p>
          </table:table-cell>
          <table:table-cell table:style-name="ce4047" office:value-type="float" office:value="0.17" calcext:value-type="float">
            <text:p>0,17</text:p>
          </table:table-cell>
          <table:table-cell table:style-name="ce2194" office:value-type="float" office:value="0.02" calcext:value-type="float">
            <text:p>0,02</text:p>
          </table:table-cell>
          <table:table-cell table:style-name="ce2216" table:formula="of:=+[.L70]/[.K70]" office:value-type="float" office:value="0.117647058823529" calcext:value-type="float">
            <text:p>0,12</text:p>
          </table:table-cell>
          <table:table-cell table:style-name="ce4047"/>
          <table:table-cell table:style-name="ce4208"/>
          <table:table-cell table:style-name="ce4226" table:formula="of:=[.P69]/[.O69]" office:value-type="string" office:string-value="" calcext:value-type="error">
            <text:p>#VALEUR !</text:p>
          </table:table-cell>
          <table:table-cell table:style-name="ce122"/>
          <table:table-cell table:style-name="ce4053" office:value-type="string" calcext:value-type="string">
            <text:p>Tablero</text:p>
          </table:table-cell>
          <table:table-cell table:style-name="ce4047" office:value-type="float" office:value="0.17" calcext:value-type="float">
            <text:p>0,17</text:p>
          </table:table-cell>
          <table:table-cell table:style-name="ce2194" office:value-type="float" office:value="0.02" calcext:value-type="float">
            <text:p>0,02</text:p>
          </table:table-cell>
          <table:table-cell table:style-name="ce2216" table:formula="of:=+[.T70]/[.S70]" office:value-type="float" office:value="0.117647058823529" calcext:value-type="float">
            <text:p>0,12</text:p>
          </table:table-cell>
          <table:table-cell table:style-name="ce4047"/>
          <table:table-cell table:style-name="ce4208"/>
          <table:table-cell table:style-name="ce4226" table:formula="of:=[.X69]/[.W69]" office:value-type="string" office:string-value="" calcext:value-type="error">
            <text:p>#VALEUR !</text:p>
          </table:table-cell>
          <table:table-cell table:number-columns-repeated="1000"/>
        </table:table-row>
        <table:table-row table:style-name="ro3">
          <table:table-cell table:style-name="ce8"/>
          <table:table-cell table:style-name="ce4053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2194" office:value-type="float" office:value="0.02" calcext:value-type="float">
            <text:p>0,02</text:p>
          </table:table-cell>
          <table:table-cell table:style-name="ce2216" table:formula="of:=+[.D71]/[.C71]" office:value-type="float" office:value="0.0571428571428572" calcext:value-type="float">
            <text:p>0,06</text:p>
          </table:table-cell>
          <table:table-cell/>
          <table:table-cell table:style-name="ce101"/>
          <table:table-cell table:style-name="ce2289"/>
          <table:table-cell table:style-name="ce120"/>
          <table:table-cell table:style-name="ce4053" office:value-type="string" calcext:value-type="string">
            <text:p>aire lig vent </text:p>
          </table:table-cell>
          <table:table-cell table:style-name="ce4047" office:value-type="float" office:value="0.35" calcext:value-type="float">
            <text:p>0,35</text:p>
          </table:table-cell>
          <table:table-cell table:style-name="ce2194" office:value-type="float" office:value="0" calcext:value-type="float">
            <text:p>0</text:p>
          </table:table-cell>
          <table:table-cell table:style-name="ce2216" table:formula="of:=+[.L71]/[.K71]" office:value-type="float" office:value="0" calcext:value-type="float">
            <text:p>0,00</text:p>
          </table:table-cell>
          <table:table-cell table:style-name="ce4047"/>
          <table:table-cell table:style-name="ce4208"/>
          <table:table-cell table:style-name="ce2289"/>
          <table:table-cell table:style-name="ce120"/>
          <table:table-cell table:style-name="ce4053" office:value-type="string" calcext:value-type="string">
            <text:p>aire lig vent </text:p>
          </table:table-cell>
          <table:table-cell table:style-name="ce4047" office:value-type="float" office:value="0.35" calcext:value-type="float">
            <text:p>0,35</text:p>
          </table:table-cell>
          <table:table-cell table:style-name="ce2194" office:value-type="float" office:value="0" calcext:value-type="float">
            <text:p>0</text:p>
          </table:table-cell>
          <table:table-cell table:style-name="ce2216" table:formula="of:=+[.T71]/[.S71]" office:value-type="float" office:value="0" calcext:value-type="float">
            <text:p>0,00</text:p>
          </table:table-cell>
          <table:table-cell table:style-name="ce4047"/>
          <table:table-cell table:style-name="ce4208"/>
          <table:table-cell table:style-name="ce2289"/>
          <table:table-cell table:number-columns-repeated="1000"/>
        </table:table-row>
        <table:table-row table:style-name="ro5">
          <table:table-cell table:style-name="ce7"/>
          <table:table-cell table:style-name="ce4059" office:value-type="string" calcext:value-type="string">
            <text:p>aislamiento</text:p>
          </table:table-cell>
          <table:table-cell table:style-name="ce4074" office:value-type="float" office:value="0.04" calcext:value-type="float">
            <text:p>0,04</text:p>
          </table:table-cell>
          <table:table-cell table:style-name="ce4069" table:formula="of:=[.$D$6]" office:value-type="float" office:value="0.05" calcext:value-type="float">
            <text:p>0,05</text:p>
          </table:table-cell>
          <table:table-cell table:style-name="ce2216" table:formula="of:=+[.D72]/[.C72]" office:value-type="float" office:value="1.25" calcext:value-type="float">
            <text:p>1,25</text:p>
          </table:table-cell>
          <table:table-cell/>
          <table:table-cell table:style-name="ce101"/>
          <table:table-cell table:style-name="ce2289"/>
          <table:table-cell table:style-name="ce120"/>
          <table:table-cell table:style-name="ce4059" office:value-type="string" calcext:value-type="string">
            <text:p>aislamiento</text:p>
          </table:table-cell>
          <table:table-cell table:style-name="ce4074" office:value-type="float" office:value="0.04" calcext:value-type="float">
            <text:p>0,04</text:p>
          </table:table-cell>
          <table:table-cell table:style-name="ce4069" table:formula="of:=[.$L$6]" office:value-type="float" office:value="0.1" calcext:value-type="float">
            <text:p>0,1</text:p>
          </table:table-cell>
          <table:table-cell table:style-name="ce2216" table:formula="of:=+[.L72]/[.K72]" office:value-type="float" office:value="2.5" calcext:value-type="float">
            <text:p>2,50</text:p>
          </table:table-cell>
          <table:table-cell table:style-name="ce4047"/>
          <table:table-cell table:style-name="ce4208"/>
          <table:table-cell table:style-name="ce2289"/>
          <table:table-cell table:style-name="ce120"/>
          <table:table-cell table:style-name="ce4059" office:value-type="string" calcext:value-type="string">
            <text:p>aislamiento</text:p>
          </table:table-cell>
          <table:table-cell table:style-name="ce4074" office:value-type="float" office:value="0.04" calcext:value-type="float">
            <text:p>0,04</text:p>
          </table:table-cell>
          <table:table-cell table:style-name="ce4069" table:formula="of:=[.$T$6]" office:value-type="float" office:value="0.15" calcext:value-type="float">
            <text:p>0,15</text:p>
          </table:table-cell>
          <table:table-cell table:style-name="ce2216" table:formula="of:=+[.T72]/[.S72]" office:value-type="float" office:value="3.75" calcext:value-type="float">
            <text:p>3,75</text:p>
          </table:table-cell>
          <table:table-cell table:style-name="ce4047"/>
          <table:table-cell table:style-name="ce4208"/>
          <table:table-cell table:style-name="ce2289"/>
          <table:table-cell table:number-columns-repeated="1000"/>
        </table:table-row>
        <table:table-row table:style-name="ro3">
          <table:table-cell table:style-name="ce8"/>
          <table:table-cell table:style-name="ce4053" office:value-type="string" calcext:value-type="string">
            <text:p>madera</text:p>
          </table:table-cell>
          <table:table-cell office:value-type="float" office:value="0.15" calcext:value-type="float">
            <text:p>0,15</text:p>
          </table:table-cell>
          <table:table-cell table:style-name="ce2194" office:value-type="float" office:value="0.02" calcext:value-type="float">
            <text:p>0,02</text:p>
          </table:table-cell>
          <table:table-cell table:style-name="ce2216" table:formula="of:=+[.D73]/[.C73]" office:value-type="float" office:value="0.133333333333333" calcext:value-type="float">
            <text:p>0,13</text:p>
          </table:table-cell>
          <table:table-cell/>
          <table:table-cell table:style-name="ce101"/>
          <table:table-cell table:style-name="ce2289"/>
          <table:table-cell table:style-name="ce120"/>
          <table:table-cell table:style-name="ce4053" office:value-type="string" calcext:value-type="string">
            <text:p>madera</text:p>
          </table:table-cell>
          <table:table-cell table:style-name="ce4047" office:value-type="float" office:value="0.15" calcext:value-type="float">
            <text:p>0,15</text:p>
          </table:table-cell>
          <table:table-cell table:style-name="ce2194" office:value-type="float" office:value="0.02" calcext:value-type="float">
            <text:p>0,02</text:p>
          </table:table-cell>
          <table:table-cell table:style-name="ce2216" table:formula="of:=+[.L73]/[.K73]" office:value-type="float" office:value="0.133333333333333" calcext:value-type="float">
            <text:p>0,13</text:p>
          </table:table-cell>
          <table:table-cell table:style-name="ce4047"/>
          <table:table-cell table:style-name="ce4208"/>
          <table:table-cell table:style-name="ce2289"/>
          <table:table-cell table:style-name="ce120"/>
          <table:table-cell table:style-name="ce4053" office:value-type="string" calcext:value-type="string">
            <text:p>madera</text:p>
          </table:table-cell>
          <table:table-cell table:style-name="ce4047" office:value-type="float" office:value="0.15" calcext:value-type="float">
            <text:p>0,15</text:p>
          </table:table-cell>
          <table:table-cell table:style-name="ce2194" office:value-type="float" office:value="0.02" calcext:value-type="float">
            <text:p>0,02</text:p>
          </table:table-cell>
          <table:table-cell table:style-name="ce2216" table:formula="of:=+[.T73]/[.S73]" office:value-type="float" office:value="0.133333333333333" calcext:value-type="float">
            <text:p>0,13</text:p>
          </table:table-cell>
          <table:table-cell table:style-name="ce4047"/>
          <table:table-cell table:style-name="ce4208"/>
          <table:table-cell table:style-name="ce2289"/>
          <table:table-cell table:number-columns-repeated="1000"/>
        </table:table-row>
        <table:table-row table:style-name="ro3">
          <table:table-cell table:style-name="ce8"/>
          <table:table-cell table:style-name="ce4053" office:value-type="string" calcext:value-type="string">
            <text:p>Rse=</text:p>
          </table:table-cell>
          <table:table-cell table:number-columns-repeated="2"/>
          <table:table-cell table:style-name="ce4047" office:value-type="float" office:value="0.04" calcext:value-type="float">
            <text:p>0,04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3" office:value-type="string" calcext:value-type="string">
            <text:p>Rse=</text:p>
          </table:table-cell>
          <table:table-cell table:style-name="ce4047"/>
          <table:table-cell/>
          <table:table-cell table:style-name="ce4047" office:value-type="float" office:value="0.04" calcext:value-type="float">
            <text:p>0,04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3" office:value-type="string" calcext:value-type="string">
            <text:p>Rse=</text:p>
          </table:table-cell>
          <table:table-cell table:style-name="ce4047"/>
          <table:table-cell/>
          <table:table-cell table:style-name="ce4047" office:value-type="float" office:value="0.04" calcext:value-type="float">
            <text:p>0,04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3">
          <table:table-cell table:style-name="ce8"/>
          <table:table-cell table:style-name="ce4058" office:value-type="string" calcext:value-type="string">
            <text:p>Ut=</text:p>
          </table:table-cell>
          <table:table-cell table:style-name="ce4073" table:formula="of:=1/[.E75]" office:value-type="float" office:value="0.582030422094332" calcext:value-type="float">
            <text:p>0,58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E68:.E74])" office:value-type="float" office:value="1.71812324929972" calcext:value-type="float">
            <text:p>1,72</text:p>
          </table:table-cell>
          <table:table-cell/>
          <table:table-cell table:style-name="ce99"/>
          <table:table-cell table:style-name="ce2289"/>
          <table:table-cell table:style-name="ce120"/>
          <table:table-cell table:style-name="ce4058" office:value-type="string" calcext:value-type="string">
            <text:p>Ut=</text:p>
          </table:table-cell>
          <table:table-cell table:style-name="ce4073" table:formula="of:=1/[.M75]" office:value-type="float" office:value="0.343526875926175" calcext:value-type="float">
            <text:p>0,34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M68:.M74])" office:value-type="float" office:value="2.91098039215686" calcext:value-type="float">
            <text:p>2,91</text:p>
          </table:table-cell>
          <table:table-cell table:style-name="ce4047"/>
          <table:table-cell table:style-name="ce4211"/>
          <table:table-cell table:style-name="ce2289"/>
          <table:table-cell table:style-name="ce120"/>
          <table:table-cell table:style-name="ce4058" office:value-type="string" calcext:value-type="string">
            <text:p>Ut=</text:p>
          </table:table-cell>
          <table:table-cell table:style-name="ce4073" table:formula="of:=1/[.U75]" office:value-type="float" office:value="0.240327977003911" calcext:value-type="float">
            <text:p>0,24</text:p>
          </table:table-cell>
          <table:table-cell table:style-name="ce4083" office:value-type="string" calcext:value-type="string">
            <text:p>Rt=</text:p>
          </table:table-cell>
          <table:table-cell table:style-name="ce2216" table:formula="of:=SUM([.U68:.U74])" office:value-type="float" office:value="4.16098039215686" calcext:value-type="float">
            <text:p>4,16</text:p>
          </table:table-cell>
          <table:table-cell table:style-name="ce4047"/>
          <table:table-cell table:style-name="ce4211"/>
          <table:table-cell table:style-name="ce2289"/>
          <table:table-cell table:number-columns-repeated="1000"/>
        </table:table-row>
        <table:table-row table:style-name="ro3">
          <table:table-cell table:style-name="ce9"/>
          <table:table-cell table:style-name="ce33"/>
          <table:table-cell table:style-name="ce51"/>
          <table:table-cell table:style-name="ce63" table:number-columns-repeated="2"/>
          <table:table-cell table:style-name="ce51"/>
          <table:table-cell table:style-name="ce100"/>
          <table:table-cell table:style-name="ce2289"/>
          <table:table-cell table:style-name="ce120"/>
          <table:table-cell table:style-name="ce4055"/>
          <table:table-cell table:style-name="ce4047"/>
          <table:table-cell table:number-columns-repeated="2"/>
          <table:table-cell table:style-name="ce4047"/>
          <table:table-cell table:style-name="ce4208"/>
          <table:table-cell table:style-name="ce2289"/>
          <table:table-cell table:style-name="ce120"/>
          <table:table-cell table:style-name="ce4055"/>
          <table:table-cell table:style-name="ce4047"/>
          <table:table-cell table:number-columns-repeated="2"/>
          <table:table-cell table:style-name="ce4047"/>
          <table:table-cell table:style-name="ce4208"/>
          <table:table-cell table:style-name="ce2289"/>
          <table:table-cell table:number-columns-repeated="1000"/>
        </table:table-row>
        <table:table-row table:style-name="ro3">
          <table:table-cell table:style-name="ce6" office:value-type="string" calcext:value-type="string">
            <text:p>VENTILACION</text:p>
          </table:table-cell>
          <table:table-cell table:style-name="ce22" office:value-type="string" calcext:value-type="string">
            <text:p>Altura</text:p>
          </table:table-cell>
          <table:table-cell table:style-name="ce42" office:value-type="string" calcext:value-type="string">
            <text:p>VOL</text:p>
          </table:table-cell>
          <table:table-cell table:style-name="ce42" office:value-type="string" calcext:value-type="string">
            <text:p>AIR/H</text:p>
          </table:table-cell>
          <table:table-cell table:style-name="ce42"/>
          <table:table-cell table:style-name="ce78"/>
          <table:table-cell table:style-name="ce88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Altura</text:p>
          </table:table-cell>
          <table:table-cell table:style-name="ce4072" office:value-type="string" calcext:value-type="string">
            <text:p>VOL</text:p>
          </table:table-cell>
          <table:table-cell table:style-name="ce4072" office:value-type="string" calcext:value-type="string">
            <text:p>AIR/H</text:p>
          </table:table-cell>
          <table:table-cell table:style-name="ce4072"/>
          <table:table-cell table:style-name="ce4098"/>
          <table:table-cell table:style-name="ce4209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Altura</text:p>
          </table:table-cell>
          <table:table-cell table:style-name="ce4072" office:value-type="string" calcext:value-type="string">
            <text:p>VOL</text:p>
          </table:table-cell>
          <table:table-cell table:style-name="ce4072" office:value-type="string" calcext:value-type="string">
            <text:p>AIR/H</text:p>
          </table:table-cell>
          <table:table-cell table:style-name="ce4072"/>
          <table:table-cell table:style-name="ce4098"/>
          <table:table-cell table:style-name="ce4209" office:value-type="string" calcext:value-type="string">
            <text:p>Perdidas</text:p>
          </table:table-cell>
          <table:table-cell table:style-name="ce2289"/>
          <table:table-cell table:number-columns-repeated="1000"/>
        </table:table-row>
        <table:table-row table:style-name="ro5">
          <table:table-cell table:style-name="ce7" office:value-type="string" calcext:value-type="string">
            <text:p>Casa completa</text:p>
          </table:table-cell>
          <table:table-cell table:style-name="ce4055" office:value-type="float" office:value="3" calcext:value-type="float">
            <text:p>3</text:p>
          </table:table-cell>
          <table:table-cell table:formula="of:=+[.B78]*[.F11]" office:value-type="float" office:value="300" calcext:value-type="float">
            <text:p>300</text:p>
          </table:table-cell>
          <table:table-cell table:style-name="ce4081" office:value-type="float" office:value="0.5" calcext:value-type="float">
            <text:p>0,5</text:p>
          </table:table-cell>
          <table:table-cell table:style-name="ce4083"/>
          <table:table-cell/>
          <table:table-cell table:style-name="ce98" table:formula="of:=+[.C78]*[.D78]*([.C8]-[.E8])/9.5" office:value-type="float" office:value="442.105263157895" calcext:value-type="float">
            <text:p>442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5" office:value-type="float" office:value="3" calcext:value-type="float">
            <text:p>3</text:p>
          </table:table-cell>
          <table:table-cell table:style-name="ce4047" table:formula="of:=+[.J78]*[.N11]" office:value-type="float" office:value="300" calcext:value-type="float">
            <text:p>300</text:p>
          </table:table-cell>
          <table:table-cell table:style-name="ce4081" office:value-type="float" office:value="0.5" calcext:value-type="float">
            <text:p>0,5</text:p>
          </table:table-cell>
          <table:table-cell table:style-name="ce4083"/>
          <table:table-cell table:style-name="ce4047" table:formula="of:=[.F78]" office:value-type="float" office:value="0" calcext:value-type="float">
            <text:p>0</text:p>
          </table:table-cell>
          <table:table-cell table:style-name="ce4210" table:formula="of:=+[.K78]*[.L78]*([.K8]-[.M8])/9.5" office:value-type="float" office:value="442.105263157895" calcext:value-type="float">
            <text:p>442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5" office:value-type="float" office:value="3" calcext:value-type="float">
            <text:p>3</text:p>
          </table:table-cell>
          <table:table-cell table:style-name="ce4047" table:formula="of:=+[.R78]*[.V11]" office:value-type="float" office:value="300" calcext:value-type="float">
            <text:p>300</text:p>
          </table:table-cell>
          <table:table-cell table:style-name="ce4081" office:value-type="float" office:value="0.5" calcext:value-type="float">
            <text:p>0,5</text:p>
          </table:table-cell>
          <table:table-cell table:style-name="ce4083"/>
          <table:table-cell table:style-name="ce4047" table:formula="of:=[.F78]" office:value-type="float" office:value="0" calcext:value-type="float">
            <text:p>0</text:p>
          </table:table-cell>
          <table:table-cell table:style-name="ce4210" table:formula="of:=+[.S78]*[.T78]*([.S8]-[.U8])/9.5" office:value-type="float" office:value="442.105263157895" calcext:value-type="float">
            <text:p>442</text:p>
          </table:table-cell>
          <table:table-cell table:style-name="ce2289" office:value-type="string" calcext:value-type="string">
            <text:p>W</text:p>
          </table:table-cell>
          <table:table-cell table:number-columns-repeated="1000"/>
        </table:table-row>
        <table:table-row table:style-name="ro5">
          <table:table-cell table:style-name="ce14"/>
          <table:table-cell table:style-name="ce35"/>
          <table:table-cell table:style-name="ce51"/>
          <table:table-cell table:style-name="ce64"/>
          <table:table-cell table:style-name="ce74"/>
          <table:table-cell table:style-name="ce51"/>
          <table:table-cell table:style-name="ce100"/>
          <table:table-cell table:style-name="ce2289"/>
          <table:table-cell table:style-name="ce120"/>
          <table:table-cell table:style-name="ce4053"/>
          <table:table-cell table:style-name="ce4047"/>
          <table:table-cell table:style-name="ce4081"/>
          <table:table-cell table:style-name="ce4083"/>
          <table:table-cell table:style-name="ce4047"/>
          <table:table-cell table:style-name="ce4208"/>
          <table:table-cell table:style-name="ce2289"/>
          <table:table-cell table:style-name="ce120"/>
          <table:table-cell table:style-name="ce4053"/>
          <table:table-cell table:style-name="ce4047"/>
          <table:table-cell table:style-name="ce4081"/>
          <table:table-cell table:style-name="ce4083"/>
          <table:table-cell table:style-name="ce4047"/>
          <table:table-cell table:style-name="ce4208"/>
          <table:table-cell table:style-name="ce2289"/>
          <table:table-cell table:number-columns-repeated="1000"/>
        </table:table-row>
        <table:table-row table:style-name="ro3">
          <table:table-cell table:style-name="ce6" office:value-type="string" calcext:value-type="string">
            <text:p>GANANCIAS</text:p>
          </table:table-cell>
          <table:table-cell table:style-name="ce22" office:value-type="string" calcext:value-type="string">
            <text:p>Ocupación</text:p>
          </table:table-cell>
          <table:table-cell table:style-name="ce42" table:number-columns-repeated="3"/>
          <table:table-cell table:style-name="ce78"/>
          <table:table-cell table:style-name="ce88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Ocupación</text:p>
          </table:table-cell>
          <table:table-cell table:style-name="ce4072" table:number-columns-repeated="3"/>
          <table:table-cell table:style-name="ce4098"/>
          <table:table-cell table:style-name="ce4209" office:value-type="string" calcext:value-type="string">
            <text:p>Perdidas</text:p>
          </table:table-cell>
          <table:table-cell table:style-name="ce2289"/>
          <table:table-cell table:style-name="ce120"/>
          <table:table-cell table:style-name="ce4057" office:value-type="string" calcext:value-type="string">
            <text:p>Ocupación</text:p>
          </table:table-cell>
          <table:table-cell table:style-name="ce4072" table:number-columns-repeated="3"/>
          <table:table-cell table:style-name="ce4098"/>
          <table:table-cell table:style-name="ce4209" office:value-type="string" calcext:value-type="string">
            <text:p>Perdidas</text:p>
          </table:table-cell>
          <table:table-cell table:style-name="ce2289"/>
          <table:table-cell table:number-columns-repeated="1000"/>
        </table:table-row>
        <table:table-row table:style-name="ro5">
          <table:table-cell table:style-name="ce7" office:value-type="string" calcext:value-type="string">
            <text:p>Casa completa</text:p>
          </table:table-cell>
          <table:table-cell table:style-name="ce4055" office:value-type="float" office:value="0" calcext:value-type="float">
            <text:p>0</text:p>
          </table:table-cell>
          <table:table-cell/>
          <table:table-cell table:style-name="ce4081"/>
          <table:table-cell table:style-name="ce4083"/>
          <table:table-cell/>
          <table:table-cell table:style-name="ce102" table:formula="of:=+[.B81]*(-148)" office:value-type="float" office:value="-0" calcext:value-type="float">
            <text:p>0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5" office:value-type="float" office:value="0" calcext:value-type="float">
            <text:p>0</text:p>
          </table:table-cell>
          <table:table-cell table:style-name="ce4047"/>
          <table:table-cell table:style-name="ce4081"/>
          <table:table-cell table:style-name="ce4083"/>
          <table:table-cell table:style-name="ce4047"/>
          <table:table-cell table:style-name="ce4212" table:formula="of:=+[.J81]*(-148)" office:value-type="float" office:value="-0" calcext:value-type="float">
            <text:p>0</text:p>
          </table:table-cell>
          <table:table-cell table:style-name="ce2289" office:value-type="string" calcext:value-type="string">
            <text:p>W</text:p>
          </table:table-cell>
          <table:table-cell table:style-name="ce120"/>
          <table:table-cell table:style-name="ce4055" office:value-type="float" office:value="0" calcext:value-type="float">
            <text:p>0</text:p>
          </table:table-cell>
          <table:table-cell table:style-name="ce4047"/>
          <table:table-cell table:style-name="ce4081"/>
          <table:table-cell table:style-name="ce4083"/>
          <table:table-cell table:style-name="ce4047"/>
          <table:table-cell table:style-name="ce4212" table:formula="of:=+[.R81]*(-148)" office:value-type="float" office:value="-0" calcext:value-type="float">
            <text:p>0</text:p>
          </table:table-cell>
          <table:table-cell table:style-name="ce2289" office:value-type="string" calcext:value-type="string">
            <text:p>W</text:p>
          </table:table-cell>
          <table:table-cell table:number-columns-repeated="1000"/>
        </table:table-row>
        <table:table-row table:style-name="ro3">
          <table:table-cell table:style-name="ce9"/>
          <table:table-cell table:style-name="ce33"/>
          <table:table-cell table:style-name="ce51"/>
          <table:table-cell table:style-name="ce63" table:number-columns-repeated="2"/>
          <table:table-cell table:style-name="ce51"/>
          <table:table-cell table:style-name="ce103" office:value-type="float" office:value="0" calcext:value-type="float">
            <text:p>0</text:p>
          </table:table-cell>
          <table:table-cell table:style-name="ce2289"/>
          <table:table-cell table:style-name="ce120"/>
          <table:table-cell table:style-name="ce4060"/>
          <table:table-cell table:style-name="ce4075"/>
          <table:table-cell table:style-name="ce2367" table:number-columns-repeated="2"/>
          <table:table-cell table:style-name="ce4075"/>
          <table:table-cell table:style-name="ce4213" office:value-type="float" office:value="0" calcext:value-type="float">
            <text:p>0</text:p>
          </table:table-cell>
          <table:table-cell table:style-name="ce2289"/>
          <table:table-cell table:style-name="ce120"/>
          <table:table-cell table:style-name="ce4060"/>
          <table:table-cell table:style-name="ce4075"/>
          <table:table-cell table:style-name="ce2367" table:number-columns-repeated="2"/>
          <table:table-cell table:style-name="ce4075"/>
          <table:table-cell table:style-name="ce4213" office:value-type="float" office:value="0" calcext:value-type="float">
            <text:p>0</text:p>
          </table:table-cell>
          <table:table-cell table:style-name="ce2289"/>
          <table:table-cell table:number-columns-repeated="1000"/>
        </table:table-row>
        <table:table-row table:style-name="ro4">
          <table:table-cell table:style-name="ce4044" office:value-type="string" calcext:value-type="string">
            <text:p>TOTAL <text:s/>PERDIDAS</text:p>
          </table:table-cell>
          <table:table-cell table:style-name="ce4061" table:number-columns-repeated="2"/>
          <table:table-cell table:style-name="ce4085"/>
          <table:table-cell table:style-name="ce4091"/>
          <table:table-cell table:style-name="ce4103"/>
          <table:table-cell table:style-name="ce4214" table:formula="of:=SUM([.G10:.G82])" office:value-type="float" office:value="6067.4914539423" calcext:value-type="float">
            <text:p>6.067</text:p>
          </table:table-cell>
          <table:table-cell table:style-name="ce4228" office:value-type="string" calcext:value-type="string">
            <text:p>W</text:p>
          </table:table-cell>
          <table:table-cell table:style-name="ce125"/>
          <table:table-cell table:style-name="ce4061" table:number-columns-repeated="2"/>
          <table:table-cell table:style-name="ce4085"/>
          <table:table-cell table:style-name="ce4091"/>
          <table:table-cell table:style-name="ce4103"/>
          <table:table-cell table:style-name="ce4214" table:formula="of:=SUM([.O10:.O82])" office:value-type="float" office:value="4421.68499743297" calcext:value-type="float">
            <text:p>4.422</text:p>
          </table:table-cell>
          <table:table-cell table:style-name="ce4228" office:value-type="string" calcext:value-type="string">
            <text:p>W</text:p>
          </table:table-cell>
          <table:table-cell table:style-name="ce125"/>
          <table:table-cell table:style-name="ce4061" table:number-columns-repeated="2"/>
          <table:table-cell table:style-name="ce4085"/>
          <table:table-cell table:style-name="ce4091"/>
          <table:table-cell table:style-name="ce4103"/>
          <table:table-cell table:style-name="ce4214" table:formula="of:=SUM([.W10:.W82])" office:value-type="float" office:value="3655.08718506528" calcext:value-type="float">
            <text:p>3.655</text:p>
          </table:table-cell>
          <table:table-cell table:style-name="ce4228" office:value-type="string" calcext:value-type="string">
            <text:p>W</text:p>
          </table:table-cell>
          <table:table-cell table:number-columns-repeated="1000"/>
        </table:table-row>
        <table:table-row table:style-name="ro3">
          <table:table-cell table:style-name="ce4041"/>
          <table:table-cell table:number-columns-repeated="4"/>
          <table:table-cell table:formula="of:=[.F7]" office:value-type="float" office:value="100" calcext:value-type="float">
            <text:p>100</text:p>
          </table:table-cell>
          <table:table-cell table:style-name="ce4215" table:formula="of:=[.G83]/[.F84]" office:value-type="float" office:value="60.674914539423" calcext:value-type="float">
            <text:p>61</text:p>
          </table:table-cell>
          <table:table-cell table:style-name="ce2289" office:value-type="string" calcext:value-type="string">
            <text:p>w/m2</text:p>
          </table:table-cell>
          <table:table-cell table:style-name="ce120"/>
          <table:table-cell table:style-name="ce4047" table:number-columns-repeated="2"/>
          <table:table-cell table:number-columns-repeated="2"/>
          <table:table-cell table:style-name="ce4047" table:formula="of:=[.F84]" office:value-type="float" office:value="100" calcext:value-type="float">
            <text:p>100</text:p>
          </table:table-cell>
          <table:table-cell table:style-name="ce4215" table:formula="of:=[.O83]/[.N84]" office:value-type="float" office:value="44.2168499743297" calcext:value-type="float">
            <text:p>44</text:p>
          </table:table-cell>
          <table:table-cell table:style-name="ce2289" office:value-type="string" calcext:value-type="string">
            <text:p>w/m2</text:p>
          </table:table-cell>
          <table:table-cell table:style-name="ce120"/>
          <table:table-cell table:style-name="ce4047" table:number-columns-repeated="2"/>
          <table:table-cell table:number-columns-repeated="2"/>
          <table:table-cell table:style-name="ce4047" table:formula="of:=[.F84]" office:value-type="float" office:value="100" calcext:value-type="float">
            <text:p>100</text:p>
          </table:table-cell>
          <table:table-cell table:style-name="ce4215" table:formula="of:=[.W83]/[.V84]" office:value-type="float" office:value="36.5508718506528" calcext:value-type="float">
            <text:p>37</text:p>
          </table:table-cell>
          <table:table-cell table:style-name="ce2289" office:value-type="string" calcext:value-type="string">
            <text:p>w/m2</text:p>
          </table:table-cell>
          <table:table-cell table:number-columns-repeated="1000"/>
        </table:table-row>
        <table:table-row table:style-name="ro2">
          <table:table-cell table:number-columns-repeated="7"/>
          <table:table-cell table:style-name="ce2194"/>
          <table:table-cell table:style-name="ce123"/>
          <table:table-cell table:style-name="ce4047" table:number-columns-repeated="2"/>
          <table:table-cell table:number-columns-repeated="2"/>
          <table:table-cell table:style-name="ce4047" table:number-columns-repeated="2"/>
          <table:table-cell table:style-name="ce2194"/>
          <table:table-cell table:style-name="ce123"/>
          <table:table-cell table:style-name="ce4047" table:number-columns-repeated="2"/>
          <table:table-cell table:number-columns-repeated="2"/>
          <table:table-cell table:style-name="ce4047" table:number-columns-repeated="2"/>
          <table:table-cell table:style-name="ce2194"/>
          <table:table-cell table:number-columns-repeated="1000"/>
        </table:table-row>
        <table:table-row table:style-name="ro2">
          <table:table-cell/>
          <table:table-cell table:style-name="ce4062"/>
          <table:table-cell table:style-name="ce4076"/>
          <table:table-cell table:style-name="ce4076" office:value-type="string" calcext:value-type="string">
            <text:p>CUADRO RESUMEN DEMANDA TËRMICA</text:p>
          </table:table-cell>
          <table:table-cell table:style-name="ce4076" table:number-columns-repeated="2"/>
          <table:table-cell/>
          <table:table-cell table:style-name="ce2194"/>
          <table:table-cell table:style-name="ce123"/>
          <table:table-cell table:style-name="ce4062"/>
          <table:table-cell table:style-name="ce4076"/>
          <table:table-cell table:style-name="ce4076" office:value-type="string" calcext:value-type="string">
            <text:p>CUADRO RESUMEN DEMANDA TËRMICA</text:p>
          </table:table-cell>
          <table:table-cell table:style-name="ce4076" table:number-columns-repeated="2"/>
          <table:table-cell table:style-name="ce4047"/>
          <table:table-cell table:style-name="ce2194"/>
          <table:table-cell table:style-name="ce123"/>
          <table:table-cell table:style-name="ce4062"/>
          <table:table-cell table:style-name="ce4076"/>
          <table:table-cell table:style-name="ce4076" office:value-type="string" calcext:value-type="string">
            <text:p>CUADRO RESUMEN DEMANDA TËRMICA</text:p>
          </table:table-cell>
          <table:table-cell table:style-name="ce4076" table:number-columns-repeated="2"/>
          <table:table-cell table:style-name="ce4047"/>
          <table:table-cell table:style-name="ce2194"/>
          <table:table-cell table:number-columns-repeated="1000"/>
        </table:table-row>
        <table:table-row table:style-name="ro2">
          <table:table-cell/>
          <table:table-cell table:style-name="ce3139"/>
          <table:table-cell table:style-name="ce4063" office:value-type="string" calcext:value-type="string">
            <text:p>m2</text:p>
          </table:table-cell>
          <table:table-cell table:style-name="ce4063" office:value-type="string" calcext:value-type="string">
            <text:p>Ut</text:p>
          </table:table-cell>
          <table:table-cell table:style-name="ce4063" office:value-type="string" calcext:value-type="string">
            <text:p>At</text:p>
          </table:table-cell>
          <table:table-cell table:style-name="ce4063" office:value-type="string" calcext:value-type="string">
            <text:p>Perdidas</text:p>
          </table:table-cell>
          <table:table-cell/>
          <table:table-cell table:style-name="ce2194"/>
          <table:table-cell table:style-name="ce123"/>
          <table:table-cell table:style-name="ce3139"/>
          <table:table-cell table:style-name="ce4063" office:value-type="string" calcext:value-type="string">
            <text:p>m2</text:p>
          </table:table-cell>
          <table:table-cell table:style-name="ce4063" office:value-type="string" calcext:value-type="string">
            <text:p>Ut</text:p>
          </table:table-cell>
          <table:table-cell table:style-name="ce4063" office:value-type="string" calcext:value-type="string">
            <text:p>At</text:p>
          </table:table-cell>
          <table:table-cell table:style-name="ce4063" office:value-type="string" calcext:value-type="string">
            <text:p>Perdidas</text:p>
          </table:table-cell>
          <table:table-cell table:style-name="ce4047"/>
          <table:table-cell table:style-name="ce2194"/>
          <table:table-cell table:style-name="ce123"/>
          <table:table-cell table:style-name="ce3139"/>
          <table:table-cell table:style-name="ce4063" office:value-type="string" calcext:value-type="string">
            <text:p>m2</text:p>
          </table:table-cell>
          <table:table-cell table:style-name="ce4063" office:value-type="string" calcext:value-type="string">
            <text:p>Ut</text:p>
          </table:table-cell>
          <table:table-cell table:style-name="ce4063" office:value-type="string" calcext:value-type="string">
            <text:p>At</text:p>
          </table:table-cell>
          <table:table-cell table:style-name="ce4063" office:value-type="string" calcext:value-type="string">
            <text:p>Perdidas</text:p>
          </table:table-cell>
          <table:table-cell table:style-name="ce4047"/>
          <table:table-cell table:style-name="ce2194"/>
          <table:table-cell table:number-columns-repeated="1000"/>
        </table:table-row>
        <table:table-row table:style-name="ro2">
          <table:table-cell/>
          <table:table-cell table:style-name="ce4063" office:value-type="string" calcext:value-type="string">
            <text:p>Suelo</text:p>
          </table:table-cell>
          <table:table-cell table:style-name="ce3139" table:formula="of:=[.F11]" office:value-type="float" office:value="100" calcext:value-type="float">
            <text:p>100</text:p>
          </table:table-cell>
          <table:table-cell table:style-name="ce4086" table:formula="of:=[.C18]" office:value-type="float" office:value="0.59960794864896" calcext:value-type="float">
            <text:p>0,60</text:p>
          </table:table-cell>
          <table:table-cell table:style-name="ce3139" table:formula="of:=[.C8]-[.E8]" office:value-type="float" office:value="28" calcext:value-type="float">
            <text:p>28</text:p>
          </table:table-cell>
          <table:table-cell table:style-name="ce4104" table:formula="of:=[.G11]" office:value-type="float" office:value="539.647153784064" calcext:value-type="float">
            <text:p>540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Suelo</text:p>
          </table:table-cell>
          <table:table-cell table:style-name="ce3139" table:formula="of:=[.N11]" office:value-type="float" office:value="100" calcext:value-type="float">
            <text:p>100</text:p>
          </table:table-cell>
          <table:table-cell table:style-name="ce4086" table:formula="of:=[.K18]" office:value-type="float" office:value="0.342729090230024" calcext:value-type="float">
            <text:p>0,34</text:p>
          </table:table-cell>
          <table:table-cell table:style-name="ce3139" table:formula="of:=[.K8]-[.M8]" office:value-type="float" office:value="28" calcext:value-type="float">
            <text:p>28</text:p>
          </table:table-cell>
          <table:table-cell table:style-name="ce4104" table:formula="of:=[.O11]" office:value-type="float" office:value="308.456181207022" calcext:value-type="float">
            <text:p>308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Suelo</text:p>
          </table:table-cell>
          <table:table-cell table:style-name="ce3139" table:formula="of:=[.V11]" office:value-type="float" office:value="100" calcext:value-type="float">
            <text:p>100</text:p>
          </table:table-cell>
          <table:table-cell table:style-name="ce4086" table:formula="of:=[.S18]" office:value-type="float" office:value="0.239937247181506" calcext:value-type="float">
            <text:p>0,24</text:p>
          </table:table-cell>
          <table:table-cell table:style-name="ce3139" table:formula="of:=[.S8]-[.U8]" office:value-type="float" office:value="28" calcext:value-type="float">
            <text:p>28</text:p>
          </table:table-cell>
          <table:table-cell table:style-name="ce4104" table:formula="of:=[.W11]" office:value-type="float" office:value="215.943522463355" calcext:value-type="float">
            <text:p>216</text:p>
          </table:table-cell>
          <table:table-cell table:style-name="ce2216"/>
          <table:table-cell table:style-name="ce2194"/>
          <table:table-cell table:number-columns-repeated="1000"/>
        </table:table-row>
        <table:table-row table:style-name="ro2">
          <table:table-cell/>
          <table:table-cell table:style-name="ce4063" office:value-type="string" calcext:value-type="string">
            <text:p>Forjado</text:p>
          </table:table-cell>
          <table:table-cell table:style-name="ce3139" table:formula="of:=[.F24]" office:value-type="float" office:value="0" calcext:value-type="float">
            <text:p>0</text:p>
          </table:table-cell>
          <table:table-cell table:style-name="ce4086" table:formula="of:=[.C31]" office:value-type="float" office:value="0.533734774873409" calcext:value-type="float">
            <text:p>0,53</text:p>
          </table:table-cell>
          <table:table-cell table:style-name="ce3139" table:formula="of:=[.E88]" office:value-type="float" office:value="28" calcext:value-type="float">
            <text:p>28</text:p>
          </table:table-cell>
          <table:table-cell table:style-name="ce4104" table:formula="of:=[.G24]" office:value-type="float" office:value="0" calcext:value-type="float">
            <text:p>0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Forjado</text:p>
          </table:table-cell>
          <table:table-cell table:style-name="ce3139" table:formula="of:=[.N24]" office:value-type="float" office:value="0" calcext:value-type="float">
            <text:p>0</text:p>
          </table:table-cell>
          <table:table-cell table:style-name="ce4086" table:formula="of:=[.K31]" office:value-type="float" office:value="0.32014447545559" calcext:value-type="float">
            <text:p>0,32</text:p>
          </table:table-cell>
          <table:table-cell table:style-name="ce3139" table:formula="of:=[.M88]" office:value-type="float" office:value="28" calcext:value-type="float">
            <text:p>28</text:p>
          </table:table-cell>
          <table:table-cell table:style-name="ce4104" table:formula="of:=[.O24]" office:value-type="float" office:value="0" calcext:value-type="float">
            <text:p>0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Forjado</text:p>
          </table:table-cell>
          <table:table-cell table:style-name="ce3139" table:formula="of:=[.V24]" office:value-type="float" office:value="0" calcext:value-type="float">
            <text:p>0</text:p>
          </table:table-cell>
          <table:table-cell table:style-name="ce4086" table:formula="of:=[.S31]" office:value-type="float" office:value="0.228645131031248" calcext:value-type="float">
            <text:p>0,23</text:p>
          </table:table-cell>
          <table:table-cell table:style-name="ce3139" table:formula="of:=[.U88]" office:value-type="float" office:value="28" calcext:value-type="float">
            <text:p>28</text:p>
          </table:table-cell>
          <table:table-cell table:style-name="ce4104" table:formula="of:=[.W24]" office:value-type="float" office:value="0" calcext:value-type="float">
            <text:p>0</text:p>
          </table:table-cell>
          <table:table-cell table:style-name="ce2216"/>
          <table:table-cell table:style-name="ce2194"/>
          <table:table-cell table:number-columns-repeated="1000"/>
        </table:table-row>
        <table:table-row table:style-name="ro2">
          <table:table-cell/>
          <table:table-cell table:style-name="ce4063" office:value-type="string" calcext:value-type="string">
            <text:p>Fachada</text:p>
          </table:table-cell>
          <table:table-cell table:style-name="ce4077" table:formula="of:=[.F34]" office:value-type="float" office:value="200" calcext:value-type="float">
            <text:p>200</text:p>
          </table:table-cell>
          <table:table-cell table:style-name="ce4086" table:formula="of:=[.C42]" office:value-type="float" office:value="0.332422529181409" calcext:value-type="float">
            <text:p>0,33</text:p>
          </table:table-cell>
          <table:table-cell table:style-name="ce3139" table:formula="of:=[.E89]" office:value-type="float" office:value="28" calcext:value-type="float">
            <text:p>28</text:p>
          </table:table-cell>
          <table:table-cell table:style-name="ce4104" table:formula="of:=[.G34]" office:value-type="float" office:value="1861.56616341589" calcext:value-type="float">
            <text:p>1.862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Fachada</text:p>
          </table:table-cell>
          <table:table-cell table:style-name="ce4077" table:formula="of:=[.N34]" office:value-type="float" office:value="200" calcext:value-type="float">
            <text:p>200</text:p>
          </table:table-cell>
          <table:table-cell table:style-name="ce4086" table:formula="of:=[.K42]" office:value-type="float" office:value="0.234839926345659" calcext:value-type="float">
            <text:p>0,23</text:p>
          </table:table-cell>
          <table:table-cell table:style-name="ce3139" table:formula="of:=[.M89]" office:value-type="float" office:value="28" calcext:value-type="float">
            <text:p>28</text:p>
          </table:table-cell>
          <table:table-cell table:style-name="ce4104" table:formula="of:=[.O34]" office:value-type="float" office:value="1315.10358753569" calcext:value-type="float">
            <text:p>1.315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Fachada</text:p>
          </table:table-cell>
          <table:table-cell table:style-name="ce4077" table:formula="of:=[.V34]" office:value-type="float" office:value="200" calcext:value-type="float">
            <text:p>200</text:p>
          </table:table-cell>
          <table:table-cell table:style-name="ce4086" table:formula="of:=[.S42]" office:value-type="float" office:value="0.181546861783698" calcext:value-type="float">
            <text:p>0,18</text:p>
          </table:table-cell>
          <table:table-cell table:style-name="ce3139" table:formula="of:=[.U89]" office:value-type="float" office:value="28" calcext:value-type="float">
            <text:p>28</text:p>
          </table:table-cell>
          <table:table-cell table:style-name="ce4104" table:formula="of:=[.W34]" office:value-type="float" office:value="1016.66242598871" calcext:value-type="float">
            <text:p>1.017</text:p>
          </table:table-cell>
          <table:table-cell table:style-name="ce2216"/>
          <table:table-cell table:style-name="ce2194"/>
          <table:table-cell table:number-columns-repeated="1000"/>
        </table:table-row>
        <table:table-row table:style-name="ro2">
          <table:table-cell/>
          <table:table-cell table:style-name="ce4063" office:value-type="string" calcext:value-type="string">
            <text:p>Fachada Sot</text:p>
          </table:table-cell>
          <table:table-cell table:style-name="ce4077" table:formula="of:=[.F45]" office:value-type="float" office:value="0" calcext:value-type="float">
            <text:p>0</text:p>
          </table:table-cell>
          <table:table-cell table:style-name="ce4086" table:formula="of:=[.C53]" office:value-type="float" office:value="0.34929413476932" calcext:value-type="float">
            <text:p>0,35</text:p>
          </table:table-cell>
          <table:table-cell table:style-name="ce3139" table:formula="of:=[.E90]" office:value-type="float" office:value="28" calcext:value-type="float">
            <text:p>28</text:p>
          </table:table-cell>
          <table:table-cell table:style-name="ce4104" table:formula="of:=[.G45]" office:value-type="float" office:value="0" calcext:value-type="float">
            <text:p>0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Fachada Sot</text:p>
          </table:table-cell>
          <table:table-cell table:style-name="ce4077" table:formula="of:=[.N45]" office:value-type="float" office:value="0" calcext:value-type="float">
            <text:p>0</text:p>
          </table:table-cell>
          <table:table-cell table:style-name="ce4086" table:formula="of:=[.K53]" office:value-type="float" office:value="0.243136460338365" calcext:value-type="float">
            <text:p>0,24</text:p>
          </table:table-cell>
          <table:table-cell table:style-name="ce3139" table:formula="of:=[.M90]" office:value-type="float" office:value="28" calcext:value-type="float">
            <text:p>28</text:p>
          </table:table-cell>
          <table:table-cell table:style-name="ce4104" table:formula="of:=[.O45]" office:value-type="float" office:value="0" calcext:value-type="float">
            <text:p>0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Fachada Sot</text:p>
          </table:table-cell>
          <table:table-cell table:style-name="ce4077" table:formula="of:=[.V45]" office:value-type="float" office:value="0" calcext:value-type="float">
            <text:p>0</text:p>
          </table:table-cell>
          <table:table-cell table:style-name="ce4086" table:formula="of:=[.S53]" office:value-type="float" office:value="0.186465698080957" calcext:value-type="float">
            <text:p>0,19</text:p>
          </table:table-cell>
          <table:table-cell table:style-name="ce3139" table:formula="of:=[.U90]" office:value-type="float" office:value="28" calcext:value-type="float">
            <text:p>28</text:p>
          </table:table-cell>
          <table:table-cell table:style-name="ce4104" table:formula="of:=[.W45]" office:value-type="float" office:value="0" calcext:value-type="float">
            <text:p>0</text:p>
          </table:table-cell>
          <table:table-cell table:style-name="ce2216"/>
          <table:table-cell table:style-name="ce2194"/>
          <table:table-cell table:number-columns-repeated="1000"/>
        </table:table-row>
        <table:table-row table:style-name="ro2">
          <table:table-cell/>
          <table:table-cell table:style-name="ce4063" office:value-type="string" calcext:value-type="string">
            <text:p>Cubierta</text:p>
          </table:table-cell>
          <table:table-cell table:style-name="ce4077" table:formula="of:=[.F68]" office:value-type="float" office:value="130" calcext:value-type="float">
            <text:p>130</text:p>
          </table:table-cell>
          <table:table-cell table:style-name="ce4086" table:formula="of:=[.C75]" office:value-type="float" office:value="0.582030422094332" calcext:value-type="float">
            <text:p>0,58</text:p>
          </table:table-cell>
          <table:table-cell table:style-name="ce3139" table:formula="of:=[.E91]" office:value-type="float" office:value="28" calcext:value-type="float">
            <text:p>28</text:p>
          </table:table-cell>
          <table:table-cell table:style-name="ce4104" table:formula="of:=[.G68]" office:value-type="float" office:value="2118.59073642337" calcext:value-type="float">
            <text:p>2.119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Cubierta</text:p>
          </table:table-cell>
          <table:table-cell table:style-name="ce4077" table:formula="of:=[.N68]" office:value-type="float" office:value="130" calcext:value-type="float">
            <text:p>130</text:p>
          </table:table-cell>
          <table:table-cell table:style-name="ce4086" table:formula="of:=[.K75]" office:value-type="float" office:value="0.343526875926175" calcext:value-type="float">
            <text:p>0,34</text:p>
          </table:table-cell>
          <table:table-cell table:style-name="ce3139" table:formula="of:=[.M91]" office:value-type="float" office:value="28" calcext:value-type="float">
            <text:p>28</text:p>
          </table:table-cell>
          <table:table-cell table:style-name="ce4104" table:formula="of:=[.O68]" office:value-type="float" office:value="1250.43782837128" calcext:value-type="float">
            <text:p>1.250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Cubierta</text:p>
          </table:table-cell>
          <table:table-cell table:style-name="ce4077" table:formula="of:=[.V68]" office:value-type="float" office:value="130" calcext:value-type="float">
            <text:p>130</text:p>
          </table:table-cell>
          <table:table-cell table:style-name="ce4086" table:formula="of:=[.S75]" office:value-type="float" office:value="0.240327977003911" calcext:value-type="float">
            <text:p>0,24</text:p>
          </table:table-cell>
          <table:table-cell table:style-name="ce3139" table:formula="of:=[.U91]" office:value-type="float" office:value="28" calcext:value-type="float">
            <text:p>28</text:p>
          </table:table-cell>
          <table:table-cell table:style-name="ce4104" table:formula="of:=[.W68]" office:value-type="float" office:value="874.793836294236" calcext:value-type="float">
            <text:p>875</text:p>
          </table:table-cell>
          <table:table-cell table:style-name="ce2216"/>
          <table:table-cell table:style-name="ce2194"/>
          <table:table-cell table:number-columns-repeated="1000"/>
        </table:table-row>
        <table:table-row table:style-name="ro2">
          <table:table-cell/>
          <table:table-cell table:style-name="ce4063" office:value-type="string" calcext:value-type="string">
            <text:p>Ventanas</text:p>
          </table:table-cell>
          <table:table-cell table:style-name="ce4077" table:formula="of:=[.F56]" office:value-type="float" office:value="25" calcext:value-type="float">
            <text:p>25</text:p>
          </table:table-cell>
          <table:table-cell table:style-name="ce4086" table:formula="of:=[.C59]" office:value-type="float" office:value="1.2987012987013" calcext:value-type="float">
            <text:p>1,30</text:p>
          </table:table-cell>
          <table:table-cell table:style-name="ce3139" table:formula="of:=[.E92]" office:value-type="float" office:value="28" calcext:value-type="float">
            <text:p>28</text:p>
          </table:table-cell>
          <table:table-cell table:style-name="ce4104" table:formula="of:=[.G56]" office:value-type="float" office:value="909.09090909091" calcext:value-type="float">
            <text:p>909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Ventanas</text:p>
          </table:table-cell>
          <table:table-cell table:style-name="ce4077" table:formula="of:=[.N56]" office:value-type="float" office:value="25" calcext:value-type="float">
            <text:p>25</text:p>
          </table:table-cell>
          <table:table-cell table:style-name="ce4086" table:formula="of:=[.K59]" office:value-type="float" office:value="1.2987012987013" calcext:value-type="float">
            <text:p>1,30</text:p>
          </table:table-cell>
          <table:table-cell table:style-name="ce3139" table:formula="of:=[.M92]" office:value-type="float" office:value="28" calcext:value-type="float">
            <text:p>28</text:p>
          </table:table-cell>
          <table:table-cell table:style-name="ce4104" table:formula="of:=[.O56]" office:value-type="float" office:value="909.09090909091" calcext:value-type="float">
            <text:p>909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Ventanas</text:p>
          </table:table-cell>
          <table:table-cell table:style-name="ce4077" table:formula="of:=[.V56]" office:value-type="float" office:value="25" calcext:value-type="float">
            <text:p>25</text:p>
          </table:table-cell>
          <table:table-cell table:style-name="ce4086" table:formula="of:=[.S59]" office:value-type="float" office:value="1.2987012987013" calcext:value-type="float">
            <text:p>1,30</text:p>
          </table:table-cell>
          <table:table-cell table:style-name="ce3139" table:formula="of:=[.U92]" office:value-type="float" office:value="28" calcext:value-type="float">
            <text:p>28</text:p>
          </table:table-cell>
          <table:table-cell table:style-name="ce4104" table:formula="of:=[.W56]" office:value-type="float" office:value="909.09090909091" calcext:value-type="float">
            <text:p>909</text:p>
          </table:table-cell>
          <table:table-cell table:style-name="ce2216"/>
          <table:table-cell table:style-name="ce2194"/>
          <table:table-cell table:number-columns-repeated="1000"/>
        </table:table-row>
        <table:table-row table:style-name="ro2">
          <table:table-cell/>
          <table:table-cell table:style-name="ce4063" office:value-type="string" calcext:value-type="string">
            <text:p>Puertas</text:p>
          </table:table-cell>
          <table:table-cell table:style-name="ce3139" table:formula="of:=[.F62]" office:value-type="float" office:value="4" calcext:value-type="float">
            <text:p>4</text:p>
          </table:table-cell>
          <table:table-cell table:style-name="ce4086" table:formula="of:=[.C65]" office:value-type="float" office:value="1.75438596491228" calcext:value-type="float">
            <text:p>1,75</text:p>
          </table:table-cell>
          <table:table-cell table:style-name="ce3139" table:formula="of:=[.E93]" office:value-type="float" office:value="28" calcext:value-type="float">
            <text:p>28</text:p>
          </table:table-cell>
          <table:table-cell table:style-name="ce4104" table:formula="of:=[.G62]" office:value-type="float" office:value="196.491228070175" calcext:value-type="float">
            <text:p>196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Puertas</text:p>
          </table:table-cell>
          <table:table-cell table:style-name="ce3139" table:formula="of:=[.N62]" office:value-type="float" office:value="4" calcext:value-type="float">
            <text:p>4</text:p>
          </table:table-cell>
          <table:table-cell table:style-name="ce4086" table:formula="of:=[.K65]" office:value-type="float" office:value="1.75438596491228" calcext:value-type="float">
            <text:p>1,75</text:p>
          </table:table-cell>
          <table:table-cell table:style-name="ce3139" table:formula="of:=[.M93]" office:value-type="float" office:value="28" calcext:value-type="float">
            <text:p>28</text:p>
          </table:table-cell>
          <table:table-cell table:style-name="ce4104" table:formula="of:=[.O62]" office:value-type="float" office:value="196.491228070175" calcext:value-type="float">
            <text:p>196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Puertas</text:p>
          </table:table-cell>
          <table:table-cell table:style-name="ce3139" table:formula="of:=[.V62]" office:value-type="float" office:value="4" calcext:value-type="float">
            <text:p>4</text:p>
          </table:table-cell>
          <table:table-cell table:style-name="ce4086" table:formula="of:=[.S65]" office:value-type="float" office:value="1.75438596491228" calcext:value-type="float">
            <text:p>1,75</text:p>
          </table:table-cell>
          <table:table-cell table:style-name="ce3139" table:formula="of:=[.U93]" office:value-type="float" office:value="28" calcext:value-type="float">
            <text:p>28</text:p>
          </table:table-cell>
          <table:table-cell table:style-name="ce4104" table:formula="of:=[.W62]" office:value-type="float" office:value="196.491228070175" calcext:value-type="float">
            <text:p>196</text:p>
          </table:table-cell>
          <table:table-cell table:style-name="ce2216"/>
          <table:table-cell table:style-name="ce2194"/>
          <table:table-cell table:number-columns-repeated="1000"/>
        </table:table-row>
        <table:table-row table:style-name="ro2">
          <table:table-cell/>
          <table:table-cell table:style-name="ce4063" office:value-type="string" calcext:value-type="string">
            <text:p>Ventilacion</text:p>
          </table:table-cell>
          <table:table-cell table:style-name="ce3139" table:number-columns-repeated="3"/>
          <table:table-cell table:style-name="ce4104" table:formula="of:=[.G78]" office:value-type="float" office:value="442.105263157895" calcext:value-type="float">
            <text:p>442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Ventilacion</text:p>
          </table:table-cell>
          <table:table-cell table:style-name="ce3139" table:number-columns-repeated="3"/>
          <table:table-cell table:style-name="ce4104" table:formula="of:=[.O78]" office:value-type="float" office:value="442.105263157895" calcext:value-type="float">
            <text:p>442</text:p>
          </table:table-cell>
          <table:table-cell table:style-name="ce2216"/>
          <table:table-cell table:style-name="ce2194"/>
          <table:table-cell table:style-name="ce123"/>
          <table:table-cell table:style-name="ce4063" office:value-type="string" calcext:value-type="string">
            <text:p>Ventilacion</text:p>
          </table:table-cell>
          <table:table-cell table:style-name="ce3139" table:number-columns-repeated="3"/>
          <table:table-cell table:style-name="ce4104" table:formula="of:=[.W78]" office:value-type="float" office:value="442.105263157895" calcext:value-type="float">
            <text:p>442</text:p>
          </table:table-cell>
          <table:table-cell table:style-name="ce2216"/>
          <table:table-cell table:style-name="ce2194"/>
          <table:table-cell table:number-columns-repeated="1000"/>
        </table:table-row>
        <table:table-row table:style-name="ro2">
          <table:table-cell/>
          <table:table-cell table:style-name="ce4063" office:value-type="string" calcext:value-type="string">
            <text:p>Ganancias</text:p>
          </table:table-cell>
          <table:table-cell table:style-name="ce3139" table:number-columns-repeated="3"/>
          <table:table-cell table:style-name="ce4104" table:formula="of:=[.G81]" office:value-type="float" office:value="-0" calcext:value-type="float">
            <text:p>0</text:p>
          </table:table-cell>
          <table:table-cell/>
          <table:table-cell table:style-name="ce2194"/>
          <table:table-cell table:style-name="ce123"/>
          <table:table-cell table:style-name="ce4063" office:value-type="string" calcext:value-type="string">
            <text:p>Ganancias</text:p>
          </table:table-cell>
          <table:table-cell table:style-name="ce3139" table:number-columns-repeated="3"/>
          <table:table-cell table:style-name="ce4104" table:formula="of:=[.O81]" office:value-type="float" office:value="-0" calcext:value-type="float">
            <text:p>0</text:p>
          </table:table-cell>
          <table:table-cell table:style-name="ce4047"/>
          <table:table-cell table:style-name="ce2194"/>
          <table:table-cell table:style-name="ce123"/>
          <table:table-cell table:style-name="ce4063" office:value-type="string" calcext:value-type="string">
            <text:p>Ganancias</text:p>
          </table:table-cell>
          <table:table-cell table:style-name="ce3139" table:number-columns-repeated="3"/>
          <table:table-cell table:style-name="ce4104" table:formula="of:=[.W81]" office:value-type="float" office:value="-0" calcext:value-type="float">
            <text:p>0</text:p>
          </table:table-cell>
          <table:table-cell table:style-name="ce4047"/>
          <table:table-cell table:style-name="ce2194"/>
          <table:table-cell table:number-columns-repeated="1000"/>
        </table:table-row>
        <table:table-row table:style-name="ro2">
          <table:table-cell/>
          <table:table-cell table:style-name="Excel_20_Built-in_20_Normal" table:number-columns-repeated="2"/>
          <table:table-cell/>
          <table:table-cell table:style-name="ce4063" office:value-type="string" calcext:value-type="string">
            <text:p>Total (w)</text:p>
          </table:table-cell>
          <table:table-cell table:style-name="ce4104" table:formula="of:=SUM([.F88:.F96])" office:value-type="float" office:value="6067.4914539423" calcext:value-type="float">
            <text:p>6.067</text:p>
          </table:table-cell>
          <table:table-cell/>
          <table:table-cell table:style-name="ce2194"/>
          <table:table-cell table:style-name="ce123"/>
          <table:table-cell table:number-columns-repeated="3"/>
          <table:table-cell table:style-name="ce4063" office:value-type="string" calcext:value-type="string">
            <text:p>Total (w)</text:p>
          </table:table-cell>
          <table:table-cell table:style-name="ce4104" table:formula="of:=SUM([.N88:.N96])" office:value-type="float" office:value="4421.68499743297" calcext:value-type="float">
            <text:p>4.422</text:p>
          </table:table-cell>
          <table:table-cell table:style-name="ce4047"/>
          <table:table-cell table:style-name="ce2194"/>
          <table:table-cell table:style-name="ce123"/>
          <table:table-cell table:number-columns-repeated="3"/>
          <table:table-cell table:style-name="ce4063" office:value-type="string" calcext:value-type="string">
            <text:p>Total (w)</text:p>
          </table:table-cell>
          <table:table-cell table:style-name="ce4104" table:formula="of:=SUM([.V88:.V96])" office:value-type="float" office:value="3655.08718506528" calcext:value-type="float">
            <text:p>3.655</text:p>
          </table:table-cell>
          <table:table-cell table:style-name="ce4047"/>
          <table:table-cell table:style-name="ce2194"/>
          <table:table-cell table:number-columns-repeated="1000"/>
        </table:table-row>
        <table:table-row table:style-name="ro2">
          <table:table-cell/>
          <table:table-cell table:style-name="Default" table:number-columns-repeated="3"/>
          <table:table-cell table:style-name="ce4092" office:value-type="string" calcext:value-type="string">
            <text:p>w/m2</text:p>
          </table:table-cell>
          <table:table-cell table:style-name="ce4104" table:formula="of:=[.F97]/[.F84]" office:value-type="float" office:value="60.674914539423" calcext:value-type="float">
            <text:p>61</text:p>
          </table:table-cell>
          <table:table-cell/>
          <table:table-cell table:style-name="ce2194"/>
          <table:table-cell table:style-name="ce123"/>
          <table:table-cell table:style-name="Default" table:number-columns-repeated="3"/>
          <table:table-cell table:style-name="ce4092" office:value-type="string" calcext:value-type="string">
            <text:p>w/m2</text:p>
          </table:table-cell>
          <table:table-cell table:style-name="ce4104" table:formula="of:=[.N97]/[.N84]" office:value-type="float" office:value="44.2168499743297" calcext:value-type="float">
            <text:p>44</text:p>
          </table:table-cell>
          <table:table-cell table:style-name="ce4047"/>
          <table:table-cell table:style-name="ce2194"/>
          <table:table-cell table:style-name="ce123"/>
          <table:table-cell table:style-name="Default" table:number-columns-repeated="3"/>
          <table:table-cell table:style-name="ce4092" office:value-type="string" calcext:value-type="string">
            <text:p>w/m2</text:p>
          </table:table-cell>
          <table:table-cell table:style-name="ce4104" table:formula="of:=[.V97]/[.V84]" office:value-type="float" office:value="36.5508718506528" calcext:value-type="float">
            <text:p>37</text:p>
          </table:table-cell>
          <table:table-cell table:style-name="ce4047"/>
          <table:table-cell table:style-name="ce2194"/>
          <table:table-cell table:number-columns-repeated="1000"/>
        </table:table-row>
        <table:table-row table:style-name="ro2">
          <table:table-cell/>
          <table:table-cell table:style-name="Default" table:number-columns-repeated="5"/>
          <table:table-cell/>
          <table:table-cell table:style-name="ce2194"/>
          <table:table-cell table:style-name="ce123"/>
          <table:table-cell table:style-name="Default" table:number-columns-repeated="5"/>
          <table:table-cell table:style-name="ce4047"/>
          <table:table-cell table:style-name="ce2194"/>
          <table:table-cell table:style-name="ce123"/>
          <table:table-cell table:style-name="Default" table:number-columns-repeated="5"/>
          <table:table-cell table:style-name="ce4047"/>
          <table:table-cell table:style-name="ce2194"/>
          <table:table-cell table:number-columns-repeated="1000"/>
        </table:table-row>
        <table:table-row table:style-name="ro2">
          <table:table-cell table:number-columns-repeated="7"/>
          <table:table-cell table:style-name="ce2194"/>
          <table:table-cell table:style-name="ce123"/>
          <table:table-cell table:style-name="ce4047" table:number-columns-repeated="2"/>
          <table:table-cell table:number-columns-repeated="2"/>
          <table:table-cell table:style-name="ce4047" table:number-columns-repeated="2"/>
          <table:table-cell table:style-name="ce2194"/>
          <table:table-cell table:style-name="ce123"/>
          <table:table-cell table:style-name="ce4047" table:number-columns-repeated="2"/>
          <table:table-cell table:number-columns-repeated="2"/>
          <table:table-cell table:style-name="ce4047" table:number-columns-repeated="2"/>
          <table:table-cell table:style-name="ce2194"/>
          <table:table-cell table:number-columns-repeated="1000"/>
        </table:table-row>
        <table:table-row table:style-name="ro2" table:number-rows-repeated="6">
          <table:table-cell table:number-columns-repeated="7"/>
          <table:table-cell table:style-name="ce2194"/>
          <table:table-cell table:style-name="ce123"/>
          <table:table-cell table:number-columns-repeated="6"/>
          <table:table-cell table:style-name="ce2194"/>
          <table:table-cell table:style-name="ce123"/>
          <table:table-cell table:number-columns-repeated="6"/>
          <table:table-cell table:style-name="ce2194"/>
          <table:table-cell table:number-columns-repeated="1000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000" number:language="es" number:country="ES">
      <number:number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number:number-style style:name="N114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€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2" loext:min-decimal-places="2" number:min-integer-digits="1" number:grouping="true"/>
      <number:text> €</number:text>
    </number:number-style>
    <number:number-style style:name="N117P0" style:volatile="true">
      <number:text>$</number:text>
      <number:number number:decimal-places="2" loext:min-decimal-places="2" number:min-integer-digits="1" number:grouping="true"/>
    </number:number-style>
    <number:number-style style:name="N117">
      <number:text>-$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loext:min-decimal-places="0" number:min-integer-digits="1" number:grouping="true"/>
      <number:text> €</number:text>
    </number:number-style>
    <number:number-style style:name="N119P0" style:volatile="true">
      <number:number number:decimal-places="0" loext:min-decimal-places="0" number:min-integer-digits="1" number:grouping="true"/>
      <number:text> €</number:text>
    </number:number-style>
    <number:number-style style:name="N11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8P0" style:volatile="true">
      <number:text>Verdadero</number:text>
    </number:number-style>
    <number:number-style style:name="N128P1" style:volatile="true">
      <number:text>Verdadero</number:text>
    </number:number-style>
    <number:number-style style:name="N128">
      <number:text>Fals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">
      <number:number number:decimal-places="7" loext:min-decimal-places="7" number:min-integer-digits="1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number number:decimal-places="3" loext:min-decimal-places="3" number:min-integer-digits="1"/>
    </number:number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loext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0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">
      <number:number number:decimal-places="9" loext:min-decimal-places="9" number:min-integer-digits="1"/>
    </number:number-style>
    <number:number-style style:name="N152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3P0"/>
    </number:number-style>
    <number:number-style style:name="N154">
      <number:number number:decimal-places="6" loext:min-decimal-places="6" number:min-integer-digits="1"/>
    </number:number-style>
    <number:number-style style:name="N155">
      <number:number number:decimal-places="10" loext:min-decimal-places="10" number:min-integer-digits="1"/>
    </number:number-style>
    <number:number-style style:name="N156">
      <number:number number:decimal-places="1" loext:min-decimal-places="1" number:min-integer-digits="1" number:grouping="true"/>
    </number:number-style>
    <number:number-style style:name="N158P0" style:volatile="true">
      <number:text>Activado</number:text>
    </number:number-style>
    <number:number-style style:name="N158P1" style:volatile="true">
      <number:text>Activado</number:text>
    </number:number-style>
    <number:number-style style:name="N158">
      <number:text>Desactivado</number:text>
      <style:map style:condition="value()&gt;0" style:apply-style-name="N158P0"/>
      <style:map style:condition="value()&lt;0" style:apply-style-name="N158P1"/>
    </number:number-style>
    <number:number-style style:name="N159">
      <number:number number:decimal-places="13" loext:min-decimal-places="13" number:min-integer-digits="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">
      <number:number number:decimal-places="14" loext:min-decimal-places="14" number:min-integer-digits="1"/>
    </number:number-style>
    <number:number-style style:name="N162">
      <number:number number:decimal-places="1" loext:min-decimal-places="1" number:min-integer-digits="1"/>
    </number:number-style>
    <number:number-style style:name="N163">
      <number:number number:decimal-places="8" loext:min-decimal-places="8" number:min-integer-digits="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</number:time-style>
    <number:number-style style:name="N16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9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69P2" style:volatile="true">
      <number:text> $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1P0" style:volatile="true">
      <number:number number:decimal-places="2" loext:min-decimal-places="2" number:min-integer-digits="1" number:grouping="true"/>
    </number:number-style>
    <number:number-style style:name="N17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5P0" style:volatile="true">
      <number:number number:decimal-places="2" loext:min-decimal-places="2" number:min-integer-digits="1" number:grouping="true"/>
      <number:text> € </number:text>
    </number:number-style>
    <number:number-style style:name="N17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5P2" style:volatile="true">
      <number:text>-</number:text>
      <number:number number:decimal-places="0" loext:min-decimal-places="0" number:min-integer-digits="0"/>
      <number:text>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77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3P0"/>
    </number:currency-style>
    <number:number-style style:name="N187P0" style:volatile="true">
      <number:number number:decimal-places="0" loext:min-decimal-places="0" number:min-integer-digits="1" number:grouping="true"/>
      <number:text> € </number:text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87P2" style:volatile="true">
      <number:text> -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number:text>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9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number:text> €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number:text>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2" loext:min-decimal-places="2" number:min-integer-digits="1" number:grouping="true"/>
      <number:text> </number:text>
    </number:number-style>
    <number:number-style style:name="N20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00P2" style:volatile="true">
      <number:text>-</number:text>
      <number:number number:decimal-places="0" loext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$</number:text>
      <number:number number:decimal-places="0" loext:min-decimal-places="0" number:min-integer-digits="1" number:grouping="true"/>
    </number:number-style>
    <number:number-style style:name="N201">
      <number:text>-$</number:text>
      <number:number number:decimal-places="0" loext:min-decimal-places="0" number:min-integer-digits="1" number:grouping="true"/>
      <style:map style:condition="value()&gt;=0" style:apply-style-name="N201P0"/>
    </number:number-style>
    <number:currency-style style:name="N20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number-style style:name="N204P0" style:volatile="true">
      <number:number number:decimal-places="0" loext:min-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loext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5" loext:min-decimal-places="5" number:min-integer-digits="1"/>
    </number:number-style>
    <number:number-style style:name="N208">
      <number:number number:decimal-places="11" loext:min-decimal-places="11" number:min-integer-digits="1"/>
    </number:number-style>
    <number:number-style style:name="N209">
      <number:number number:decimal-places="15" loext:min-decimal-places="15" number:min-integer-digits="1"/>
    </number:number-style>
    <number:number-style style:name="N210">
      <number:number number:decimal-places="12" loext:min-decimal-places="12" number:min-integer-digits="1"/>
    </number:number-style>
    <number:number-style style:name="N211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11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11P0"/>
    </number:number-style>
    <number:time-style style:name="N212">
      <number:minutes number:style="long"/>
      <number:text>:</number:text>
      <number:seconds number:style="long"/>
      <number:text>,</number:text>
    </number:time-style>
    <number:number-style style:name="N21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1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14P2" style:volatile="true">
      <number:text> $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Sí</number:text>
    </number:number-style>
    <number:number-style style:name="N216P1" style:volatile="true">
      <number:text>Sí</number:text>
    </number:number-style>
    <number:number-style style:name="N216">
      <number:text>No</number:text>
      <style:map style:condition="value()&gt;0" style:apply-style-name="N216P0"/>
      <style:map style:condition="value()&lt;0" style:apply-style-name="N216P1"/>
    </number:number-style>
    <number:number-style style:name="N217">
      <number:number number:decimal-places="19" loext:min-decimal-places="19" number:min-integer-digits="1"/>
    </number:number-style>
    <number:number-style style:name="N218">
      <number:number number:decimal-places="20" loext:min-decimal-places="20" number:min-integer-digits="1"/>
    </number:number-style>
    <number:number-style style:name="N219">
      <number:number number:decimal-places="3" loext:min-decimal-places="3" number:min-integer-digits="1" number:grouping="true"/>
    </number:number-style>
    <number:currency-style style:name="N221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21P0"/>
    </number:currency-style>
    <number:number-style style:name="N223P0" style:volatile="true">
      <number:text>S/. </number:text>
      <number:number number:decimal-places="0" loext:min-decimal-places="0" number:min-integer-digits="1" number:grouping="true"/>
    </number:number-style>
    <number:number-style style:name="N223">
      <number:text>S/. -</number:text>
      <number:number number:decimal-places="0" loext:min-decimal-places="0" number:min-integer-digits="1" number:grouping="true"/>
      <style:map style:condition="value()&gt;=0" style:apply-style-name="N223P0"/>
    </number:number-style>
    <number:number-style style:name="N224P0" style:volatile="true">
      <number:text>S/. </number:text>
      <number:number number:decimal-places="0" loext:min-decimal-places="0" number:min-integer-digits="1" number:grouping="true"/>
    </number:number-style>
    <number:number-style style:name="N224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224P0"/>
    </number:number-style>
    <number:number-style style:name="N226P0" style:volatile="true">
      <number:text>S/. </number:text>
      <number:number number:decimal-places="2" loext:min-decimal-places="2" number:min-integer-digits="1" number:grouping="true"/>
    </number:number-style>
    <number:number-style style:name="N226">
      <number:text>S/. -</number:text>
      <number:number number:decimal-places="2" loext:min-decimal-places="2" number:min-integer-digits="1" number:grouping="true"/>
      <style:map style:condition="value()&gt;=0" style:apply-style-name="N226P0"/>
    </number:number-style>
    <number:number-style style:name="N227P0" style:volatile="true">
      <number:text>S/. </number:text>
      <number:number number:decimal-places="2" loext:min-decimal-places="2" number:min-integer-digits="1" number:grouping="true"/>
    </number:number-style>
    <number:number-style style:name="N227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227P0"/>
    </number:number-style>
    <number:number-style style:name="N229P0" style:volatile="true">
      <number:number number:decimal-places="0" loext:min-decimal-places="0" number:min-integer-digits="1" number:grouping="true"/>
      <number:text> </number:text>
    </number:number-style>
    <number:number-style style:name="N2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9P2" style:volatile="true">
      <number:text>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 </number:text>
      <number:number number:decimal-places="0" loext:min-decimal-places="0" number:min-integer-digits="1" number:grouping="true"/>
    </number:number-style>
    <number:number-style style:name="N231">
      <number:text>$ -</number:text>
      <number:number number:decimal-places="0" loext:min-decimal-places="0" number:min-integer-digits="1" number:grouping="true"/>
      <style:map style:condition="value()&gt;=0" style:apply-style-name="N231P0"/>
    </number:number-style>
    <number:number-style style:name="N232P0" style:volatile="true">
      <number:text>$ </number:text>
      <number:number number:decimal-places="0" loext:min-decimal-places="0" number:min-integer-digits="1" number:grouping="true"/>
    </number:number-style>
    <number:number-style style:name="N232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232P0"/>
    </number:number-style>
    <number:number-style style:name="N234P0" style:volatile="true">
      <number:text>$ </number:text>
      <number:number number:decimal-places="2" loext:min-decimal-places="2" number:min-integer-digits="1" number:grouping="true"/>
    </number:number-style>
    <number:number-style style:name="N234">
      <number:text>$ -</number:text>
      <number:number number:decimal-places="2" loext:min-decimal-places="2" number:min-integer-digits="1" number:grouping="true"/>
      <style:map style:condition="value()&gt;=0" style:apply-style-name="N234P0"/>
    </number:number-style>
    <number:number-style style:name="N235P0" style:volatile="true">
      <number:text>$ </number:text>
      <number:number number:decimal-places="2" loext:min-decimal-places="2" number:min-integer-digits="1" number:grouping="true"/>
    </number:number-style>
    <number:number-style style:name="N235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235P0"/>
    </number:number-style>
    <number:percentage-style style:name="N236">
      <number:number number:decimal-places="1" loext:min-decimal-places="1" number:min-integer-digits="1"/>
      <number:text>%</number:text>
    </number:percentage-style>
    <number:number-style style:name="N237P0" style:volatile="true">
      <number:number number:decimal-places="2" loext:min-decimal-places="2" number:min-integer-digits="1"/>
    </number:number-style>
    <number:number-style style:name="N237">
      <style:text-properties fo:color="#ff0000"/>
      <number:text>-</number:text>
      <number:number number:decimal-places="2" loext:min-decimal-places="2" number:min-integer-digits="1"/>
      <style:map style:condition="value()&gt;=0" style:apply-style-name="N237P0"/>
    </number:number-style>
    <number:time-style style:name="N238">
      <number:minutes number:style="long"/>
      <number:text>:</number:text>
      <number:seconds number:style="long" number:decimal-places="1"/>
    </number:time-style>
    <number:number-style style:name="N239">
      <number:number number:decimal-places="4" loext:min-decimal-places="4" number:min-integer-digits="1" number:grouping="true"/>
    </number:number-style>
    <number:number-style style:name="N240">
      <number:number number:decimal-places="5" loext:min-decimal-places="5" number:min-integer-digits="1" number:grouping="true"/>
    </number:number-style>
    <number:number-style style:name="N241">
      <number:number number:decimal-places="6" loext:min-decimal-places="6" number:min-integer-digits="1" number:grouping="true"/>
    </number:number-style>
    <number:currency-style style:name="N244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44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44">
      <number:text>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44P0"/>
      <style:map style:condition="value()&lt;0" style:apply-style-name="N244P1"/>
    </number:currency-style>
    <number:date-style style:name="N245">
      <number:day/>
      <number:text>-</number:text>
      <number:month number:textual="true"/>
      <number:text>-</number:text>
      <number:year number:style="long"/>
    </number:date-style>
    <number:currency-style style:name="N246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248P0" style:volatile="true">
      <number:number number:decimal-places="0" loext:min-decimal-places="0" number:min-integer-digits="1" number:grouping="true"/>
      <number:text> Pta</number:text>
    </number:number-style>
    <number:number-style style:name="N248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248P0"/>
    </number:number-style>
    <number:number-style style:name="N249P0" style:volatile="true">
      <number:number number:decimal-places="1" loext:min-decimal-places="1" number:min-integer-digits="1" number:grouping="true"/>
    </number:number-style>
    <number:number-style style:name="N249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49P0"/>
    </number:number-style>
    <number:percentage-style style:name="N250">
      <number:number number:decimal-places="0" loext:min-decimal-places="0" number:min-integer-digits="1"/>
      <number:text>%</number:text>
    </number:percentage-style>
    <number:percentage-style style:name="N251">
      <number:number number:decimal-places="1" loext:min-decimal-places="1" number:min-integer-digits="1"/>
      <number:text> %</number:text>
    </number:percentag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/>
      <number:text>,</number:text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4" number:language="es" number:country="ES">
      <number:number number:decimal-places="3" loext:min-decimal-places="3" number:min-integer-digits="1"/>
    </number:number-style>
    <number:number-style style:name="N10145" number:language="es" number:country="ES">
      <number:number number:decimal-places="4" loext:min-decimal-places="4" number:min-integer-digits="1"/>
    </number:number-style>
    <number:number-style style:name="N10146" number:language="es" number:country="ES">
      <number:number number:decimal-places="5" loext:min-decimal-places="5" number:min-integer-digits="1"/>
    </number:number-style>
    <number:number-style style:name="N10147" number:language="es" number:country="ES">
      <number:number number:decimal-places="6" loext:min-decimal-places="6" number:min-integer-digits="1"/>
    </number:number-style>
    <number:number-style style:name="N10148" number:language="es" number:country="ES">
      <number:number number:decimal-places="7" loext:min-decimal-places="7" number:min-integer-digits="1"/>
    </number:number-style>
    <number:number-style style:name="N10149" number:language="es" number:country="ES">
      <number:number number:decimal-places="8" loext:min-decimal-places="8" number:min-integer-digits="1"/>
    </number:number-style>
    <number:number-style style:name="N10150" number:language="es" number:country="ES">
      <number:number number:decimal-places="1" loext:min-decimal-places="1" number:min-integer-digits="1"/>
    </number:number-style>
    <number:number-style style:name="N10151" number:language="es" number:country="ES">
      <number:number number:decimal-places="9" loext:min-decimal-places="9" number:min-integer-digits="1"/>
    </number:number-style>
    <number:number-style style:name="N10152" number:language="es" number:country="ES">
      <number:number number:decimal-places="10" loext:min-decimal-places="10" number:min-integer-digits="1"/>
    </number:number-style>
    <number:number-style style:name="N10153" number:language="es" number:country="ES">
      <number:number number:decimal-places="11" loext:min-decimal-places="11" number:min-integer-digits="1"/>
    </number:number-style>
    <number:number-style style:name="N10154" number:language="es" number:country="ES">
      <number:number number:decimal-places="12" loext:min-decimal-places="12" number:min-integer-digits="1"/>
    </number:number-style>
    <number:number-style style:name="N10155" number:language="es" number:country="ES">
      <number:number number:decimal-places="13" loext:min-decimal-places="13" number:min-integer-digits="1"/>
    </number:number-style>
    <number:number-style style:name="N10156" number:language="es" number:country="ES">
      <number:number number:decimal-places="14" loext:min-decimal-places="14" number:min-integer-digits="1"/>
    </number:number-style>
    <number:number-style style:name="N10157" number:language="es" number:country="ES">
      <number:number number:decimal-places="15" loext:min-decimal-places="15" number:min-integer-digits="1"/>
    </number:number-style>
    <number:number-style style:name="N10158" number:language="es" number:country="ES">
      <number:number number:decimal-places="16" loext:min-decimal-places="16" number:min-integer-digits="1"/>
    </number:number-style>
    <number:number-style style:name="N10159" number:language="es" number:country="ES">
      <number:number number:decimal-places="17" loext:min-decimal-places="17" number:min-integer-digits="1"/>
    </number:number-style>
    <number:number-style style:name="N10160" number:language="es" number:country="ES">
      <number:number number:decimal-places="18" loext:min-decimal-places="18" number:min-integer-digits="1"/>
    </number:number-style>
    <number:number-style style:name="N10161" number:language="es" number:country="ES">
      <number:number number:decimal-places="19" loext:min-decimal-places="19" number:min-integer-digits="1"/>
    </number:number-style>
    <number:number-style style:name="N10162" number:language="es" number:country="ES">
      <number:number number:decimal-places="20" loext:min-decimal-places="20" number:min-integer-digits="1"/>
    </number:number-style>
    <number:number-style style:name="N10163" number:language="es" number:country="ES">
      <number:number number:decimal-places="1" loext:min-decimal-places="1" number:min-integer-digits="1" number:grouping="true"/>
    </number:number-style>
    <number:percentage-style style:name="N10164" number:language="es" number:country="ES">
      <number:number number:decimal-places="1" loext:min-decimal-places="1" number:min-integer-digits="1"/>
      <number:text>%</number:text>
    </number:percentage-style>
    <number:time-style style:name="N10165" number:language="es" number:country="ES">
      <number:minutes number:style="long"/>
      <number:text>:</number:text>
      <number:seconds number:style="long" number:decimal-places="1"/>
    </number:time-style>
    <number:percentage-style style:name="N10166" number:language="es" number:country="ES">
      <number:number number:decimal-places="2" loext:min-decimal-places="2" number:min-integer-digits="1"/>
      <number:text>%</number:text>
    </number:percentage-style>
    <number:percentage-style style:name="N10167" number:language="es" number:country="ES">
      <number:number number:decimal-places="0" loext:min-decimal-places="0" number:min-integer-digits="1"/>
      <number:text>%</number:text>
    </number:percentage-style>
    <number:number-style style:name="N10168" number:language="es" number:country="ES">
      <number:fraction number:min-integer-digits="0" number:min-numerator-digits="1" loext:max-numerator-digits="1" number:min-denominator-digits="1" loext:max-denominator-value="9"/>
    </number:number-style>
    <number:percentage-style style:name="N10169" number:language="es" number:country="ES">
      <number:number number:decimal-places="1" loext:min-decimal-places="1" number:min-integer-digits="1"/>
      <number:text> %</number:text>
    </number:percentage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scale-to="6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Caja" style:display-name="PageStyle_Caj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0-06T10:35:02.312919290</dc:date>
    <meta:editing-duration>P75DT42M21S</meta:editing-duration>
    <meta:editing-cycles>1114</meta:editing-cycles>
    <meta:document-statistic meta:table-count="1" meta:cell-count="1058" meta:object-count="0"/>
  </office:meta>
</office:document-meta>
</file>